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.5MHz carrier wave 2" table:style-name="ta1">
        <table:shapes>
          <draw:frame draw:z-index="0" draw:style-name="gr1" draw:text-style-name="P1" svg:width="2562.26pt" svg:height="534.19pt" svg:x="479.28pt" svg:y="0pt">
            <draw:object draw:notify-on-update-of-ranges="'1.5MHz carrier wave 2'.A9:'1.5MHz carrier wave 2'.A500 '1.5MHz carrier wave 2'.B8:'1.5MHz carrier wave 2'.B8 '1.5MHz carrier wave 2'.B9:'1.5MHz carrier wave 2'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igilent WaveForms Logic Analyzer 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vice Name: Discovery2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erial Number: SN:210321AA1E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ate Time: 2020-05-19 16:47:40.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 rate: 1e+08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amples: 40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4011508" calcext:value-type="float">
            <text:p>0.04011508</text:p>
          </table:table-cell>
          <table:table-cell office:value-type="float" office:value="258" calcext:value-type="float">
            <text:p>258</text:p>
          </table:table-cell>
          <table:table-cell table:formula="of:=SUM(COUNTIF([.B9:.B2000];[.B9:.B2000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04011509" calcext:value-type="float">
            <text:p>0.0401150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51" calcext:value-type="float">
            <text:p>0.0401151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1511" calcext:value-type="float">
            <text:p>0.0401151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1512" calcext:value-type="float">
            <text:p>0.0401151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1513" calcext:value-type="float">
            <text:p>0.0401151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1514" calcext:value-type="float">
            <text:p>0.040115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1515" calcext:value-type="float">
            <text:p>0.040115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516" calcext:value-type="float">
            <text:p>0.0401151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517" calcext:value-type="float">
            <text:p>0.040115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518" calcext:value-type="float">
            <text:p>0.040115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519" calcext:value-type="float">
            <text:p>0.040115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52" calcext:value-type="float">
            <text:p>0.0401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521" calcext:value-type="float">
            <text:p>0.040115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522" calcext:value-type="float">
            <text:p>0.040115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523" calcext:value-type="float">
            <text:p>0.040115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524" calcext:value-type="float">
            <text:p>0.0401152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525" calcext:value-type="float">
            <text:p>0.040115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1526" calcext:value-type="float">
            <text:p>0.0401152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527" calcext:value-type="float">
            <text:p>0.0401152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1528" calcext:value-type="float">
            <text:p>0.0401152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1529" calcext:value-type="float">
            <text:p>0.0401152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153" calcext:value-type="float">
            <text:p>0.040115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531" calcext:value-type="float">
            <text:p>0.0401153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1532" calcext:value-type="float">
            <text:p>0.0401153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1533" calcext:value-type="float">
            <text:p>0.0401153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1534" calcext:value-type="float">
            <text:p>0.0401153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1535" calcext:value-type="float">
            <text:p>0.0401153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1536" calcext:value-type="float">
            <text:p>0.0401153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537" calcext:value-type="float">
            <text:p>0.0401153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538" calcext:value-type="float">
            <text:p>0.0401153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1539" calcext:value-type="float">
            <text:p>0.0401153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154" calcext:value-type="float">
            <text:p>0.040115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1541" calcext:value-type="float">
            <text:p>0.0401154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1542" calcext:value-type="float">
            <text:p>0.0401154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543" calcext:value-type="float">
            <text:p>0.0401154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1544" calcext:value-type="float">
            <text:p>0.0401154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1545" calcext:value-type="float">
            <text:p>0.0401154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546" calcext:value-type="float">
            <text:p>0.0401154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1547" calcext:value-type="float">
            <text:p>0.0401154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1548" calcext:value-type="float">
            <text:p>0.0401154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549" calcext:value-type="float">
            <text:p>0.0401154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155" calcext:value-type="float">
            <text:p>0.0401155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1551" calcext:value-type="float">
            <text:p>0.0401155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1552" calcext:value-type="float">
            <text:p>0.0401155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553" calcext:value-type="float">
            <text:p>0.0401155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554" calcext:value-type="float">
            <text:p>0.0401155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555" calcext:value-type="float">
            <text:p>0.0401155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556" calcext:value-type="float">
            <text:p>0.0401155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1557" calcext:value-type="float">
            <text:p>0.0401155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558" calcext:value-type="float">
            <text:p>0.0401155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1559" calcext:value-type="float">
            <text:p>0.0401155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156" calcext:value-type="float">
            <text:p>0.040115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1561" calcext:value-type="float">
            <text:p>0.0401156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1562" calcext:value-type="float">
            <text:p>0.0401156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563" calcext:value-type="float">
            <text:p>0.0401156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1564" calcext:value-type="float">
            <text:p>0.0401156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565" calcext:value-type="float">
            <text:p>0.0401156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566" calcext:value-type="float">
            <text:p>0.0401156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1567" calcext:value-type="float">
            <text:p>0.0401156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568" calcext:value-type="float">
            <text:p>0.0401156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1569" calcext:value-type="float">
            <text:p>0.0401156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157" calcext:value-type="float">
            <text:p>0.0401157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571" calcext:value-type="float">
            <text:p>0.0401157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572" calcext:value-type="float">
            <text:p>0.0401157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573" calcext:value-type="float">
            <text:p>0.0401157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574" calcext:value-type="float">
            <text:p>0.0401157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575" calcext:value-type="float">
            <text:p>0.0401157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576" calcext:value-type="float">
            <text:p>0.0401157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1577" calcext:value-type="float">
            <text:p>0.0401157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578" calcext:value-type="float">
            <text:p>0.0401157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579" calcext:value-type="float">
            <text:p>0.04011579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158" calcext:value-type="float">
            <text:p>0.040115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1581" calcext:value-type="float">
            <text:p>0.0401158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582" calcext:value-type="float">
            <text:p>0.0401158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1583" calcext:value-type="float">
            <text:p>0.0401158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584" calcext:value-type="float">
            <text:p>0.0401158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85" calcext:value-type="float">
            <text:p>0.0401158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586" calcext:value-type="float">
            <text:p>0.0401158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1587" calcext:value-type="float">
            <text:p>0.0401158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588" calcext:value-type="float">
            <text:p>0.0401158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1589" calcext:value-type="float">
            <text:p>0.0401158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59" calcext:value-type="float">
            <text:p>0.0401159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591" calcext:value-type="float">
            <text:p>0.0401159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592" calcext:value-type="float">
            <text:p>0.0401159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593" calcext:value-type="float">
            <text:p>0.0401159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594" calcext:value-type="float">
            <text:p>0.0401159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1595" calcext:value-type="float">
            <text:p>0.0401159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596" calcext:value-type="float">
            <text:p>0.0401159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1597" calcext:value-type="float">
            <text:p>0.0401159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598" calcext:value-type="float">
            <text:p>0.0401159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599" calcext:value-type="float">
            <text:p>0.0401159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16" calcext:value-type="float">
            <text:p>0.04011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601" calcext:value-type="float">
            <text:p>0.0401160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1602" calcext:value-type="float">
            <text:p>0.0401160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1603" calcext:value-type="float">
            <text:p>0.0401160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1604" calcext:value-type="float">
            <text:p>0.0401160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1605" calcext:value-type="float">
            <text:p>0.0401160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1606" calcext:value-type="float">
            <text:p>0.0401160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607" calcext:value-type="float">
            <text:p>0.0401160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1608" calcext:value-type="float">
            <text:p>0.0401160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1609" calcext:value-type="float">
            <text:p>0.0401160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161" calcext:value-type="float">
            <text:p>0.0401161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611" calcext:value-type="float">
            <text:p>0.0401161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1612" calcext:value-type="float">
            <text:p>0.0401161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1613" calcext:value-type="float">
            <text:p>0.0401161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614" calcext:value-type="float">
            <text:p>0.0401161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1615" calcext:value-type="float">
            <text:p>0.0401161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1616" calcext:value-type="float">
            <text:p>0.0401161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617" calcext:value-type="float">
            <text:p>0.0401161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1618" calcext:value-type="float">
            <text:p>0.0401161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1619" calcext:value-type="float">
            <text:p>0.0401161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162" calcext:value-type="float">
            <text:p>0.040116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1621" calcext:value-type="float">
            <text:p>0.0401162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1622" calcext:value-type="float">
            <text:p>0.0401162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623" calcext:value-type="float">
            <text:p>0.0401162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624" calcext:value-type="float">
            <text:p>0.0401162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625" calcext:value-type="float">
            <text:p>0.0401162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1626" calcext:value-type="float">
            <text:p>0.0401162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1627" calcext:value-type="float">
            <text:p>0.0401162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1628" calcext:value-type="float">
            <text:p>0.0401162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629" calcext:value-type="float">
            <text:p>0.0401162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163" calcext:value-type="float">
            <text:p>0.0401163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1631" calcext:value-type="float">
            <text:p>0.0401163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1632" calcext:value-type="float">
            <text:p>0.0401163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1633" calcext:value-type="float">
            <text:p>0.0401163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634" calcext:value-type="float">
            <text:p>0.0401163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1635" calcext:value-type="float">
            <text:p>0.0401163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636" calcext:value-type="float">
            <text:p>0.0401163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1637" calcext:value-type="float">
            <text:p>0.0401163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638" calcext:value-type="float">
            <text:p>0.0401163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639" calcext:value-type="float">
            <text:p>0.0401163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64" calcext:value-type="float">
            <text:p>0.040116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1641" calcext:value-type="float">
            <text:p>0.0401164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642" calcext:value-type="float">
            <text:p>0.0401164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643" calcext:value-type="float">
            <text:p>0.0401164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1644" calcext:value-type="float">
            <text:p>0.0401164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645" calcext:value-type="float">
            <text:p>0.0401164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646" calcext:value-type="float">
            <text:p>0.0401164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1647" calcext:value-type="float">
            <text:p>0.0401164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648" calcext:value-type="float">
            <text:p>0.0401164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1649" calcext:value-type="float">
            <text:p>0.0401164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165" calcext:value-type="float">
            <text:p>0.040116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1651" calcext:value-type="float">
            <text:p>0.040116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1652" calcext:value-type="float">
            <text:p>0.0401165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1653" calcext:value-type="float">
            <text:p>0.040116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654" calcext:value-type="float">
            <text:p>0.0401165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655" calcext:value-type="float">
            <text:p>0.0401165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656" calcext:value-type="float">
            <text:p>0.040116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657" calcext:value-type="float">
            <text:p>0.04011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658" calcext:value-type="float">
            <text:p>0.04011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659" calcext:value-type="float">
            <text:p>0.040116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66" calcext:value-type="float">
            <text:p>0.0401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661" calcext:value-type="float">
            <text:p>0.0401166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662" calcext:value-type="float">
            <text:p>0.040116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663" calcext:value-type="float">
            <text:p>0.0401166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1664" calcext:value-type="float">
            <text:p>0.0401166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665" calcext:value-type="float">
            <text:p>0.0401166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1666" calcext:value-type="float">
            <text:p>0.0401166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1667" calcext:value-type="float">
            <text:p>0.0401166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1668" calcext:value-type="float">
            <text:p>0.0401166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669" calcext:value-type="float">
            <text:p>0.0401166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167" calcext:value-type="float">
            <text:p>0.040116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1671" calcext:value-type="float">
            <text:p>0.0401167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1672" calcext:value-type="float">
            <text:p>0.0401167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1673" calcext:value-type="float">
            <text:p>0.0401167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1674" calcext:value-type="float">
            <text:p>0.0401167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675" calcext:value-type="float">
            <text:p>0.0401167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676" calcext:value-type="float">
            <text:p>0.0401167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1677" calcext:value-type="float">
            <text:p>0.0401167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1678" calcext:value-type="float">
            <text:p>0.0401167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1679" calcext:value-type="float">
            <text:p>0.0401167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168" calcext:value-type="float">
            <text:p>0.040116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681" calcext:value-type="float">
            <text:p>0.0401168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1682" calcext:value-type="float">
            <text:p>0.0401168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1683" calcext:value-type="float">
            <text:p>0.0401168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684" calcext:value-type="float">
            <text:p>0.0401168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1685" calcext:value-type="float">
            <text:p>0.0401168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1686" calcext:value-type="float">
            <text:p>0.0401168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687" calcext:value-type="float">
            <text:p>0.0401168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1688" calcext:value-type="float">
            <text:p>0.0401168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1689" calcext:value-type="float">
            <text:p>0.0401168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169" calcext:value-type="float">
            <text:p>0.0401169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691" calcext:value-type="float">
            <text:p>0.0401169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692" calcext:value-type="float">
            <text:p>0.0401169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693" calcext:value-type="float">
            <text:p>0.0401169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694" calcext:value-type="float">
            <text:p>0.0401169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1695" calcext:value-type="float">
            <text:p>0.0401169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696" calcext:value-type="float">
            <text:p>0.0401169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1697" calcext:value-type="float">
            <text:p>0.0401169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1698" calcext:value-type="float">
            <text:p>0.0401169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1699" calcext:value-type="float">
            <text:p>0.0401169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17" calcext:value-type="float">
            <text:p>0.04011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701" calcext:value-type="float">
            <text:p>0.0401170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1702" calcext:value-type="float">
            <text:p>0.0401170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703" calcext:value-type="float">
            <text:p>0.0401170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704" calcext:value-type="float">
            <text:p>0.0401170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1705" calcext:value-type="float">
            <text:p>0.0401170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706" calcext:value-type="float">
            <text:p>0.0401170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1707" calcext:value-type="float">
            <text:p>0.0401170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1708" calcext:value-type="float">
            <text:p>0.0401170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709" calcext:value-type="float">
            <text:p>0.0401170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71" calcext:value-type="float">
            <text:p>0.0401171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711" calcext:value-type="float">
            <text:p>0.0401171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712" calcext:value-type="float">
            <text:p>0.0401171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713" calcext:value-type="float">
            <text:p>0.0401171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714" calcext:value-type="float">
            <text:p>0.0401171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1715" calcext:value-type="float">
            <text:p>0.0401171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716" calcext:value-type="float">
            <text:p>0.0401171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717" calcext:value-type="float">
            <text:p>0.04011717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1718" calcext:value-type="float">
            <text:p>0.0401171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1719" calcext:value-type="float">
            <text:p>0.0401171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72" calcext:value-type="float">
            <text:p>0.040117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1721" calcext:value-type="float">
            <text:p>0.0401172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722" calcext:value-type="float">
            <text:p>0.0401172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723" calcext:value-type="float">
            <text:p>0.0401172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724" calcext:value-type="float">
            <text:p>0.0401172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1725" calcext:value-type="float">
            <text:p>0.0401172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726" calcext:value-type="float">
            <text:p>0.0401172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1727" calcext:value-type="float">
            <text:p>0.0401172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728" calcext:value-type="float">
            <text:p>0.0401172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729" calcext:value-type="float">
            <text:p>0.0401172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73" calcext:value-type="float">
            <text:p>0.0401173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731" calcext:value-type="float">
            <text:p>0.0401173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732" calcext:value-type="float">
            <text:p>0.0401173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1733" calcext:value-type="float">
            <text:p>0.0401173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734" calcext:value-type="float">
            <text:p>0.0401173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1735" calcext:value-type="float">
            <text:p>0.0401173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736" calcext:value-type="float">
            <text:p>0.0401173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737" calcext:value-type="float">
            <text:p>0.0401173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1738" calcext:value-type="float">
            <text:p>0.0401173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739" calcext:value-type="float">
            <text:p>0.0401173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174" calcext:value-type="float">
            <text:p>0.040117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1741" calcext:value-type="float">
            <text:p>0.0401174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1742" calcext:value-type="float">
            <text:p>0.0401174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1743" calcext:value-type="float">
            <text:p>0.0401174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1744" calcext:value-type="float">
            <text:p>0.0401174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745" calcext:value-type="float">
            <text:p>0.0401174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1746" calcext:value-type="float">
            <text:p>0.0401174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1747" calcext:value-type="float">
            <text:p>0.0401174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1748" calcext:value-type="float">
            <text:p>0.0401174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749" calcext:value-type="float">
            <text:p>0.0401174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175" calcext:value-type="float">
            <text:p>0.0401175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1751" calcext:value-type="float">
            <text:p>0.0401175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752" calcext:value-type="float">
            <text:p>0.0401175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1753" calcext:value-type="float">
            <text:p>0.0401175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1754" calcext:value-type="float">
            <text:p>0.0401175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755" calcext:value-type="float">
            <text:p>0.0401175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1756" calcext:value-type="float">
            <text:p>0.0401175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1757" calcext:value-type="float">
            <text:p>0.0401175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1758" calcext:value-type="float">
            <text:p>0.0401175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1759" calcext:value-type="float">
            <text:p>0.0401175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176" calcext:value-type="float">
            <text:p>0.040117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761" calcext:value-type="float">
            <text:p>0.0401176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762" calcext:value-type="float">
            <text:p>0.0401176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763" calcext:value-type="float">
            <text:p>0.0401176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1764" calcext:value-type="float">
            <text:p>0.0401176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1765" calcext:value-type="float">
            <text:p>0.0401176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1766" calcext:value-type="float">
            <text:p>0.0401176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767" calcext:value-type="float">
            <text:p>0.0401176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1768" calcext:value-type="float">
            <text:p>0.0401176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1769" calcext:value-type="float">
            <text:p>0.0401176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177" calcext:value-type="float">
            <text:p>0.0401177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1771" calcext:value-type="float">
            <text:p>0.0401177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772" calcext:value-type="float">
            <text:p>0.0401177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1773" calcext:value-type="float">
            <text:p>0.0401177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774" calcext:value-type="float">
            <text:p>0.0401177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1775" calcext:value-type="float">
            <text:p>0.0401177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776" calcext:value-type="float">
            <text:p>0.0401177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777" calcext:value-type="float">
            <text:p>0.0401177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778" calcext:value-type="float">
            <text:p>0.0401177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1779" calcext:value-type="float">
            <text:p>0.0401177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78" calcext:value-type="float">
            <text:p>0.040117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781" calcext:value-type="float">
            <text:p>0.0401178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1782" calcext:value-type="float">
            <text:p>0.0401178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783" calcext:value-type="float">
            <text:p>0.0401178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784" calcext:value-type="float">
            <text:p>0.0401178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1785" calcext:value-type="float">
            <text:p>0.0401178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786" calcext:value-type="float">
            <text:p>0.0401178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1787" calcext:value-type="float">
            <text:p>0.0401178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1788" calcext:value-type="float">
            <text:p>0.0401178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1789" calcext:value-type="float">
            <text:p>0.0401178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179" calcext:value-type="float">
            <text:p>0.04011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1791" calcext:value-type="float">
            <text:p>0.0401179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792" calcext:value-type="float">
            <text:p>0.0401179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793" calcext:value-type="float">
            <text:p>0.0401179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794" calcext:value-type="float">
            <text:p>0.040117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795" calcext:value-type="float">
            <text:p>0.040117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796" calcext:value-type="float">
            <text:p>0.04011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797" calcext:value-type="float">
            <text:p>0.040117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798" calcext:value-type="float">
            <text:p>0.040117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799" calcext:value-type="float">
            <text:p>0.0401179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8" calcext:value-type="float">
            <text:p>0.0401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801" calcext:value-type="float">
            <text:p>0.0401180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1802" calcext:value-type="float">
            <text:p>0.0401180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803" calcext:value-type="float">
            <text:p>0.0401180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1804" calcext:value-type="float">
            <text:p>0.0401180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1805" calcext:value-type="float">
            <text:p>0.0401180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1806" calcext:value-type="float">
            <text:p>0.0401180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807" calcext:value-type="float">
            <text:p>0.0401180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1808" calcext:value-type="float">
            <text:p>0.0401180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1809" calcext:value-type="float">
            <text:p>0.0401180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181" calcext:value-type="float">
            <text:p>0.0401181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1811" calcext:value-type="float">
            <text:p>0.0401181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1812" calcext:value-type="float">
            <text:p>0.0401181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813" calcext:value-type="float">
            <text:p>0.0401181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814" calcext:value-type="float">
            <text:p>0.0401181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1815" calcext:value-type="float">
            <text:p>0.0401181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1816" calcext:value-type="float">
            <text:p>0.0401181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1817" calcext:value-type="float">
            <text:p>0.0401181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1818" calcext:value-type="float">
            <text:p>0.0401181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819" calcext:value-type="float">
            <text:p>0.0401181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182" calcext:value-type="float">
            <text:p>0.040118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1821" calcext:value-type="float">
            <text:p>0.0401182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822" calcext:value-type="float">
            <text:p>0.0401182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1823" calcext:value-type="float">
            <text:p>0.0401182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1824" calcext:value-type="float">
            <text:p>0.0401182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825" calcext:value-type="float">
            <text:p>0.0401182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1826" calcext:value-type="float">
            <text:p>0.0401182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1827" calcext:value-type="float">
            <text:p>0.0401182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1828" calcext:value-type="float">
            <text:p>0.0401182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829" calcext:value-type="float">
            <text:p>0.0401182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83" calcext:value-type="float">
            <text:p>0.040118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831" calcext:value-type="float">
            <text:p>0.0401183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832" calcext:value-type="float">
            <text:p>0.0401183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1833" calcext:value-type="float">
            <text:p>0.0401183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834" calcext:value-type="float">
            <text:p>0.0401183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1835" calcext:value-type="float">
            <text:p>0.0401183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1836" calcext:value-type="float">
            <text:p>0.0401183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1837" calcext:value-type="float">
            <text:p>0.0401183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1838" calcext:value-type="float">
            <text:p>0.0401183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839" calcext:value-type="float">
            <text:p>0.0401183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184" calcext:value-type="float">
            <text:p>0.040118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841" calcext:value-type="float">
            <text:p>0.0401184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842" calcext:value-type="float">
            <text:p>0.0401184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1843" calcext:value-type="float">
            <text:p>0.0401184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844" calcext:value-type="float">
            <text:p>0.0401184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1845" calcext:value-type="float">
            <text:p>0.0401184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1846" calcext:value-type="float">
            <text:p>0.0401184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847" calcext:value-type="float">
            <text:p>0.0401184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848" calcext:value-type="float">
            <text:p>0.0401184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849" calcext:value-type="float">
            <text:p>0.0401184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85" calcext:value-type="float">
            <text:p>0.0401185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851" calcext:value-type="float">
            <text:p>0.0401185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852" calcext:value-type="float">
            <text:p>0.0401185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1853" calcext:value-type="float">
            <text:p>0.0401185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854" calcext:value-type="float">
            <text:p>0.0401185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855" calcext:value-type="float">
            <text:p>0.04011855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1856" calcext:value-type="float">
            <text:p>0.0401185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1857" calcext:value-type="float">
            <text:p>0.0401185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858" calcext:value-type="float">
            <text:p>0.0401185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1859" calcext:value-type="float">
            <text:p>0.0401185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86" calcext:value-type="float">
            <text:p>0.040118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861" calcext:value-type="float">
            <text:p>0.0401186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1862" calcext:value-type="float">
            <text:p>0.0401186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1863" calcext:value-type="float">
            <text:p>0.0401186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1864" calcext:value-type="float">
            <text:p>0.0401186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1865" calcext:value-type="float">
            <text:p>0.0401186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1866" calcext:value-type="float">
            <text:p>0.0401186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867" calcext:value-type="float">
            <text:p>0.0401186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868" calcext:value-type="float">
            <text:p>0.0401186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1869" calcext:value-type="float">
            <text:p>0.0401186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187" calcext:value-type="float">
            <text:p>0.0401187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1871" calcext:value-type="float">
            <text:p>0.0401187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1872" calcext:value-type="float">
            <text:p>0.0401187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1873" calcext:value-type="float">
            <text:p>0.0401187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1874" calcext:value-type="float">
            <text:p>0.0401187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1875" calcext:value-type="float">
            <text:p>0.0401187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1876" calcext:value-type="float">
            <text:p>0.0401187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1877" calcext:value-type="float">
            <text:p>0.0401187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1878" calcext:value-type="float">
            <text:p>0.0401187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1879" calcext:value-type="float">
            <text:p>0.0401187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188" calcext:value-type="float">
            <text:p>0.040118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1881" calcext:value-type="float">
            <text:p>0.0401188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1882" calcext:value-type="float">
            <text:p>0.0401188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1883" calcext:value-type="float">
            <text:p>0.0401188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1884" calcext:value-type="float">
            <text:p>0.0401188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1885" calcext:value-type="float">
            <text:p>0.0401188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1886" calcext:value-type="float">
            <text:p>0.0401188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1887" calcext:value-type="float">
            <text:p>0.0401188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1888" calcext:value-type="float">
            <text:p>0.0401188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1889" calcext:value-type="float">
            <text:p>0.0401188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189" calcext:value-type="float">
            <text:p>0.0401189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1891" calcext:value-type="float">
            <text:p>0.0401189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1892" calcext:value-type="float">
            <text:p>0.0401189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1893" calcext:value-type="float">
            <text:p>0.0401189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1894" calcext:value-type="float">
            <text:p>0.0401189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1895" calcext:value-type="float">
            <text:p>0.0401189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1896" calcext:value-type="float">
            <text:p>0.0401189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1897" calcext:value-type="float">
            <text:p>0.0401189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1898" calcext:value-type="float">
            <text:p>0.0401189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899" calcext:value-type="float">
            <text:p>0.0401189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19" calcext:value-type="float">
            <text:p>0.04011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1901" calcext:value-type="float">
            <text:p>0.0401190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1902" calcext:value-type="float">
            <text:p>0.0401190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1903" calcext:value-type="float">
            <text:p>0.0401190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1904" calcext:value-type="float">
            <text:p>0.0401190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1905" calcext:value-type="float">
            <text:p>0.0401190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1906" calcext:value-type="float">
            <text:p>0.0401190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1907" calcext:value-type="float">
            <text:p>0.0401190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1908" calcext:value-type="float">
            <text:p>0.0401190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1909" calcext:value-type="float">
            <text:p>0.0401190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191" calcext:value-type="float">
            <text:p>0.0401191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1911" calcext:value-type="float">
            <text:p>0.0401191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1912" calcext:value-type="float">
            <text:p>0.0401191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1913" calcext:value-type="float">
            <text:p>0.0401191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1914" calcext:value-type="float">
            <text:p>0.0401191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1915" calcext:value-type="float">
            <text:p>0.0401191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1916" calcext:value-type="float">
            <text:p>0.0401191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1917" calcext:value-type="float">
            <text:p>0.0401191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918" calcext:value-type="float">
            <text:p>0.0401191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1919" calcext:value-type="float">
            <text:p>0.0401191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192" calcext:value-type="float">
            <text:p>0.040119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1921" calcext:value-type="float">
            <text:p>0.0401192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1922" calcext:value-type="float">
            <text:p>0.0401192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1923" calcext:value-type="float">
            <text:p>0.0401192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1924" calcext:value-type="float">
            <text:p>0.0401192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1925" calcext:value-type="float">
            <text:p>0.0401192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1926" calcext:value-type="float">
            <text:p>0.0401192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1927" calcext:value-type="float">
            <text:p>0.0401192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1928" calcext:value-type="float">
            <text:p>0.0401192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1929" calcext:value-type="float">
            <text:p>0.040119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93" calcext:value-type="float">
            <text:p>0.040119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1931" calcext:value-type="float">
            <text:p>0.040119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1932" calcext:value-type="float">
            <text:p>0.040119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933" calcext:value-type="float">
            <text:p>0.04011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1934" calcext:value-type="float">
            <text:p>0.0401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1935" calcext:value-type="float">
            <text:p>0.040119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1936" calcext:value-type="float">
            <text:p>0.040119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1937" calcext:value-type="float">
            <text:p>0.0401193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1938" calcext:value-type="float">
            <text:p>0.040119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1939" calcext:value-type="float">
            <text:p>0.040119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194" calcext:value-type="float">
            <text:p>0.040119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1941" calcext:value-type="float">
            <text:p>0.0401194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1942" calcext:value-type="float">
            <text:p>0.0401194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1943" calcext:value-type="float">
            <text:p>0.0401194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1944" calcext:value-type="float">
            <text:p>0.0401194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1945" calcext:value-type="float">
            <text:p>0.0401194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1946" calcext:value-type="float">
            <text:p>0.0401194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1947" calcext:value-type="float">
            <text:p>0.0401194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1948" calcext:value-type="float">
            <text:p>0.0401194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1949" calcext:value-type="float">
            <text:p>0.0401194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195" calcext:value-type="float">
            <text:p>0.040119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1951" calcext:value-type="float">
            <text:p>0.0401195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1952" calcext:value-type="float">
            <text:p>0.0401195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1953" calcext:value-type="float">
            <text:p>0.0401195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1954" calcext:value-type="float">
            <text:p>0.0401195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1955" calcext:value-type="float">
            <text:p>0.0401195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1956" calcext:value-type="float">
            <text:p>0.0401195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1957" calcext:value-type="float">
            <text:p>0.0401195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1958" calcext:value-type="float">
            <text:p>0.0401195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1959" calcext:value-type="float">
            <text:p>0.0401195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196" calcext:value-type="float">
            <text:p>0.040119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1961" calcext:value-type="float">
            <text:p>0.0401196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1962" calcext:value-type="float">
            <text:p>0.0401196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1963" calcext:value-type="float">
            <text:p>0.0401196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1964" calcext:value-type="float">
            <text:p>0.0401196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1965" calcext:value-type="float">
            <text:p>0.0401196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1966" calcext:value-type="float">
            <text:p>0.0401196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1967" calcext:value-type="float">
            <text:p>0.0401196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968" calcext:value-type="float">
            <text:p>0.0401196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1969" calcext:value-type="float">
            <text:p>0.0401196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197" calcext:value-type="float">
            <text:p>0.0401197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1971" calcext:value-type="float">
            <text:p>0.0401197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1972" calcext:value-type="float">
            <text:p>0.0401197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1973" calcext:value-type="float">
            <text:p>0.0401197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1974" calcext:value-type="float">
            <text:p>0.0401197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1975" calcext:value-type="float">
            <text:p>0.0401197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1976" calcext:value-type="float">
            <text:p>0.0401197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1977" calcext:value-type="float">
            <text:p>0.0401197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1978" calcext:value-type="float">
            <text:p>0.0401197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1979" calcext:value-type="float">
            <text:p>0.0401197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198" calcext:value-type="float">
            <text:p>0.040119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1981" calcext:value-type="float">
            <text:p>0.0401198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1982" calcext:value-type="float">
            <text:p>0.0401198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1983" calcext:value-type="float">
            <text:p>0.0401198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1984" calcext:value-type="float">
            <text:p>0.0401198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1985" calcext:value-type="float">
            <text:p>0.0401198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1986" calcext:value-type="float">
            <text:p>0.0401198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1987" calcext:value-type="float">
            <text:p>0.0401198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1988" calcext:value-type="float">
            <text:p>0.0401198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1989" calcext:value-type="float">
            <text:p>0.0401198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199" calcext:value-type="float">
            <text:p>0.0401199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1991" calcext:value-type="float">
            <text:p>0.0401199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1992" calcext:value-type="float">
            <text:p>0.0401199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1993" calcext:value-type="float">
            <text:p>0.0401199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1994" calcext:value-type="float">
            <text:p>0.0401199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1995" calcext:value-type="float">
            <text:p>0.0401199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1996" calcext:value-type="float">
            <text:p>0.0401199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1997" calcext:value-type="float">
            <text:p>0.0401199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1998" calcext:value-type="float">
            <text:p>0.0401199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1999" calcext:value-type="float">
            <text:p>0.0401199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" calcext:value-type="float">
            <text:p>0.0401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001" calcext:value-type="float">
            <text:p>0.0401200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002" calcext:value-type="float">
            <text:p>0.0401200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003" calcext:value-type="float">
            <text:p>0.0401200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004" calcext:value-type="float">
            <text:p>0.0401200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005" calcext:value-type="float">
            <text:p>0.0401200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006" calcext:value-type="float">
            <text:p>0.0401200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007" calcext:value-type="float">
            <text:p>0.0401200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008" calcext:value-type="float">
            <text:p>0.0401200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009" calcext:value-type="float">
            <text:p>0.0401200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01" calcext:value-type="float">
            <text:p>0.0401201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011" calcext:value-type="float">
            <text:p>0.0401201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012" calcext:value-type="float">
            <text:p>0.0401201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013" calcext:value-type="float">
            <text:p>0.0401201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014" calcext:value-type="float">
            <text:p>0.0401201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015" calcext:value-type="float">
            <text:p>0.0401201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016" calcext:value-type="float">
            <text:p>0.0401201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017" calcext:value-type="float">
            <text:p>0.0401201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018" calcext:value-type="float">
            <text:p>0.0401201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019" calcext:value-type="float">
            <text:p>0.0401201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02" calcext:value-type="float">
            <text:p>0.040120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021" calcext:value-type="float">
            <text:p>0.0401202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022" calcext:value-type="float">
            <text:p>0.0401202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023" calcext:value-type="float">
            <text:p>0.0401202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024" calcext:value-type="float">
            <text:p>0.0401202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025" calcext:value-type="float">
            <text:p>0.0401202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026" calcext:value-type="float">
            <text:p>0.0401202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027" calcext:value-type="float">
            <text:p>0.0401202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028" calcext:value-type="float">
            <text:p>0.0401202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029" calcext:value-type="float">
            <text:p>0.0401202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03" calcext:value-type="float">
            <text:p>0.0401203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031" calcext:value-type="float">
            <text:p>0.0401203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032" calcext:value-type="float">
            <text:p>0.0401203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033" calcext:value-type="float">
            <text:p>0.0401203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034" calcext:value-type="float">
            <text:p>0.0401203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035" calcext:value-type="float">
            <text:p>0.0401203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036" calcext:value-type="float">
            <text:p>0.0401203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037" calcext:value-type="float">
            <text:p>0.0401203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038" calcext:value-type="float">
            <text:p>0.0401203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039" calcext:value-type="float">
            <text:p>0.0401203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04" calcext:value-type="float">
            <text:p>0.040120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041" calcext:value-type="float">
            <text:p>0.0401204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042" calcext:value-type="float">
            <text:p>0.0401204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043" calcext:value-type="float">
            <text:p>0.0401204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044" calcext:value-type="float">
            <text:p>0.0401204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045" calcext:value-type="float">
            <text:p>0.0401204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046" calcext:value-type="float">
            <text:p>0.0401204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047" calcext:value-type="float">
            <text:p>0.0401204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048" calcext:value-type="float">
            <text:p>0.0401204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049" calcext:value-type="float">
            <text:p>0.0401204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05" calcext:value-type="float">
            <text:p>0.0401205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051" calcext:value-type="float">
            <text:p>0.0401205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052" calcext:value-type="float">
            <text:p>0.0401205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053" calcext:value-type="float">
            <text:p>0.0401205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054" calcext:value-type="float">
            <text:p>0.0401205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055" calcext:value-type="float">
            <text:p>0.0401205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056" calcext:value-type="float">
            <text:p>0.0401205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057" calcext:value-type="float">
            <text:p>0.0401205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058" calcext:value-type="float">
            <text:p>0.0401205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059" calcext:value-type="float">
            <text:p>0.0401205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06" calcext:value-type="float">
            <text:p>0.040120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061" calcext:value-type="float">
            <text:p>0.0401206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062" calcext:value-type="float">
            <text:p>0.0401206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063" calcext:value-type="float">
            <text:p>0.0401206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064" calcext:value-type="float">
            <text:p>0.0401206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065" calcext:value-type="float">
            <text:p>0.0401206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066" calcext:value-type="float">
            <text:p>0.0401206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067" calcext:value-type="float">
            <text:p>0.0401206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068" calcext:value-type="float">
            <text:p>0.0401206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069" calcext:value-type="float">
            <text:p>0.0401206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07" calcext:value-type="float">
            <text:p>0.04012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071" calcext:value-type="float">
            <text:p>0.04012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072" calcext:value-type="float">
            <text:p>0.04012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073" calcext:value-type="float">
            <text:p>0.0401207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074" calcext:value-type="float">
            <text:p>0.040120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075" calcext:value-type="float">
            <text:p>0.0401207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076" calcext:value-type="float">
            <text:p>0.040120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077" calcext:value-type="float">
            <text:p>0.0401207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078" calcext:value-type="float">
            <text:p>0.0401207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079" calcext:value-type="float">
            <text:p>0.0401207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08" calcext:value-type="float">
            <text:p>0.040120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081" calcext:value-type="float">
            <text:p>0.0401208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082" calcext:value-type="float">
            <text:p>0.0401208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083" calcext:value-type="float">
            <text:p>0.0401208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084" calcext:value-type="float">
            <text:p>0.0401208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085" calcext:value-type="float">
            <text:p>0.0401208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086" calcext:value-type="float">
            <text:p>0.0401208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087" calcext:value-type="float">
            <text:p>0.0401208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088" calcext:value-type="float">
            <text:p>0.0401208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089" calcext:value-type="float">
            <text:p>0.0401208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09" calcext:value-type="float">
            <text:p>0.0401209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091" calcext:value-type="float">
            <text:p>0.0401209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092" calcext:value-type="float">
            <text:p>0.0401209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093" calcext:value-type="float">
            <text:p>0.0401209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094" calcext:value-type="float">
            <text:p>0.0401209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095" calcext:value-type="float">
            <text:p>0.0401209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096" calcext:value-type="float">
            <text:p>0.0401209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097" calcext:value-type="float">
            <text:p>0.0401209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098" calcext:value-type="float">
            <text:p>0.0401209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099" calcext:value-type="float">
            <text:p>0.0401209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1" calcext:value-type="float">
            <text:p>0.040121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101" calcext:value-type="float">
            <text:p>0.0401210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102" calcext:value-type="float">
            <text:p>0.040121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103" calcext:value-type="float">
            <text:p>0.0401210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104" calcext:value-type="float">
            <text:p>0.0401210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105" calcext:value-type="float">
            <text:p>0.0401210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106" calcext:value-type="float">
            <text:p>0.0401210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107" calcext:value-type="float">
            <text:p>0.0401210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108" calcext:value-type="float">
            <text:p>0.0401210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109" calcext:value-type="float">
            <text:p>0.0401210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11" calcext:value-type="float">
            <text:p>0.0401211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111" calcext:value-type="float">
            <text:p>0.0401211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112" calcext:value-type="float">
            <text:p>0.0401211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113" calcext:value-type="float">
            <text:p>0.0401211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114" calcext:value-type="float">
            <text:p>0.0401211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115" calcext:value-type="float">
            <text:p>0.0401211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116" calcext:value-type="float">
            <text:p>0.0401211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117" calcext:value-type="float">
            <text:p>0.0401211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118" calcext:value-type="float">
            <text:p>0.0401211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119" calcext:value-type="float">
            <text:p>0.0401211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12" calcext:value-type="float">
            <text:p>0.040121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121" calcext:value-type="float">
            <text:p>0.0401212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122" calcext:value-type="float">
            <text:p>0.0401212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123" calcext:value-type="float">
            <text:p>0.0401212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124" calcext:value-type="float">
            <text:p>0.0401212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125" calcext:value-type="float">
            <text:p>0.0401212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126" calcext:value-type="float">
            <text:p>0.0401212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127" calcext:value-type="float">
            <text:p>0.0401212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128" calcext:value-type="float">
            <text:p>0.0401212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129" calcext:value-type="float">
            <text:p>0.0401212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13" calcext:value-type="float">
            <text:p>0.0401213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131" calcext:value-type="float">
            <text:p>0.04012131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2132" calcext:value-type="float">
            <text:p>0.0401213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133" calcext:value-type="float">
            <text:p>0.0401213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134" calcext:value-type="float">
            <text:p>0.0401213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135" calcext:value-type="float">
            <text:p>0.0401213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136" calcext:value-type="float">
            <text:p>0.0401213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137" calcext:value-type="float">
            <text:p>0.0401213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138" calcext:value-type="float">
            <text:p>0.0401213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139" calcext:value-type="float">
            <text:p>0.0401213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14" calcext:value-type="float">
            <text:p>0.040121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141" calcext:value-type="float">
            <text:p>0.0401214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142" calcext:value-type="float">
            <text:p>0.0401214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143" calcext:value-type="float">
            <text:p>0.0401214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144" calcext:value-type="float">
            <text:p>0.0401214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145" calcext:value-type="float">
            <text:p>0.0401214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146" calcext:value-type="float">
            <text:p>0.0401214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147" calcext:value-type="float">
            <text:p>0.0401214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148" calcext:value-type="float">
            <text:p>0.0401214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149" calcext:value-type="float">
            <text:p>0.0401214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15" calcext:value-type="float">
            <text:p>0.0401215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151" calcext:value-type="float">
            <text:p>0.0401215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152" calcext:value-type="float">
            <text:p>0.0401215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153" calcext:value-type="float">
            <text:p>0.04012153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154" calcext:value-type="float">
            <text:p>0.0401215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155" calcext:value-type="float">
            <text:p>0.04012155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156" calcext:value-type="float">
            <text:p>0.0401215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157" calcext:value-type="float">
            <text:p>0.0401215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158" calcext:value-type="float">
            <text:p>0.0401215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159" calcext:value-type="float">
            <text:p>0.04012159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16" calcext:value-type="float">
            <text:p>0.040121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161" calcext:value-type="float">
            <text:p>0.04012161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162" calcext:value-type="float">
            <text:p>0.0401216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163" calcext:value-type="float">
            <text:p>0.04012163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164" calcext:value-type="float">
            <text:p>0.0401216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165" calcext:value-type="float">
            <text:p>0.0401216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166" calcext:value-type="float">
            <text:p>0.0401216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167" calcext:value-type="float">
            <text:p>0.04012167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168" calcext:value-type="float">
            <text:p>0.0401216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169" calcext:value-type="float">
            <text:p>0.04012169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17" calcext:value-type="float">
            <text:p>0.0401217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171" calcext:value-type="float">
            <text:p>0.0401217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172" calcext:value-type="float">
            <text:p>0.0401217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173" calcext:value-type="float">
            <text:p>0.04012173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174" calcext:value-type="float">
            <text:p>0.0401217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175" calcext:value-type="float">
            <text:p>0.0401217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176" calcext:value-type="float">
            <text:p>0.0401217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177" calcext:value-type="float">
            <text:p>0.04012177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178" calcext:value-type="float">
            <text:p>0.0401217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179" calcext:value-type="float">
            <text:p>0.0401217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18" calcext:value-type="float">
            <text:p>0.040121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181" calcext:value-type="float">
            <text:p>0.04012181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182" calcext:value-type="float">
            <text:p>0.0401218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183" calcext:value-type="float">
            <text:p>0.0401218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184" calcext:value-type="float">
            <text:p>0.0401218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185" calcext:value-type="float">
            <text:p>0.0401218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186" calcext:value-type="float">
            <text:p>0.0401218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187" calcext:value-type="float">
            <text:p>0.0401218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188" calcext:value-type="float">
            <text:p>0.0401218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189" calcext:value-type="float">
            <text:p>0.0401218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19" calcext:value-type="float">
            <text:p>0.040121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191" calcext:value-type="float">
            <text:p>0.0401219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192" calcext:value-type="float">
            <text:p>0.0401219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193" calcext:value-type="float">
            <text:p>0.0401219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194" calcext:value-type="float">
            <text:p>0.0401219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195" calcext:value-type="float">
            <text:p>0.0401219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196" calcext:value-type="float">
            <text:p>0.0401219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197" calcext:value-type="float">
            <text:p>0.0401219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198" calcext:value-type="float">
            <text:p>0.0401219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199" calcext:value-type="float">
            <text:p>0.0401219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2" calcext:value-type="float">
            <text:p>0.04012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201" calcext:value-type="float">
            <text:p>0.0401220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202" calcext:value-type="float">
            <text:p>0.0401220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203" calcext:value-type="float">
            <text:p>0.0401220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204" calcext:value-type="float">
            <text:p>0.0401220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205" calcext:value-type="float">
            <text:p>0.040122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206" calcext:value-type="float">
            <text:p>0.040122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207" calcext:value-type="float">
            <text:p>0.0401220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208" calcext:value-type="float">
            <text:p>0.040122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209" calcext:value-type="float">
            <text:p>0.04012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21" calcext:value-type="float">
            <text:p>0.0401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211" calcext:value-type="float">
            <text:p>0.040122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212" calcext:value-type="float">
            <text:p>0.040122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213" calcext:value-type="float">
            <text:p>0.040122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214" calcext:value-type="float">
            <text:p>0.040122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215" calcext:value-type="float">
            <text:p>0.040122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216" calcext:value-type="float">
            <text:p>0.0401221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217" calcext:value-type="float">
            <text:p>0.0401221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218" calcext:value-type="float">
            <text:p>0.0401221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219" calcext:value-type="float">
            <text:p>0.0401221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22" calcext:value-type="float">
            <text:p>0.040122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221" calcext:value-type="float">
            <text:p>0.0401222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222" calcext:value-type="float">
            <text:p>0.0401222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223" calcext:value-type="float">
            <text:p>0.0401222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224" calcext:value-type="float">
            <text:p>0.0401222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225" calcext:value-type="float">
            <text:p>0.0401222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226" calcext:value-type="float">
            <text:p>0.0401222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227" calcext:value-type="float">
            <text:p>0.0401222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228" calcext:value-type="float">
            <text:p>0.0401222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229" calcext:value-type="float">
            <text:p>0.0401222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23" calcext:value-type="float">
            <text:p>0.0401223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231" calcext:value-type="float">
            <text:p>0.0401223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232" calcext:value-type="float">
            <text:p>0.0401223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233" calcext:value-type="float">
            <text:p>0.0401223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234" calcext:value-type="float">
            <text:p>0.0401223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235" calcext:value-type="float">
            <text:p>0.0401223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236" calcext:value-type="float">
            <text:p>0.0401223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237" calcext:value-type="float">
            <text:p>0.0401223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238" calcext:value-type="float">
            <text:p>0.0401223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239" calcext:value-type="float">
            <text:p>0.0401223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24" calcext:value-type="float">
            <text:p>0.040122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241" calcext:value-type="float">
            <text:p>0.0401224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242" calcext:value-type="float">
            <text:p>0.0401224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243" calcext:value-type="float">
            <text:p>0.0401224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244" calcext:value-type="float">
            <text:p>0.0401224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245" calcext:value-type="float">
            <text:p>0.0401224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246" calcext:value-type="float">
            <text:p>0.0401224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247" calcext:value-type="float">
            <text:p>0.0401224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248" calcext:value-type="float">
            <text:p>0.0401224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249" calcext:value-type="float">
            <text:p>0.0401224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25" calcext:value-type="float">
            <text:p>0.0401225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251" calcext:value-type="float">
            <text:p>0.0401225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252" calcext:value-type="float">
            <text:p>0.0401225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253" calcext:value-type="float">
            <text:p>0.0401225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254" calcext:value-type="float">
            <text:p>0.0401225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255" calcext:value-type="float">
            <text:p>0.0401225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256" calcext:value-type="float">
            <text:p>0.0401225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257" calcext:value-type="float">
            <text:p>0.0401225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258" calcext:value-type="float">
            <text:p>0.0401225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259" calcext:value-type="float">
            <text:p>0.0401225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26" calcext:value-type="float">
            <text:p>0.040122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261" calcext:value-type="float">
            <text:p>0.0401226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262" calcext:value-type="float">
            <text:p>0.0401226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263" calcext:value-type="float">
            <text:p>0.0401226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264" calcext:value-type="float">
            <text:p>0.0401226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265" calcext:value-type="float">
            <text:p>0.0401226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266" calcext:value-type="float">
            <text:p>0.0401226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267" calcext:value-type="float">
            <text:p>0.0401226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268" calcext:value-type="float">
            <text:p>0.0401226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269" calcext:value-type="float">
            <text:p>0.04012269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227" calcext:value-type="float">
            <text:p>0.0401227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271" calcext:value-type="float">
            <text:p>0.0401227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272" calcext:value-type="float">
            <text:p>0.0401227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273" calcext:value-type="float">
            <text:p>0.0401227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274" calcext:value-type="float">
            <text:p>0.0401227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275" calcext:value-type="float">
            <text:p>0.0401227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276" calcext:value-type="float">
            <text:p>0.0401227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277" calcext:value-type="float">
            <text:p>0.0401227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278" calcext:value-type="float">
            <text:p>0.0401227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279" calcext:value-type="float">
            <text:p>0.0401227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28" calcext:value-type="float">
            <text:p>0.040122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281" calcext:value-type="float">
            <text:p>0.0401228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282" calcext:value-type="float">
            <text:p>0.0401228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283" calcext:value-type="float">
            <text:p>0.0401228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284" calcext:value-type="float">
            <text:p>0.0401228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285" calcext:value-type="float">
            <text:p>0.0401228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286" calcext:value-type="float">
            <text:p>0.0401228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287" calcext:value-type="float">
            <text:p>0.0401228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288" calcext:value-type="float">
            <text:p>0.0401228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289" calcext:value-type="float">
            <text:p>0.0401228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29" calcext:value-type="float">
            <text:p>0.0401229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291" calcext:value-type="float">
            <text:p>0.0401229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292" calcext:value-type="float">
            <text:p>0.0401229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293" calcext:value-type="float">
            <text:p>0.0401229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294" calcext:value-type="float">
            <text:p>0.0401229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295" calcext:value-type="float">
            <text:p>0.0401229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296" calcext:value-type="float">
            <text:p>0.0401229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297" calcext:value-type="float">
            <text:p>0.0401229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298" calcext:value-type="float">
            <text:p>0.0401229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299" calcext:value-type="float">
            <text:p>0.0401229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3" calcext:value-type="float">
            <text:p>0.040123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301" calcext:value-type="float">
            <text:p>0.0401230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302" calcext:value-type="float">
            <text:p>0.0401230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303" calcext:value-type="float">
            <text:p>0.0401230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304" calcext:value-type="float">
            <text:p>0.0401230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305" calcext:value-type="float">
            <text:p>0.0401230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306" calcext:value-type="float">
            <text:p>0.0401230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307" calcext:value-type="float">
            <text:p>0.0401230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308" calcext:value-type="float">
            <text:p>0.0401230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309" calcext:value-type="float">
            <text:p>0.0401230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31" calcext:value-type="float">
            <text:p>0.0401231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311" calcext:value-type="float">
            <text:p>0.0401231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312" calcext:value-type="float">
            <text:p>0.0401231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313" calcext:value-type="float">
            <text:p>0.0401231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314" calcext:value-type="float">
            <text:p>0.0401231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315" calcext:value-type="float">
            <text:p>0.0401231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316" calcext:value-type="float">
            <text:p>0.0401231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317" calcext:value-type="float">
            <text:p>0.0401231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318" calcext:value-type="float">
            <text:p>0.0401231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319" calcext:value-type="float">
            <text:p>0.0401231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32" calcext:value-type="float">
            <text:p>0.040123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321" calcext:value-type="float">
            <text:p>0.0401232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322" calcext:value-type="float">
            <text:p>0.0401232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323" calcext:value-type="float">
            <text:p>0.0401232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324" calcext:value-type="float">
            <text:p>0.0401232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325" calcext:value-type="float">
            <text:p>0.0401232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326" calcext:value-type="float">
            <text:p>0.0401232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327" calcext:value-type="float">
            <text:p>0.0401232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328" calcext:value-type="float">
            <text:p>0.0401232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329" calcext:value-type="float">
            <text:p>0.0401232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33" calcext:value-type="float">
            <text:p>0.040123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331" calcext:value-type="float">
            <text:p>0.0401233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332" calcext:value-type="float">
            <text:p>0.0401233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333" calcext:value-type="float">
            <text:p>0.0401233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334" calcext:value-type="float">
            <text:p>0.0401233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335" calcext:value-type="float">
            <text:p>0.0401233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336" calcext:value-type="float">
            <text:p>0.0401233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337" calcext:value-type="float">
            <text:p>0.0401233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338" calcext:value-type="float">
            <text:p>0.0401233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339" calcext:value-type="float">
            <text:p>0.0401233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34" calcext:value-type="float">
            <text:p>0.040123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341" calcext:value-type="float">
            <text:p>0.0401234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342" calcext:value-type="float">
            <text:p>0.0401234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343" calcext:value-type="float">
            <text:p>0.040123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344" calcext:value-type="float">
            <text:p>0.0401234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345" calcext:value-type="float">
            <text:p>0.040123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346" calcext:value-type="float">
            <text:p>0.040123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347" calcext:value-type="float">
            <text:p>0.04012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348" calcext:value-type="float">
            <text:p>0.04012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349" calcext:value-type="float">
            <text:p>0.0401234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35" calcext:value-type="float">
            <text:p>0.0401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351" calcext:value-type="float">
            <text:p>0.0401235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352" calcext:value-type="float">
            <text:p>0.0401235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353" calcext:value-type="float">
            <text:p>0.0401235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354" calcext:value-type="float">
            <text:p>0.0401235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355" calcext:value-type="float">
            <text:p>0.040123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356" calcext:value-type="float">
            <text:p>0.0401235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357" calcext:value-type="float">
            <text:p>0.0401235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358" calcext:value-type="float">
            <text:p>0.0401235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359" calcext:value-type="float">
            <text:p>0.0401235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36" calcext:value-type="float">
            <text:p>0.040123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361" calcext:value-type="float">
            <text:p>0.0401236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362" calcext:value-type="float">
            <text:p>0.0401236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363" calcext:value-type="float">
            <text:p>0.0401236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364" calcext:value-type="float">
            <text:p>0.0401236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365" calcext:value-type="float">
            <text:p>0.0401236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366" calcext:value-type="float">
            <text:p>0.0401236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367" calcext:value-type="float">
            <text:p>0.0401236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368" calcext:value-type="float">
            <text:p>0.0401236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369" calcext:value-type="float">
            <text:p>0.0401236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37" calcext:value-type="float">
            <text:p>0.0401237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371" calcext:value-type="float">
            <text:p>0.0401237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372" calcext:value-type="float">
            <text:p>0.0401237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373" calcext:value-type="float">
            <text:p>0.0401237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374" calcext:value-type="float">
            <text:p>0.0401237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375" calcext:value-type="float">
            <text:p>0.0401237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376" calcext:value-type="float">
            <text:p>0.0401237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377" calcext:value-type="float">
            <text:p>0.0401237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378" calcext:value-type="float">
            <text:p>0.0401237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379" calcext:value-type="float">
            <text:p>0.0401237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38" calcext:value-type="float">
            <text:p>0.040123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381" calcext:value-type="float">
            <text:p>0.0401238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382" calcext:value-type="float">
            <text:p>0.0401238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383" calcext:value-type="float">
            <text:p>0.0401238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384" calcext:value-type="float">
            <text:p>0.0401238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385" calcext:value-type="float">
            <text:p>0.0401238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386" calcext:value-type="float">
            <text:p>0.0401238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387" calcext:value-type="float">
            <text:p>0.0401238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388" calcext:value-type="float">
            <text:p>0.0401238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389" calcext:value-type="float">
            <text:p>0.0401238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39" calcext:value-type="float">
            <text:p>0.0401239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391" calcext:value-type="float">
            <text:p>0.0401239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392" calcext:value-type="float">
            <text:p>0.0401239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393" calcext:value-type="float">
            <text:p>0.0401239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394" calcext:value-type="float">
            <text:p>0.0401239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395" calcext:value-type="float">
            <text:p>0.0401239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396" calcext:value-type="float">
            <text:p>0.0401239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397" calcext:value-type="float">
            <text:p>0.0401239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398" calcext:value-type="float">
            <text:p>0.0401239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399" calcext:value-type="float">
            <text:p>0.0401239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4" calcext:value-type="float">
            <text:p>0.04012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401" calcext:value-type="float">
            <text:p>0.0401240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402" calcext:value-type="float">
            <text:p>0.0401240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403" calcext:value-type="float">
            <text:p>0.0401240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404" calcext:value-type="float">
            <text:p>0.0401240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405" calcext:value-type="float">
            <text:p>0.0401240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406" calcext:value-type="float">
            <text:p>0.0401240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407" calcext:value-type="float">
            <text:p>0.04012407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2408" calcext:value-type="float">
            <text:p>0.0401240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409" calcext:value-type="float">
            <text:p>0.0401240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41" calcext:value-type="float">
            <text:p>0.0401241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411" calcext:value-type="float">
            <text:p>0.0401241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412" calcext:value-type="float">
            <text:p>0.0401241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413" calcext:value-type="float">
            <text:p>0.0401241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414" calcext:value-type="float">
            <text:p>0.0401241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415" calcext:value-type="float">
            <text:p>0.0401241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416" calcext:value-type="float">
            <text:p>0.0401241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417" calcext:value-type="float">
            <text:p>0.0401241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418" calcext:value-type="float">
            <text:p>0.0401241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419" calcext:value-type="float">
            <text:p>0.0401241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42" calcext:value-type="float">
            <text:p>0.040124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421" calcext:value-type="float">
            <text:p>0.0401242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422" calcext:value-type="float">
            <text:p>0.0401242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423" calcext:value-type="float">
            <text:p>0.0401242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424" calcext:value-type="float">
            <text:p>0.0401242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425" calcext:value-type="float">
            <text:p>0.0401242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426" calcext:value-type="float">
            <text:p>0.0401242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427" calcext:value-type="float">
            <text:p>0.0401242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428" calcext:value-type="float">
            <text:p>0.0401242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429" calcext:value-type="float">
            <text:p>0.0401242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43" calcext:value-type="float">
            <text:p>0.0401243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431" calcext:value-type="float">
            <text:p>0.0401243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432" calcext:value-type="float">
            <text:p>0.0401243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433" calcext:value-type="float">
            <text:p>0.0401243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434" calcext:value-type="float">
            <text:p>0.0401243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435" calcext:value-type="float">
            <text:p>0.0401243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436" calcext:value-type="float">
            <text:p>0.0401243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437" calcext:value-type="float">
            <text:p>0.0401243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438" calcext:value-type="float">
            <text:p>0.0401243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439" calcext:value-type="float">
            <text:p>0.0401243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44" calcext:value-type="float">
            <text:p>0.040124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441" calcext:value-type="float">
            <text:p>0.0401244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442" calcext:value-type="float">
            <text:p>0.0401244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443" calcext:value-type="float">
            <text:p>0.0401244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444" calcext:value-type="float">
            <text:p>0.0401244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445" calcext:value-type="float">
            <text:p>0.0401244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446" calcext:value-type="float">
            <text:p>0.0401244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447" calcext:value-type="float">
            <text:p>0.0401244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448" calcext:value-type="float">
            <text:p>0.0401244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449" calcext:value-type="float">
            <text:p>0.0401244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45" calcext:value-type="float">
            <text:p>0.040124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451" calcext:value-type="float">
            <text:p>0.0401245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452" calcext:value-type="float">
            <text:p>0.0401245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453" calcext:value-type="float">
            <text:p>0.0401245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454" calcext:value-type="float">
            <text:p>0.0401245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455" calcext:value-type="float">
            <text:p>0.0401245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456" calcext:value-type="float">
            <text:p>0.0401245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457" calcext:value-type="float">
            <text:p>0.0401245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458" calcext:value-type="float">
            <text:p>0.0401245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459" calcext:value-type="float">
            <text:p>0.0401245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46" calcext:value-type="float">
            <text:p>0.040124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461" calcext:value-type="float">
            <text:p>0.0401246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462" calcext:value-type="float">
            <text:p>0.0401246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463" calcext:value-type="float">
            <text:p>0.0401246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464" calcext:value-type="float">
            <text:p>0.0401246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465" calcext:value-type="float">
            <text:p>0.0401246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466" calcext:value-type="float">
            <text:p>0.0401246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467" calcext:value-type="float">
            <text:p>0.0401246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468" calcext:value-type="float">
            <text:p>0.0401246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469" calcext:value-type="float">
            <text:p>0.0401246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47" calcext:value-type="float">
            <text:p>0.0401247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471" calcext:value-type="float">
            <text:p>0.0401247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472" calcext:value-type="float">
            <text:p>0.0401247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473" calcext:value-type="float">
            <text:p>0.0401247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474" calcext:value-type="float">
            <text:p>0.0401247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475" calcext:value-type="float">
            <text:p>0.0401247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476" calcext:value-type="float">
            <text:p>0.0401247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477" calcext:value-type="float">
            <text:p>0.0401247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478" calcext:value-type="float">
            <text:p>0.0401247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479" calcext:value-type="float">
            <text:p>0.0401247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48" calcext:value-type="float">
            <text:p>0.040124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481" calcext:value-type="float">
            <text:p>0.0401248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482" calcext:value-type="float">
            <text:p>0.0401248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483" calcext:value-type="float">
            <text:p>0.0401248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484" calcext:value-type="float">
            <text:p>0.040124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485" calcext:value-type="float">
            <text:p>0.04012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486" calcext:value-type="float">
            <text:p>0.04012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487" calcext:value-type="float">
            <text:p>0.0401248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488" calcext:value-type="float">
            <text:p>0.040124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489" calcext:value-type="float">
            <text:p>0.0401248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49" calcext:value-type="float">
            <text:p>0.040124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491" calcext:value-type="float">
            <text:p>0.0401249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492" calcext:value-type="float">
            <text:p>0.0401249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493" calcext:value-type="float">
            <text:p>0.040124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494" calcext:value-type="float">
            <text:p>0.0401249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495" calcext:value-type="float">
            <text:p>0.0401249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496" calcext:value-type="float">
            <text:p>0.0401249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497" calcext:value-type="float">
            <text:p>0.0401249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498" calcext:value-type="float">
            <text:p>0.0401249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499" calcext:value-type="float">
            <text:p>0.0401249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5" calcext:value-type="float">
            <text:p>0.040125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501" calcext:value-type="float">
            <text:p>0.0401250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502" calcext:value-type="float">
            <text:p>0.0401250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503" calcext:value-type="float">
            <text:p>0.0401250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504" calcext:value-type="float">
            <text:p>0.0401250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505" calcext:value-type="float">
            <text:p>0.0401250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506" calcext:value-type="float">
            <text:p>0.0401250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507" calcext:value-type="float">
            <text:p>0.0401250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508" calcext:value-type="float">
            <text:p>0.0401250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509" calcext:value-type="float">
            <text:p>0.0401250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51" calcext:value-type="float">
            <text:p>0.0401251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511" calcext:value-type="float">
            <text:p>0.0401251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512" calcext:value-type="float">
            <text:p>0.0401251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513" calcext:value-type="float">
            <text:p>0.0401251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514" calcext:value-type="float">
            <text:p>0.0401251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515" calcext:value-type="float">
            <text:p>0.0401251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516" calcext:value-type="float">
            <text:p>0.0401251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517" calcext:value-type="float">
            <text:p>0.0401251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518" calcext:value-type="float">
            <text:p>0.0401251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519" calcext:value-type="float">
            <text:p>0.0401251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52" calcext:value-type="float">
            <text:p>0.040125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521" calcext:value-type="float">
            <text:p>0.0401252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522" calcext:value-type="float">
            <text:p>0.0401252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523" calcext:value-type="float">
            <text:p>0.0401252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524" calcext:value-type="float">
            <text:p>0.0401252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525" calcext:value-type="float">
            <text:p>0.0401252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526" calcext:value-type="float">
            <text:p>0.0401252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527" calcext:value-type="float">
            <text:p>0.0401252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528" calcext:value-type="float">
            <text:p>0.0401252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529" calcext:value-type="float">
            <text:p>0.0401252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53" calcext:value-type="float">
            <text:p>0.0401253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531" calcext:value-type="float">
            <text:p>0.0401253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532" calcext:value-type="float">
            <text:p>0.0401253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533" calcext:value-type="float">
            <text:p>0.0401253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534" calcext:value-type="float">
            <text:p>0.0401253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535" calcext:value-type="float">
            <text:p>0.0401253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536" calcext:value-type="float">
            <text:p>0.0401253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537" calcext:value-type="float">
            <text:p>0.0401253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538" calcext:value-type="float">
            <text:p>0.0401253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539" calcext:value-type="float">
            <text:p>0.0401253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54" calcext:value-type="float">
            <text:p>0.040125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541" calcext:value-type="float">
            <text:p>0.0401254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542" calcext:value-type="float">
            <text:p>0.0401254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543" calcext:value-type="float">
            <text:p>0.0401254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544" calcext:value-type="float">
            <text:p>0.0401254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545" calcext:value-type="float">
            <text:p>0.04012545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2546" calcext:value-type="float">
            <text:p>0.0401254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547" calcext:value-type="float">
            <text:p>0.0401254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548" calcext:value-type="float">
            <text:p>0.0401254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549" calcext:value-type="float">
            <text:p>0.0401254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55" calcext:value-type="float">
            <text:p>0.040125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551" calcext:value-type="float">
            <text:p>0.0401255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552" calcext:value-type="float">
            <text:p>0.0401255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553" calcext:value-type="float">
            <text:p>0.0401255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554" calcext:value-type="float">
            <text:p>0.0401255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555" calcext:value-type="float">
            <text:p>0.0401255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556" calcext:value-type="float">
            <text:p>0.0401255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557" calcext:value-type="float">
            <text:p>0.0401255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558" calcext:value-type="float">
            <text:p>0.0401255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559" calcext:value-type="float">
            <text:p>0.0401255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56" calcext:value-type="float">
            <text:p>0.040125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561" calcext:value-type="float">
            <text:p>0.0401256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562" calcext:value-type="float">
            <text:p>0.0401256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563" calcext:value-type="float">
            <text:p>0.0401256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564" calcext:value-type="float">
            <text:p>0.0401256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565" calcext:value-type="float">
            <text:p>0.0401256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566" calcext:value-type="float">
            <text:p>0.0401256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567" calcext:value-type="float">
            <text:p>0.0401256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568" calcext:value-type="float">
            <text:p>0.0401256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569" calcext:value-type="float">
            <text:p>0.0401256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57" calcext:value-type="float">
            <text:p>0.0401257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571" calcext:value-type="float">
            <text:p>0.0401257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572" calcext:value-type="float">
            <text:p>0.0401257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573" calcext:value-type="float">
            <text:p>0.0401257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574" calcext:value-type="float">
            <text:p>0.0401257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575" calcext:value-type="float">
            <text:p>0.0401257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576" calcext:value-type="float">
            <text:p>0.0401257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577" calcext:value-type="float">
            <text:p>0.0401257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578" calcext:value-type="float">
            <text:p>0.0401257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579" calcext:value-type="float">
            <text:p>0.0401257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58" calcext:value-type="float">
            <text:p>0.040125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581" calcext:value-type="float">
            <text:p>0.0401258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582" calcext:value-type="float">
            <text:p>0.0401258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583" calcext:value-type="float">
            <text:p>0.0401258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584" calcext:value-type="float">
            <text:p>0.0401258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585" calcext:value-type="float">
            <text:p>0.0401258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586" calcext:value-type="float">
            <text:p>0.0401258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587" calcext:value-type="float">
            <text:p>0.0401258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588" calcext:value-type="float">
            <text:p>0.0401258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589" calcext:value-type="float">
            <text:p>0.0401258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59" calcext:value-type="float">
            <text:p>0.040125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591" calcext:value-type="float">
            <text:p>0.0401259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592" calcext:value-type="float">
            <text:p>0.0401259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593" calcext:value-type="float">
            <text:p>0.0401259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594" calcext:value-type="float">
            <text:p>0.0401259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595" calcext:value-type="float">
            <text:p>0.0401259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596" calcext:value-type="float">
            <text:p>0.0401259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597" calcext:value-type="float">
            <text:p>0.0401259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598" calcext:value-type="float">
            <text:p>0.0401259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599" calcext:value-type="float">
            <text:p>0.0401259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6" calcext:value-type="float">
            <text:p>0.04012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601" calcext:value-type="float">
            <text:p>0.0401260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602" calcext:value-type="float">
            <text:p>0.0401260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603" calcext:value-type="float">
            <text:p>0.0401260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604" calcext:value-type="float">
            <text:p>0.0401260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605" calcext:value-type="float">
            <text:p>0.0401260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606" calcext:value-type="float">
            <text:p>0.0401260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607" calcext:value-type="float">
            <text:p>0.0401260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608" calcext:value-type="float">
            <text:p>0.0401260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609" calcext:value-type="float">
            <text:p>0.0401260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61" calcext:value-type="float">
            <text:p>0.0401261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611" calcext:value-type="float">
            <text:p>0.0401261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612" calcext:value-type="float">
            <text:p>0.0401261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613" calcext:value-type="float">
            <text:p>0.0401261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614" calcext:value-type="float">
            <text:p>0.0401261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615" calcext:value-type="float">
            <text:p>0.0401261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616" calcext:value-type="float">
            <text:p>0.0401261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617" calcext:value-type="float">
            <text:p>0.0401261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618" calcext:value-type="float">
            <text:p>0.0401261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619" calcext:value-type="float">
            <text:p>0.040126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62" calcext:value-type="float">
            <text:p>0.040126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621" calcext:value-type="float">
            <text:p>0.0401262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622" calcext:value-type="float">
            <text:p>0.040126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623" calcext:value-type="float">
            <text:p>0.040126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624" calcext:value-type="float">
            <text:p>0.04012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625" calcext:value-type="float">
            <text:p>0.040126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626" calcext:value-type="float">
            <text:p>0.04012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627" calcext:value-type="float">
            <text:p>0.0401262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628" calcext:value-type="float">
            <text:p>0.0401262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629" calcext:value-type="float">
            <text:p>0.0401262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63" calcext:value-type="float">
            <text:p>0.040126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631" calcext:value-type="float">
            <text:p>0.0401263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632" calcext:value-type="float">
            <text:p>0.0401263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633" calcext:value-type="float">
            <text:p>0.0401263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634" calcext:value-type="float">
            <text:p>0.0401263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635" calcext:value-type="float">
            <text:p>0.0401263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636" calcext:value-type="float">
            <text:p>0.0401263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637" calcext:value-type="float">
            <text:p>0.0401263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638" calcext:value-type="float">
            <text:p>0.0401263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639" calcext:value-type="float">
            <text:p>0.0401263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64" calcext:value-type="float">
            <text:p>0.040126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641" calcext:value-type="float">
            <text:p>0.0401264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642" calcext:value-type="float">
            <text:p>0.0401264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643" calcext:value-type="float">
            <text:p>0.0401264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644" calcext:value-type="float">
            <text:p>0.0401264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645" calcext:value-type="float">
            <text:p>0.0401264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646" calcext:value-type="float">
            <text:p>0.0401264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647" calcext:value-type="float">
            <text:p>0.0401264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648" calcext:value-type="float">
            <text:p>0.0401264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649" calcext:value-type="float">
            <text:p>0.0401264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65" calcext:value-type="float">
            <text:p>0.0401265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651" calcext:value-type="float">
            <text:p>0.0401265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652" calcext:value-type="float">
            <text:p>0.0401265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653" calcext:value-type="float">
            <text:p>0.0401265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654" calcext:value-type="float">
            <text:p>0.0401265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655" calcext:value-type="float">
            <text:p>0.0401265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656" calcext:value-type="float">
            <text:p>0.0401265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657" calcext:value-type="float">
            <text:p>0.0401265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658" calcext:value-type="float">
            <text:p>0.0401265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659" calcext:value-type="float">
            <text:p>0.0401265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66" calcext:value-type="float">
            <text:p>0.040126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661" calcext:value-type="float">
            <text:p>0.0401266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662" calcext:value-type="float">
            <text:p>0.0401266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663" calcext:value-type="float">
            <text:p>0.0401266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664" calcext:value-type="float">
            <text:p>0.0401266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665" calcext:value-type="float">
            <text:p>0.0401266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666" calcext:value-type="float">
            <text:p>0.0401266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667" calcext:value-type="float">
            <text:p>0.0401266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668" calcext:value-type="float">
            <text:p>0.0401266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669" calcext:value-type="float">
            <text:p>0.0401266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67" calcext:value-type="float">
            <text:p>0.0401267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671" calcext:value-type="float">
            <text:p>0.0401267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672" calcext:value-type="float">
            <text:p>0.0401267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673" calcext:value-type="float">
            <text:p>0.0401267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674" calcext:value-type="float">
            <text:p>0.0401267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675" calcext:value-type="float">
            <text:p>0.0401267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676" calcext:value-type="float">
            <text:p>0.0401267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677" calcext:value-type="float">
            <text:p>0.0401267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678" calcext:value-type="float">
            <text:p>0.0401267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679" calcext:value-type="float">
            <text:p>0.0401267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68" calcext:value-type="float">
            <text:p>0.040126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681" calcext:value-type="float">
            <text:p>0.0401268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682" calcext:value-type="float">
            <text:p>0.0401268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683" calcext:value-type="float">
            <text:p>0.0401268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2684" calcext:value-type="float">
            <text:p>0.0401268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685" calcext:value-type="float">
            <text:p>0.0401268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686" calcext:value-type="float">
            <text:p>0.0401268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687" calcext:value-type="float">
            <text:p>0.0401268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688" calcext:value-type="float">
            <text:p>0.0401268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89" calcext:value-type="float">
            <text:p>0.0401268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69" calcext:value-type="float">
            <text:p>0.0401269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691" calcext:value-type="float">
            <text:p>0.0401269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692" calcext:value-type="float">
            <text:p>0.0401269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693" calcext:value-type="float">
            <text:p>0.0401269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694" calcext:value-type="float">
            <text:p>0.0401269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695" calcext:value-type="float">
            <text:p>0.0401269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696" calcext:value-type="float">
            <text:p>0.0401269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697" calcext:value-type="float">
            <text:p>0.0401269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698" calcext:value-type="float">
            <text:p>0.0401269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699" calcext:value-type="float">
            <text:p>0.0401269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7" calcext:value-type="float">
            <text:p>0.040127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701" calcext:value-type="float">
            <text:p>0.0401270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702" calcext:value-type="float">
            <text:p>0.0401270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703" calcext:value-type="float">
            <text:p>0.0401270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704" calcext:value-type="float">
            <text:p>0.0401270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705" calcext:value-type="float">
            <text:p>0.0401270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706" calcext:value-type="float">
            <text:p>0.0401270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707" calcext:value-type="float">
            <text:p>0.0401270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708" calcext:value-type="float">
            <text:p>0.0401270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709" calcext:value-type="float">
            <text:p>0.0401270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71" calcext:value-type="float">
            <text:p>0.0401271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711" calcext:value-type="float">
            <text:p>0.0401271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712" calcext:value-type="float">
            <text:p>0.0401271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713" calcext:value-type="float">
            <text:p>0.0401271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714" calcext:value-type="float">
            <text:p>0.0401271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715" calcext:value-type="float">
            <text:p>0.0401271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716" calcext:value-type="float">
            <text:p>0.0401271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717" calcext:value-type="float">
            <text:p>0.0401271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718" calcext:value-type="float">
            <text:p>0.0401271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719" calcext:value-type="float">
            <text:p>0.0401271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72" calcext:value-type="float">
            <text:p>0.040127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721" calcext:value-type="float">
            <text:p>0.0401272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722" calcext:value-type="float">
            <text:p>0.0401272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723" calcext:value-type="float">
            <text:p>0.0401272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724" calcext:value-type="float">
            <text:p>0.0401272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725" calcext:value-type="float">
            <text:p>0.0401272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726" calcext:value-type="float">
            <text:p>0.0401272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727" calcext:value-type="float">
            <text:p>0.0401272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728" calcext:value-type="float">
            <text:p>0.0401272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729" calcext:value-type="float">
            <text:p>0.0401272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73" calcext:value-type="float">
            <text:p>0.0401273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731" calcext:value-type="float">
            <text:p>0.0401273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732" calcext:value-type="float">
            <text:p>0.0401273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733" calcext:value-type="float">
            <text:p>0.0401273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734" calcext:value-type="float">
            <text:p>0.0401273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735" calcext:value-type="float">
            <text:p>0.0401273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736" calcext:value-type="float">
            <text:p>0.0401273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737" calcext:value-type="float">
            <text:p>0.0401273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738" calcext:value-type="float">
            <text:p>0.0401273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739" calcext:value-type="float">
            <text:p>0.0401273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74" calcext:value-type="float">
            <text:p>0.040127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741" calcext:value-type="float">
            <text:p>0.0401274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742" calcext:value-type="float">
            <text:p>0.0401274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743" calcext:value-type="float">
            <text:p>0.0401274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744" calcext:value-type="float">
            <text:p>0.0401274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745" calcext:value-type="float">
            <text:p>0.0401274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746" calcext:value-type="float">
            <text:p>0.0401274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747" calcext:value-type="float">
            <text:p>0.0401274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748" calcext:value-type="float">
            <text:p>0.0401274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749" calcext:value-type="float">
            <text:p>0.0401274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75" calcext:value-type="float">
            <text:p>0.040127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751" calcext:value-type="float">
            <text:p>0.0401275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752" calcext:value-type="float">
            <text:p>0.0401275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753" calcext:value-type="float">
            <text:p>0.0401275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754" calcext:value-type="float">
            <text:p>0.0401275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755" calcext:value-type="float">
            <text:p>0.0401275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756" calcext:value-type="float">
            <text:p>0.0401275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757" calcext:value-type="float">
            <text:p>0.0401275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758" calcext:value-type="float">
            <text:p>0.0401275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759" calcext:value-type="float">
            <text:p>0.0401275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76" calcext:value-type="float">
            <text:p>0.04012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761" calcext:value-type="float">
            <text:p>0.040127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762" calcext:value-type="float">
            <text:p>0.04012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763" calcext:value-type="float">
            <text:p>0.040127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764" calcext:value-type="float">
            <text:p>0.040127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765" calcext:value-type="float">
            <text:p>0.0401276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766" calcext:value-type="float">
            <text:p>0.0401276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767" calcext:value-type="float">
            <text:p>0.0401276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768" calcext:value-type="float">
            <text:p>0.0401276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769" calcext:value-type="float">
            <text:p>0.0401276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77" calcext:value-type="float">
            <text:p>0.0401277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771" calcext:value-type="float">
            <text:p>0.0401277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772" calcext:value-type="float">
            <text:p>0.0401277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773" calcext:value-type="float">
            <text:p>0.0401277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774" calcext:value-type="float">
            <text:p>0.0401277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775" calcext:value-type="float">
            <text:p>0.0401277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776" calcext:value-type="float">
            <text:p>0.0401277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777" calcext:value-type="float">
            <text:p>0.0401277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778" calcext:value-type="float">
            <text:p>0.0401277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779" calcext:value-type="float">
            <text:p>0.0401277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78" calcext:value-type="float">
            <text:p>0.040127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781" calcext:value-type="float">
            <text:p>0.0401278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782" calcext:value-type="float">
            <text:p>0.0401278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783" calcext:value-type="float">
            <text:p>0.0401278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784" calcext:value-type="float">
            <text:p>0.0401278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785" calcext:value-type="float">
            <text:p>0.0401278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786" calcext:value-type="float">
            <text:p>0.0401278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787" calcext:value-type="float">
            <text:p>0.0401278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788" calcext:value-type="float">
            <text:p>0.0401278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789" calcext:value-type="float">
            <text:p>0.0401278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79" calcext:value-type="float">
            <text:p>0.0401279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791" calcext:value-type="float">
            <text:p>0.0401279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792" calcext:value-type="float">
            <text:p>0.0401279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793" calcext:value-type="float">
            <text:p>0.0401279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794" calcext:value-type="float">
            <text:p>0.0401279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795" calcext:value-type="float">
            <text:p>0.0401279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796" calcext:value-type="float">
            <text:p>0.0401279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797" calcext:value-type="float">
            <text:p>0.0401279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798" calcext:value-type="float">
            <text:p>0.0401279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799" calcext:value-type="float">
            <text:p>0.0401279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8" calcext:value-type="float">
            <text:p>0.04012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801" calcext:value-type="float">
            <text:p>0.0401280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802" calcext:value-type="float">
            <text:p>0.0401280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803" calcext:value-type="float">
            <text:p>0.0401280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804" calcext:value-type="float">
            <text:p>0.0401280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805" calcext:value-type="float">
            <text:p>0.0401280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806" calcext:value-type="float">
            <text:p>0.0401280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807" calcext:value-type="float">
            <text:p>0.0401280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808" calcext:value-type="float">
            <text:p>0.0401280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809" calcext:value-type="float">
            <text:p>0.0401280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81" calcext:value-type="float">
            <text:p>0.0401281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811" calcext:value-type="float">
            <text:p>0.0401281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812" calcext:value-type="float">
            <text:p>0.0401281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813" calcext:value-type="float">
            <text:p>0.0401281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814" calcext:value-type="float">
            <text:p>0.0401281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815" calcext:value-type="float">
            <text:p>0.0401281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816" calcext:value-type="float">
            <text:p>0.0401281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817" calcext:value-type="float">
            <text:p>0.0401281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818" calcext:value-type="float">
            <text:p>0.0401281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819" calcext:value-type="float">
            <text:p>0.0401281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82" calcext:value-type="float">
            <text:p>0.040128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821" calcext:value-type="float">
            <text:p>0.04012821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2822" calcext:value-type="float">
            <text:p>0.0401282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823" calcext:value-type="float">
            <text:p>0.0401282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824" calcext:value-type="float">
            <text:p>0.0401282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825" calcext:value-type="float">
            <text:p>0.0401282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826" calcext:value-type="float">
            <text:p>0.0401282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827" calcext:value-type="float">
            <text:p>0.0401282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828" calcext:value-type="float">
            <text:p>0.0401282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829" calcext:value-type="float">
            <text:p>0.0401282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83" calcext:value-type="float">
            <text:p>0.0401283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831" calcext:value-type="float">
            <text:p>0.0401283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832" calcext:value-type="float">
            <text:p>0.0401283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833" calcext:value-type="float">
            <text:p>0.0401283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834" calcext:value-type="float">
            <text:p>0.0401283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835" calcext:value-type="float">
            <text:p>0.0401283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836" calcext:value-type="float">
            <text:p>0.0401283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837" calcext:value-type="float">
            <text:p>0.0401283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838" calcext:value-type="float">
            <text:p>0.0401283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839" calcext:value-type="float">
            <text:p>0.0401283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84" calcext:value-type="float">
            <text:p>0.040128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841" calcext:value-type="float">
            <text:p>0.0401284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842" calcext:value-type="float">
            <text:p>0.0401284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843" calcext:value-type="float">
            <text:p>0.04012843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844" calcext:value-type="float">
            <text:p>0.0401284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845" calcext:value-type="float">
            <text:p>0.04012845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846" calcext:value-type="float">
            <text:p>0.0401284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847" calcext:value-type="float">
            <text:p>0.0401284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848" calcext:value-type="float">
            <text:p>0.0401284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849" calcext:value-type="float">
            <text:p>0.04012849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85" calcext:value-type="float">
            <text:p>0.0401285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851" calcext:value-type="float">
            <text:p>0.04012851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852" calcext:value-type="float">
            <text:p>0.0401285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853" calcext:value-type="float">
            <text:p>0.04012853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854" calcext:value-type="float">
            <text:p>0.0401285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855" calcext:value-type="float">
            <text:p>0.0401285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856" calcext:value-type="float">
            <text:p>0.0401285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857" calcext:value-type="float">
            <text:p>0.04012857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858" calcext:value-type="float">
            <text:p>0.0401285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859" calcext:value-type="float">
            <text:p>0.04012859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86" calcext:value-type="float">
            <text:p>0.040128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861" calcext:value-type="float">
            <text:p>0.0401286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2862" calcext:value-type="float">
            <text:p>0.0401286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2863" calcext:value-type="float">
            <text:p>0.04012863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2864" calcext:value-type="float">
            <text:p>0.0401286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865" calcext:value-type="float">
            <text:p>0.0401286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2866" calcext:value-type="float">
            <text:p>0.0401286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2867" calcext:value-type="float">
            <text:p>0.04012867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2868" calcext:value-type="float">
            <text:p>0.0401286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2869" calcext:value-type="float">
            <text:p>0.0401286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287" calcext:value-type="float">
            <text:p>0.0401287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2871" calcext:value-type="float">
            <text:p>0.04012871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2872" calcext:value-type="float">
            <text:p>0.0401287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2873" calcext:value-type="float">
            <text:p>0.0401287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2874" calcext:value-type="float">
            <text:p>0.0401287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2875" calcext:value-type="float">
            <text:p>0.0401287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2876" calcext:value-type="float">
            <text:p>0.0401287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2877" calcext:value-type="float">
            <text:p>0.0401287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2878" calcext:value-type="float">
            <text:p>0.0401287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2879" calcext:value-type="float">
            <text:p>0.0401287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288" calcext:value-type="float">
            <text:p>0.040128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2881" calcext:value-type="float">
            <text:p>0.0401288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2882" calcext:value-type="float">
            <text:p>0.0401288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2883" calcext:value-type="float">
            <text:p>0.0401288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884" calcext:value-type="float">
            <text:p>0.0401288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2885" calcext:value-type="float">
            <text:p>0.0401288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2886" calcext:value-type="float">
            <text:p>0.0401288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2887" calcext:value-type="float">
            <text:p>0.0401288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2888" calcext:value-type="float">
            <text:p>0.0401288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2889" calcext:value-type="float">
            <text:p>0.0401288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289" calcext:value-type="float">
            <text:p>0.040128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2891" calcext:value-type="float">
            <text:p>0.0401289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2892" calcext:value-type="float">
            <text:p>0.0401289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2893" calcext:value-type="float">
            <text:p>0.0401289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2894" calcext:value-type="float">
            <text:p>0.0401289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2895" calcext:value-type="float">
            <text:p>0.0401289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896" calcext:value-type="float">
            <text:p>0.040128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2897" calcext:value-type="float">
            <text:p>0.0401289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2898" calcext:value-type="float">
            <text:p>0.0401289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899" calcext:value-type="float">
            <text:p>0.040128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29" calcext:value-type="float">
            <text:p>0.040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2901" calcext:value-type="float">
            <text:p>0.040129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2902" calcext:value-type="float">
            <text:p>0.040129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2903" calcext:value-type="float">
            <text:p>0.0401290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2904" calcext:value-type="float">
            <text:p>0.0401290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2905" calcext:value-type="float">
            <text:p>0.0401290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2906" calcext:value-type="float">
            <text:p>0.0401290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2907" calcext:value-type="float">
            <text:p>0.0401290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2908" calcext:value-type="float">
            <text:p>0.0401290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2909" calcext:value-type="float">
            <text:p>0.0401290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291" calcext:value-type="float">
            <text:p>0.040129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2911" calcext:value-type="float">
            <text:p>0.0401291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2912" calcext:value-type="float">
            <text:p>0.0401291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2913" calcext:value-type="float">
            <text:p>0.0401291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2914" calcext:value-type="float">
            <text:p>0.0401291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2915" calcext:value-type="float">
            <text:p>0.0401291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2916" calcext:value-type="float">
            <text:p>0.0401291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2917" calcext:value-type="float">
            <text:p>0.0401291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2918" calcext:value-type="float">
            <text:p>0.0401291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2919" calcext:value-type="float">
            <text:p>0.0401291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292" calcext:value-type="float">
            <text:p>0.040129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2921" calcext:value-type="float">
            <text:p>0.0401292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2922" calcext:value-type="float">
            <text:p>0.0401292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2923" calcext:value-type="float">
            <text:p>0.0401292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2924" calcext:value-type="float">
            <text:p>0.0401292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2925" calcext:value-type="float">
            <text:p>0.0401292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2926" calcext:value-type="float">
            <text:p>0.0401292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2927" calcext:value-type="float">
            <text:p>0.0401292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2928" calcext:value-type="float">
            <text:p>0.0401292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2929" calcext:value-type="float">
            <text:p>0.0401292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293" calcext:value-type="float">
            <text:p>0.040129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2931" calcext:value-type="float">
            <text:p>0.0401293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2932" calcext:value-type="float">
            <text:p>0.0401293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2933" calcext:value-type="float">
            <text:p>0.0401293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934" calcext:value-type="float">
            <text:p>0.0401293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2935" calcext:value-type="float">
            <text:p>0.0401293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2936" calcext:value-type="float">
            <text:p>0.0401293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2937" calcext:value-type="float">
            <text:p>0.0401293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2938" calcext:value-type="float">
            <text:p>0.0401293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2939" calcext:value-type="float">
            <text:p>0.0401293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294" calcext:value-type="float">
            <text:p>0.040129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2941" calcext:value-type="float">
            <text:p>0.0401294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2942" calcext:value-type="float">
            <text:p>0.0401294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2943" calcext:value-type="float">
            <text:p>0.0401294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2944" calcext:value-type="float">
            <text:p>0.0401294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2945" calcext:value-type="float">
            <text:p>0.0401294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2946" calcext:value-type="float">
            <text:p>0.0401294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2947" calcext:value-type="float">
            <text:p>0.0401294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2948" calcext:value-type="float">
            <text:p>0.0401294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2949" calcext:value-type="float">
            <text:p>0.0401294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295" calcext:value-type="float">
            <text:p>0.0401295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2951" calcext:value-type="float">
            <text:p>0.0401295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2952" calcext:value-type="float">
            <text:p>0.0401295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2953" calcext:value-type="float">
            <text:p>0.0401295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2954" calcext:value-type="float">
            <text:p>0.0401295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2955" calcext:value-type="float">
            <text:p>0.0401295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2956" calcext:value-type="float">
            <text:p>0.0401295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2957" calcext:value-type="float">
            <text:p>0.0401295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2958" calcext:value-type="float">
            <text:p>0.0401295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2959" calcext:value-type="float">
            <text:p>0.04012959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296" calcext:value-type="float">
            <text:p>0.040129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2961" calcext:value-type="float">
            <text:p>0.0401296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2962" calcext:value-type="float">
            <text:p>0.0401296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2963" calcext:value-type="float">
            <text:p>0.0401296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2964" calcext:value-type="float">
            <text:p>0.0401296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965" calcext:value-type="float">
            <text:p>0.0401296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2966" calcext:value-type="float">
            <text:p>0.0401296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2967" calcext:value-type="float">
            <text:p>0.0401296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2968" calcext:value-type="float">
            <text:p>0.0401296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2969" calcext:value-type="float">
            <text:p>0.0401296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297" calcext:value-type="float">
            <text:p>0.0401297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2971" calcext:value-type="float">
            <text:p>0.0401297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972" calcext:value-type="float">
            <text:p>0.0401297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2973" calcext:value-type="float">
            <text:p>0.0401297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2974" calcext:value-type="float">
            <text:p>0.0401297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2975" calcext:value-type="float">
            <text:p>0.0401297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2976" calcext:value-type="float">
            <text:p>0.0401297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2977" calcext:value-type="float">
            <text:p>0.0401297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2978" calcext:value-type="float">
            <text:p>0.0401297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2979" calcext:value-type="float">
            <text:p>0.0401297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298" calcext:value-type="float">
            <text:p>0.040129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2981" calcext:value-type="float">
            <text:p>0.0401298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2982" calcext:value-type="float">
            <text:p>0.0401298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2983" calcext:value-type="float">
            <text:p>0.0401298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2984" calcext:value-type="float">
            <text:p>0.0401298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2985" calcext:value-type="float">
            <text:p>0.0401298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2986" calcext:value-type="float">
            <text:p>0.0401298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2987" calcext:value-type="float">
            <text:p>0.0401298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2988" calcext:value-type="float">
            <text:p>0.0401298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2989" calcext:value-type="float">
            <text:p>0.0401298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299" calcext:value-type="float">
            <text:p>0.0401299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2991" calcext:value-type="float">
            <text:p>0.0401299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2992" calcext:value-type="float">
            <text:p>0.0401299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2993" calcext:value-type="float">
            <text:p>0.0401299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2994" calcext:value-type="float">
            <text:p>0.0401299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2995" calcext:value-type="float">
            <text:p>0.0401299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2996" calcext:value-type="float">
            <text:p>0.0401299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2997" calcext:value-type="float">
            <text:p>0.0401299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2998" calcext:value-type="float">
            <text:p>0.0401299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2999" calcext:value-type="float">
            <text:p>0.0401299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" calcext:value-type="float">
            <text:p>0.04013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001" calcext:value-type="float">
            <text:p>0.0401300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002" calcext:value-type="float">
            <text:p>0.0401300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003" calcext:value-type="float">
            <text:p>0.0401300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004" calcext:value-type="float">
            <text:p>0.0401300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005" calcext:value-type="float">
            <text:p>0.0401300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006" calcext:value-type="float">
            <text:p>0.0401300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007" calcext:value-type="float">
            <text:p>0.0401300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008" calcext:value-type="float">
            <text:p>0.0401300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009" calcext:value-type="float">
            <text:p>0.0401300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01" calcext:value-type="float">
            <text:p>0.0401301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011" calcext:value-type="float">
            <text:p>0.0401301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012" calcext:value-type="float">
            <text:p>0.0401301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013" calcext:value-type="float">
            <text:p>0.0401301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014" calcext:value-type="float">
            <text:p>0.0401301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015" calcext:value-type="float">
            <text:p>0.0401301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016" calcext:value-type="float">
            <text:p>0.0401301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017" calcext:value-type="float">
            <text:p>0.0401301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018" calcext:value-type="float">
            <text:p>0.0401301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019" calcext:value-type="float">
            <text:p>0.0401301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02" calcext:value-type="float">
            <text:p>0.040130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021" calcext:value-type="float">
            <text:p>0.0401302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022" calcext:value-type="float">
            <text:p>0.0401302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023" calcext:value-type="float">
            <text:p>0.0401302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024" calcext:value-type="float">
            <text:p>0.0401302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025" calcext:value-type="float">
            <text:p>0.0401302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026" calcext:value-type="float">
            <text:p>0.0401302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027" calcext:value-type="float">
            <text:p>0.0401302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028" calcext:value-type="float">
            <text:p>0.0401302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029" calcext:value-type="float">
            <text:p>0.040130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03" calcext:value-type="float">
            <text:p>0.0401303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031" calcext:value-type="float">
            <text:p>0.0401303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032" calcext:value-type="float">
            <text:p>0.0401303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033" calcext:value-type="float">
            <text:p>0.040130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034" calcext:value-type="float">
            <text:p>0.0401303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035" calcext:value-type="float">
            <text:p>0.040130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036" calcext:value-type="float">
            <text:p>0.040130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037" calcext:value-type="float">
            <text:p>0.04013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038" calcext:value-type="float">
            <text:p>0.04013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039" calcext:value-type="float">
            <text:p>0.040130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04" calcext:value-type="float">
            <text:p>0.04013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041" calcext:value-type="float">
            <text:p>0.0401304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042" calcext:value-type="float">
            <text:p>0.0401304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043" calcext:value-type="float">
            <text:p>0.0401304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044" calcext:value-type="float">
            <text:p>0.040130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045" calcext:value-type="float">
            <text:p>0.040130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046" calcext:value-type="float">
            <text:p>0.040130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047" calcext:value-type="float">
            <text:p>0.0401304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048" calcext:value-type="float">
            <text:p>0.0401304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049" calcext:value-type="float">
            <text:p>0.0401304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05" calcext:value-type="float">
            <text:p>0.0401305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051" calcext:value-type="float">
            <text:p>0.0401305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052" calcext:value-type="float">
            <text:p>0.0401305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053" calcext:value-type="float">
            <text:p>0.0401305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054" calcext:value-type="float">
            <text:p>0.0401305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055" calcext:value-type="float">
            <text:p>0.0401305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056" calcext:value-type="float">
            <text:p>0.0401305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057" calcext:value-type="float">
            <text:p>0.0401305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058" calcext:value-type="float">
            <text:p>0.0401305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059" calcext:value-type="float">
            <text:p>0.0401305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06" calcext:value-type="float">
            <text:p>0.040130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061" calcext:value-type="float">
            <text:p>0.0401306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062" calcext:value-type="float">
            <text:p>0.0401306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063" calcext:value-type="float">
            <text:p>0.0401306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064" calcext:value-type="float">
            <text:p>0.0401306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065" calcext:value-type="float">
            <text:p>0.0401306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066" calcext:value-type="float">
            <text:p>0.0401306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067" calcext:value-type="float">
            <text:p>0.0401306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068" calcext:value-type="float">
            <text:p>0.0401306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069" calcext:value-type="float">
            <text:p>0.0401306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07" calcext:value-type="float">
            <text:p>0.0401307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071" calcext:value-type="float">
            <text:p>0.0401307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072" calcext:value-type="float">
            <text:p>0.0401307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073" calcext:value-type="float">
            <text:p>0.0401307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074" calcext:value-type="float">
            <text:p>0.0401307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075" calcext:value-type="float">
            <text:p>0.0401307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076" calcext:value-type="float">
            <text:p>0.0401307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077" calcext:value-type="float">
            <text:p>0.0401307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078" calcext:value-type="float">
            <text:p>0.0401307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079" calcext:value-type="float">
            <text:p>0.0401307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08" calcext:value-type="float">
            <text:p>0.040130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081" calcext:value-type="float">
            <text:p>0.0401308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082" calcext:value-type="float">
            <text:p>0.0401308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083" calcext:value-type="float">
            <text:p>0.0401308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084" calcext:value-type="float">
            <text:p>0.0401308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085" calcext:value-type="float">
            <text:p>0.0401308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086" calcext:value-type="float">
            <text:p>0.0401308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087" calcext:value-type="float">
            <text:p>0.0401308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088" calcext:value-type="float">
            <text:p>0.0401308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089" calcext:value-type="float">
            <text:p>0.0401308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09" calcext:value-type="float">
            <text:p>0.0401309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091" calcext:value-type="float">
            <text:p>0.0401309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092" calcext:value-type="float">
            <text:p>0.0401309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093" calcext:value-type="float">
            <text:p>0.0401309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094" calcext:value-type="float">
            <text:p>0.0401309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095" calcext:value-type="float">
            <text:p>0.0401309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096" calcext:value-type="float">
            <text:p>0.0401309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097" calcext:value-type="float">
            <text:p>0.04013097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098" calcext:value-type="float">
            <text:p>0.0401309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099" calcext:value-type="float">
            <text:p>0.0401309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1" calcext:value-type="float">
            <text:p>0.040131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101" calcext:value-type="float">
            <text:p>0.0401310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102" calcext:value-type="float">
            <text:p>0.0401310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103" calcext:value-type="float">
            <text:p>0.0401310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104" calcext:value-type="float">
            <text:p>0.0401310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105" calcext:value-type="float">
            <text:p>0.0401310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106" calcext:value-type="float">
            <text:p>0.0401310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107" calcext:value-type="float">
            <text:p>0.0401310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108" calcext:value-type="float">
            <text:p>0.0401310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109" calcext:value-type="float">
            <text:p>0.0401310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11" calcext:value-type="float">
            <text:p>0.0401311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111" calcext:value-type="float">
            <text:p>0.0401311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112" calcext:value-type="float">
            <text:p>0.0401311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113" calcext:value-type="float">
            <text:p>0.0401311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114" calcext:value-type="float">
            <text:p>0.0401311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115" calcext:value-type="float">
            <text:p>0.0401311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116" calcext:value-type="float">
            <text:p>0.0401311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117" calcext:value-type="float">
            <text:p>0.0401311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118" calcext:value-type="float">
            <text:p>0.0401311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119" calcext:value-type="float">
            <text:p>0.0401311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12" calcext:value-type="float">
            <text:p>0.040131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121" calcext:value-type="float">
            <text:p>0.0401312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122" calcext:value-type="float">
            <text:p>0.0401312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123" calcext:value-type="float">
            <text:p>0.0401312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124" calcext:value-type="float">
            <text:p>0.0401312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125" calcext:value-type="float">
            <text:p>0.0401312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126" calcext:value-type="float">
            <text:p>0.0401312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127" calcext:value-type="float">
            <text:p>0.0401312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128" calcext:value-type="float">
            <text:p>0.0401312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129" calcext:value-type="float">
            <text:p>0.0401312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13" calcext:value-type="float">
            <text:p>0.0401313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131" calcext:value-type="float">
            <text:p>0.0401313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132" calcext:value-type="float">
            <text:p>0.0401313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133" calcext:value-type="float">
            <text:p>0.0401313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134" calcext:value-type="float">
            <text:p>0.0401313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135" calcext:value-type="float">
            <text:p>0.0401313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136" calcext:value-type="float">
            <text:p>0.0401313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137" calcext:value-type="float">
            <text:p>0.0401313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138" calcext:value-type="float">
            <text:p>0.0401313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139" calcext:value-type="float">
            <text:p>0.0401313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14" calcext:value-type="float">
            <text:p>0.040131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141" calcext:value-type="float">
            <text:p>0.0401314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142" calcext:value-type="float">
            <text:p>0.0401314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143" calcext:value-type="float">
            <text:p>0.0401314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144" calcext:value-type="float">
            <text:p>0.0401314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145" calcext:value-type="float">
            <text:p>0.0401314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146" calcext:value-type="float">
            <text:p>0.0401314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147" calcext:value-type="float">
            <text:p>0.0401314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148" calcext:value-type="float">
            <text:p>0.0401314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149" calcext:value-type="float">
            <text:p>0.0401314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15" calcext:value-type="float">
            <text:p>0.0401315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151" calcext:value-type="float">
            <text:p>0.0401315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152" calcext:value-type="float">
            <text:p>0.0401315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153" calcext:value-type="float">
            <text:p>0.0401315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154" calcext:value-type="float">
            <text:p>0.0401315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155" calcext:value-type="float">
            <text:p>0.0401315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156" calcext:value-type="float">
            <text:p>0.0401315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157" calcext:value-type="float">
            <text:p>0.0401315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158" calcext:value-type="float">
            <text:p>0.0401315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159" calcext:value-type="float">
            <text:p>0.0401315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16" calcext:value-type="float">
            <text:p>0.040131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161" calcext:value-type="float">
            <text:p>0.0401316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162" calcext:value-type="float">
            <text:p>0.0401316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163" calcext:value-type="float">
            <text:p>0.0401316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164" calcext:value-type="float">
            <text:p>0.0401316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165" calcext:value-type="float">
            <text:p>0.0401316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166" calcext:value-type="float">
            <text:p>0.0401316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167" calcext:value-type="float">
            <text:p>0.0401316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168" calcext:value-type="float">
            <text:p>0.0401316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169" calcext:value-type="float">
            <text:p>0.0401316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17" calcext:value-type="float">
            <text:p>0.040131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171" calcext:value-type="float">
            <text:p>0.0401317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172" calcext:value-type="float">
            <text:p>0.0401317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173" calcext:value-type="float">
            <text:p>0.0401317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174" calcext:value-type="float">
            <text:p>0.0401317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175" calcext:value-type="float">
            <text:p>0.04013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176" calcext:value-type="float">
            <text:p>0.04013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177" calcext:value-type="float">
            <text:p>0.040131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178" calcext:value-type="float">
            <text:p>0.04013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179" calcext:value-type="float">
            <text:p>0.0401317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18" calcext:value-type="float">
            <text:p>0.04013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181" calcext:value-type="float">
            <text:p>0.0401318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182" calcext:value-type="float">
            <text:p>0.0401318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183" calcext:value-type="float">
            <text:p>0.0401318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184" calcext:value-type="float">
            <text:p>0.0401318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185" calcext:value-type="float">
            <text:p>0.0401318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186" calcext:value-type="float">
            <text:p>0.0401318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187" calcext:value-type="float">
            <text:p>0.0401318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188" calcext:value-type="float">
            <text:p>0.0401318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189" calcext:value-type="float">
            <text:p>0.0401318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19" calcext:value-type="float">
            <text:p>0.0401319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191" calcext:value-type="float">
            <text:p>0.0401319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192" calcext:value-type="float">
            <text:p>0.0401319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193" calcext:value-type="float">
            <text:p>0.0401319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194" calcext:value-type="float">
            <text:p>0.0401319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195" calcext:value-type="float">
            <text:p>0.0401319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196" calcext:value-type="float">
            <text:p>0.0401319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197" calcext:value-type="float">
            <text:p>0.0401319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198" calcext:value-type="float">
            <text:p>0.0401319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199" calcext:value-type="float">
            <text:p>0.0401319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2" calcext:value-type="float">
            <text:p>0.04013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201" calcext:value-type="float">
            <text:p>0.0401320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202" calcext:value-type="float">
            <text:p>0.0401320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203" calcext:value-type="float">
            <text:p>0.0401320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204" calcext:value-type="float">
            <text:p>0.0401320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205" calcext:value-type="float">
            <text:p>0.0401320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206" calcext:value-type="float">
            <text:p>0.040132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207" calcext:value-type="float">
            <text:p>0.0401320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208" calcext:value-type="float">
            <text:p>0.0401320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209" calcext:value-type="float">
            <text:p>0.0401320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21" calcext:value-type="float">
            <text:p>0.040132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211" calcext:value-type="float">
            <text:p>0.0401321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212" calcext:value-type="float">
            <text:p>0.0401321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213" calcext:value-type="float">
            <text:p>0.0401321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214" calcext:value-type="float">
            <text:p>0.0401321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215" calcext:value-type="float">
            <text:p>0.0401321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216" calcext:value-type="float">
            <text:p>0.0401321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217" calcext:value-type="float">
            <text:p>0.0401321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218" calcext:value-type="float">
            <text:p>0.0401321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219" calcext:value-type="float">
            <text:p>0.0401321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22" calcext:value-type="float">
            <text:p>0.040132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221" calcext:value-type="float">
            <text:p>0.0401322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222" calcext:value-type="float">
            <text:p>0.0401322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223" calcext:value-type="float">
            <text:p>0.0401322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224" calcext:value-type="float">
            <text:p>0.0401322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225" calcext:value-type="float">
            <text:p>0.0401322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226" calcext:value-type="float">
            <text:p>0.0401322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227" calcext:value-type="float">
            <text:p>0.0401322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228" calcext:value-type="float">
            <text:p>0.0401322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229" calcext:value-type="float">
            <text:p>0.0401322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23" calcext:value-type="float">
            <text:p>0.040132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231" calcext:value-type="float">
            <text:p>0.0401323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232" calcext:value-type="float">
            <text:p>0.0401323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233" calcext:value-type="float">
            <text:p>0.0401323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234" calcext:value-type="float">
            <text:p>0.0401323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235" calcext:value-type="float">
            <text:p>0.04013235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236" calcext:value-type="float">
            <text:p>0.0401323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237" calcext:value-type="float">
            <text:p>0.0401323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238" calcext:value-type="float">
            <text:p>0.0401323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239" calcext:value-type="float">
            <text:p>0.0401323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24" calcext:value-type="float">
            <text:p>0.040132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241" calcext:value-type="float">
            <text:p>0.0401324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242" calcext:value-type="float">
            <text:p>0.0401324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243" calcext:value-type="float">
            <text:p>0.0401324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244" calcext:value-type="float">
            <text:p>0.0401324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245" calcext:value-type="float">
            <text:p>0.0401324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246" calcext:value-type="float">
            <text:p>0.0401324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247" calcext:value-type="float">
            <text:p>0.0401324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248" calcext:value-type="float">
            <text:p>0.0401324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249" calcext:value-type="float">
            <text:p>0.0401324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25" calcext:value-type="float">
            <text:p>0.0401325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251" calcext:value-type="float">
            <text:p>0.0401325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252" calcext:value-type="float">
            <text:p>0.0401325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253" calcext:value-type="float">
            <text:p>0.0401325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254" calcext:value-type="float">
            <text:p>0.0401325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255" calcext:value-type="float">
            <text:p>0.0401325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256" calcext:value-type="float">
            <text:p>0.0401325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257" calcext:value-type="float">
            <text:p>0.0401325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258" calcext:value-type="float">
            <text:p>0.0401325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259" calcext:value-type="float">
            <text:p>0.0401325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26" calcext:value-type="float">
            <text:p>0.040132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261" calcext:value-type="float">
            <text:p>0.0401326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262" calcext:value-type="float">
            <text:p>0.0401326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263" calcext:value-type="float">
            <text:p>0.0401326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264" calcext:value-type="float">
            <text:p>0.0401326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265" calcext:value-type="float">
            <text:p>0.0401326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266" calcext:value-type="float">
            <text:p>0.0401326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267" calcext:value-type="float">
            <text:p>0.0401326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268" calcext:value-type="float">
            <text:p>0.0401326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269" calcext:value-type="float">
            <text:p>0.0401326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27" calcext:value-type="float">
            <text:p>0.0401327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271" calcext:value-type="float">
            <text:p>0.0401327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272" calcext:value-type="float">
            <text:p>0.0401327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273" calcext:value-type="float">
            <text:p>0.0401327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274" calcext:value-type="float">
            <text:p>0.0401327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275" calcext:value-type="float">
            <text:p>0.0401327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276" calcext:value-type="float">
            <text:p>0.0401327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277" calcext:value-type="float">
            <text:p>0.0401327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278" calcext:value-type="float">
            <text:p>0.0401327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279" calcext:value-type="float">
            <text:p>0.0401327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28" calcext:value-type="float">
            <text:p>0.040132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281" calcext:value-type="float">
            <text:p>0.0401328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282" calcext:value-type="float">
            <text:p>0.0401328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283" calcext:value-type="float">
            <text:p>0.0401328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284" calcext:value-type="float">
            <text:p>0.0401328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285" calcext:value-type="float">
            <text:p>0.0401328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286" calcext:value-type="float">
            <text:p>0.0401328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287" calcext:value-type="float">
            <text:p>0.0401328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288" calcext:value-type="float">
            <text:p>0.0401328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289" calcext:value-type="float">
            <text:p>0.0401328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29" calcext:value-type="float">
            <text:p>0.0401329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291" calcext:value-type="float">
            <text:p>0.0401329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292" calcext:value-type="float">
            <text:p>0.0401329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293" calcext:value-type="float">
            <text:p>0.0401329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294" calcext:value-type="float">
            <text:p>0.0401329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295" calcext:value-type="float">
            <text:p>0.0401329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296" calcext:value-type="float">
            <text:p>0.0401329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297" calcext:value-type="float">
            <text:p>0.0401329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298" calcext:value-type="float">
            <text:p>0.0401329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299" calcext:value-type="float">
            <text:p>0.0401329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3" calcext:value-type="float">
            <text:p>0.04013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301" calcext:value-type="float">
            <text:p>0.0401330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302" calcext:value-type="float">
            <text:p>0.0401330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303" calcext:value-type="float">
            <text:p>0.0401330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304" calcext:value-type="float">
            <text:p>0.0401330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305" calcext:value-type="float">
            <text:p>0.0401330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306" calcext:value-type="float">
            <text:p>0.0401330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307" calcext:value-type="float">
            <text:p>0.0401330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308" calcext:value-type="float">
            <text:p>0.0401330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309" calcext:value-type="float">
            <text:p>0.0401330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31" calcext:value-type="float">
            <text:p>0.04013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311" calcext:value-type="float">
            <text:p>0.040133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312" calcext:value-type="float">
            <text:p>0.040133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313" calcext:value-type="float">
            <text:p>0.04013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314" calcext:value-type="float">
            <text:p>0.04013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315" calcext:value-type="float">
            <text:p>0.040133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316" calcext:value-type="float">
            <text:p>0.040133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317" calcext:value-type="float">
            <text:p>0.0401331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318" calcext:value-type="float">
            <text:p>0.040133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319" calcext:value-type="float">
            <text:p>0.0401331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32" calcext:value-type="float">
            <text:p>0.040133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321" calcext:value-type="float">
            <text:p>0.0401332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322" calcext:value-type="float">
            <text:p>0.0401332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323" calcext:value-type="float">
            <text:p>0.0401332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324" calcext:value-type="float">
            <text:p>0.0401332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325" calcext:value-type="float">
            <text:p>0.0401332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326" calcext:value-type="float">
            <text:p>0.0401332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327" calcext:value-type="float">
            <text:p>0.0401332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328" calcext:value-type="float">
            <text:p>0.0401332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329" calcext:value-type="float">
            <text:p>0.0401332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33" calcext:value-type="float">
            <text:p>0.040133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331" calcext:value-type="float">
            <text:p>0.0401333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332" calcext:value-type="float">
            <text:p>0.0401333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333" calcext:value-type="float">
            <text:p>0.0401333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334" calcext:value-type="float">
            <text:p>0.0401333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335" calcext:value-type="float">
            <text:p>0.0401333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336" calcext:value-type="float">
            <text:p>0.0401333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337" calcext:value-type="float">
            <text:p>0.0401333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338" calcext:value-type="float">
            <text:p>0.0401333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339" calcext:value-type="float">
            <text:p>0.0401333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34" calcext:value-type="float">
            <text:p>0.040133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341" calcext:value-type="float">
            <text:p>0.0401334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342" calcext:value-type="float">
            <text:p>0.0401334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343" calcext:value-type="float">
            <text:p>0.0401334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344" calcext:value-type="float">
            <text:p>0.0401334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345" calcext:value-type="float">
            <text:p>0.0401334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346" calcext:value-type="float">
            <text:p>0.0401334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347" calcext:value-type="float">
            <text:p>0.0401334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348" calcext:value-type="float">
            <text:p>0.0401334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349" calcext:value-type="float">
            <text:p>0.0401334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35" calcext:value-type="float">
            <text:p>0.0401335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351" calcext:value-type="float">
            <text:p>0.0401335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352" calcext:value-type="float">
            <text:p>0.0401335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353" calcext:value-type="float">
            <text:p>0.0401335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354" calcext:value-type="float">
            <text:p>0.0401335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355" calcext:value-type="float">
            <text:p>0.0401335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356" calcext:value-type="float">
            <text:p>0.0401335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357" calcext:value-type="float">
            <text:p>0.0401335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358" calcext:value-type="float">
            <text:p>0.0401335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359" calcext:value-type="float">
            <text:p>0.0401335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36" calcext:value-type="float">
            <text:p>0.040133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361" calcext:value-type="float">
            <text:p>0.0401336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362" calcext:value-type="float">
            <text:p>0.0401336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363" calcext:value-type="float">
            <text:p>0.0401336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364" calcext:value-type="float">
            <text:p>0.0401336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365" calcext:value-type="float">
            <text:p>0.0401336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366" calcext:value-type="float">
            <text:p>0.0401336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367" calcext:value-type="float">
            <text:p>0.0401336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368" calcext:value-type="float">
            <text:p>0.0401336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369" calcext:value-type="float">
            <text:p>0.0401336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37" calcext:value-type="float">
            <text:p>0.0401337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371" calcext:value-type="float">
            <text:p>0.0401337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372" calcext:value-type="float">
            <text:p>0.0401337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373" calcext:value-type="float">
            <text:p>0.0401337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374" calcext:value-type="float">
            <text:p>0.0401337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375" calcext:value-type="float">
            <text:p>0.0401337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376" calcext:value-type="float">
            <text:p>0.0401337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377" calcext:value-type="float">
            <text:p>0.0401337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378" calcext:value-type="float">
            <text:p>0.0401337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379" calcext:value-type="float">
            <text:p>0.0401337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38" calcext:value-type="float">
            <text:p>0.040133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381" calcext:value-type="float">
            <text:p>0.0401338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382" calcext:value-type="float">
            <text:p>0.0401338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383" calcext:value-type="float">
            <text:p>0.0401338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384" calcext:value-type="float">
            <text:p>0.0401338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385" calcext:value-type="float">
            <text:p>0.0401338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386" calcext:value-type="float">
            <text:p>0.0401338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387" calcext:value-type="float">
            <text:p>0.0401338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388" calcext:value-type="float">
            <text:p>0.0401338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389" calcext:value-type="float">
            <text:p>0.0401338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39" calcext:value-type="float">
            <text:p>0.0401339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391" calcext:value-type="float">
            <text:p>0.0401339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392" calcext:value-type="float">
            <text:p>0.0401339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393" calcext:value-type="float">
            <text:p>0.0401339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394" calcext:value-type="float">
            <text:p>0.0401339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395" calcext:value-type="float">
            <text:p>0.0401339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396" calcext:value-type="float">
            <text:p>0.0401339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397" calcext:value-type="float">
            <text:p>0.0401339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398" calcext:value-type="float">
            <text:p>0.0401339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399" calcext:value-type="float">
            <text:p>0.0401339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4" calcext:value-type="float">
            <text:p>0.04013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401" calcext:value-type="float">
            <text:p>0.0401340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402" calcext:value-type="float">
            <text:p>0.0401340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403" calcext:value-type="float">
            <text:p>0.0401340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404" calcext:value-type="float">
            <text:p>0.0401340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405" calcext:value-type="float">
            <text:p>0.0401340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406" calcext:value-type="float">
            <text:p>0.0401340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407" calcext:value-type="float">
            <text:p>0.0401340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408" calcext:value-type="float">
            <text:p>0.0401340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409" calcext:value-type="float">
            <text:p>0.0401340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41" calcext:value-type="float">
            <text:p>0.040134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411" calcext:value-type="float">
            <text:p>0.0401341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412" calcext:value-type="float">
            <text:p>0.0401341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413" calcext:value-type="float">
            <text:p>0.0401341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414" calcext:value-type="float">
            <text:p>0.0401341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415" calcext:value-type="float">
            <text:p>0.0401341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416" calcext:value-type="float">
            <text:p>0.0401341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417" calcext:value-type="float">
            <text:p>0.0401341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418" calcext:value-type="float">
            <text:p>0.0401341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419" calcext:value-type="float">
            <text:p>0.0401341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42" calcext:value-type="float">
            <text:p>0.040134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421" calcext:value-type="float">
            <text:p>0.0401342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422" calcext:value-type="float">
            <text:p>0.0401342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423" calcext:value-type="float">
            <text:p>0.0401342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424" calcext:value-type="float">
            <text:p>0.0401342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425" calcext:value-type="float">
            <text:p>0.0401342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426" calcext:value-type="float">
            <text:p>0.0401342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427" calcext:value-type="float">
            <text:p>0.0401342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428" calcext:value-type="float">
            <text:p>0.0401342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429" calcext:value-type="float">
            <text:p>0.0401342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43" calcext:value-type="float">
            <text:p>0.0401343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431" calcext:value-type="float">
            <text:p>0.0401343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432" calcext:value-type="float">
            <text:p>0.0401343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433" calcext:value-type="float">
            <text:p>0.0401343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434" calcext:value-type="float">
            <text:p>0.0401343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435" calcext:value-type="float">
            <text:p>0.0401343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436" calcext:value-type="float">
            <text:p>0.0401343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437" calcext:value-type="float">
            <text:p>0.0401343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438" calcext:value-type="float">
            <text:p>0.0401343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439" calcext:value-type="float">
            <text:p>0.0401343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44" calcext:value-type="float">
            <text:p>0.040134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441" calcext:value-type="float">
            <text:p>0.0401344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442" calcext:value-type="float">
            <text:p>0.0401344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443" calcext:value-type="float">
            <text:p>0.040134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444" calcext:value-type="float">
            <text:p>0.0401344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445" calcext:value-type="float">
            <text:p>0.0401344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446" calcext:value-type="float">
            <text:p>0.0401344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447" calcext:value-type="float">
            <text:p>0.0401344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448" calcext:value-type="float">
            <text:p>0.0401344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449" calcext:value-type="float">
            <text:p>0.0401344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45" calcext:value-type="float">
            <text:p>0.040134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451" calcext:value-type="float">
            <text:p>0.040134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452" calcext:value-type="float">
            <text:p>0.04013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453" calcext:value-type="float">
            <text:p>0.040134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454" calcext:value-type="float">
            <text:p>0.040134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455" calcext:value-type="float">
            <text:p>0.0401345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456" calcext:value-type="float">
            <text:p>0.040134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457" calcext:value-type="float">
            <text:p>0.0401345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458" calcext:value-type="float">
            <text:p>0.0401345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459" calcext:value-type="float">
            <text:p>0.040134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46" calcext:value-type="float">
            <text:p>0.04013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461" calcext:value-type="float">
            <text:p>0.0401346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462" calcext:value-type="float">
            <text:p>0.0401346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463" calcext:value-type="float">
            <text:p>0.0401346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464" calcext:value-type="float">
            <text:p>0.0401346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465" calcext:value-type="float">
            <text:p>0.0401346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466" calcext:value-type="float">
            <text:p>0.0401346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467" calcext:value-type="float">
            <text:p>0.0401346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468" calcext:value-type="float">
            <text:p>0.0401346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469" calcext:value-type="float">
            <text:p>0.0401346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47" calcext:value-type="float">
            <text:p>0.0401347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471" calcext:value-type="float">
            <text:p>0.0401347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472" calcext:value-type="float">
            <text:p>0.0401347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473" calcext:value-type="float">
            <text:p>0.0401347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474" calcext:value-type="float">
            <text:p>0.0401347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475" calcext:value-type="float">
            <text:p>0.0401347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476" calcext:value-type="float">
            <text:p>0.0401347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477" calcext:value-type="float">
            <text:p>0.0401347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478" calcext:value-type="float">
            <text:p>0.0401347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479" calcext:value-type="float">
            <text:p>0.0401347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48" calcext:value-type="float">
            <text:p>0.040134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481" calcext:value-type="float">
            <text:p>0.0401348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482" calcext:value-type="float">
            <text:p>0.0401348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483" calcext:value-type="float">
            <text:p>0.0401348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484" calcext:value-type="float">
            <text:p>0.0401348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485" calcext:value-type="float">
            <text:p>0.0401348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486" calcext:value-type="float">
            <text:p>0.0401348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487" calcext:value-type="float">
            <text:p>0.0401348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488" calcext:value-type="float">
            <text:p>0.0401348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489" calcext:value-type="float">
            <text:p>0.0401348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49" calcext:value-type="float">
            <text:p>0.0401349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491" calcext:value-type="float">
            <text:p>0.0401349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492" calcext:value-type="float">
            <text:p>0.0401349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493" calcext:value-type="float">
            <text:p>0.0401349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494" calcext:value-type="float">
            <text:p>0.0401349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495" calcext:value-type="float">
            <text:p>0.0401349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496" calcext:value-type="float">
            <text:p>0.0401349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497" calcext:value-type="float">
            <text:p>0.0401349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498" calcext:value-type="float">
            <text:p>0.0401349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499" calcext:value-type="float">
            <text:p>0.0401349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5" calcext:value-type="float">
            <text:p>0.040135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501" calcext:value-type="float">
            <text:p>0.0401350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502" calcext:value-type="float">
            <text:p>0.0401350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503" calcext:value-type="float">
            <text:p>0.0401350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504" calcext:value-type="float">
            <text:p>0.0401350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505" calcext:value-type="float">
            <text:p>0.0401350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506" calcext:value-type="float">
            <text:p>0.0401350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507" calcext:value-type="float">
            <text:p>0.0401350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508" calcext:value-type="float">
            <text:p>0.0401350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509" calcext:value-type="float">
            <text:p>0.0401350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51" calcext:value-type="float">
            <text:p>0.0401351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511" calcext:value-type="float">
            <text:p>0.04013511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3512" calcext:value-type="float">
            <text:p>0.0401351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513" calcext:value-type="float">
            <text:p>0.0401351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514" calcext:value-type="float">
            <text:p>0.0401351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515" calcext:value-type="float">
            <text:p>0.0401351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516" calcext:value-type="float">
            <text:p>0.0401351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517" calcext:value-type="float">
            <text:p>0.0401351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518" calcext:value-type="float">
            <text:p>0.0401351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519" calcext:value-type="float">
            <text:p>0.0401351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52" calcext:value-type="float">
            <text:p>0.040135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521" calcext:value-type="float">
            <text:p>0.0401352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522" calcext:value-type="float">
            <text:p>0.0401352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523" calcext:value-type="float">
            <text:p>0.0401352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524" calcext:value-type="float">
            <text:p>0.0401352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525" calcext:value-type="float">
            <text:p>0.0401352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526" calcext:value-type="float">
            <text:p>0.0401352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527" calcext:value-type="float">
            <text:p>0.0401352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528" calcext:value-type="float">
            <text:p>0.0401352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529" calcext:value-type="float">
            <text:p>0.0401352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53" calcext:value-type="float">
            <text:p>0.0401353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531" calcext:value-type="float">
            <text:p>0.0401353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532" calcext:value-type="float">
            <text:p>0.0401353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533" calcext:value-type="float">
            <text:p>0.04013533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534" calcext:value-type="float">
            <text:p>0.0401353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535" calcext:value-type="float">
            <text:p>0.04013535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536" calcext:value-type="float">
            <text:p>0.0401353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537" calcext:value-type="float">
            <text:p>0.0401353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538" calcext:value-type="float">
            <text:p>0.0401353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539" calcext:value-type="float">
            <text:p>0.04013539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54" calcext:value-type="float">
            <text:p>0.040135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541" calcext:value-type="float">
            <text:p>0.04013541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542" calcext:value-type="float">
            <text:p>0.0401354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543" calcext:value-type="float">
            <text:p>0.04013543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544" calcext:value-type="float">
            <text:p>0.0401354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545" calcext:value-type="float">
            <text:p>0.0401354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546" calcext:value-type="float">
            <text:p>0.0401354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547" calcext:value-type="float">
            <text:p>0.04013547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548" calcext:value-type="float">
            <text:p>0.0401354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549" calcext:value-type="float">
            <text:p>0.04013549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55" calcext:value-type="float">
            <text:p>0.0401355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551" calcext:value-type="float">
            <text:p>0.0401355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552" calcext:value-type="float">
            <text:p>0.0401355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553" calcext:value-type="float">
            <text:p>0.04013553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554" calcext:value-type="float">
            <text:p>0.0401355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555" calcext:value-type="float">
            <text:p>0.0401355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556" calcext:value-type="float">
            <text:p>0.0401355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557" calcext:value-type="float">
            <text:p>0.04013557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558" calcext:value-type="float">
            <text:p>0.0401355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559" calcext:value-type="float">
            <text:p>0.0401355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56" calcext:value-type="float">
            <text:p>0.040135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561" calcext:value-type="float">
            <text:p>0.04013561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562" calcext:value-type="float">
            <text:p>0.0401356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563" calcext:value-type="float">
            <text:p>0.0401356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564" calcext:value-type="float">
            <text:p>0.0401356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565" calcext:value-type="float">
            <text:p>0.0401356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566" calcext:value-type="float">
            <text:p>0.0401356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567" calcext:value-type="float">
            <text:p>0.0401356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568" calcext:value-type="float">
            <text:p>0.0401356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569" calcext:value-type="float">
            <text:p>0.0401356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57" calcext:value-type="float">
            <text:p>0.0401357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571" calcext:value-type="float">
            <text:p>0.0401357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572" calcext:value-type="float">
            <text:p>0.0401357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573" calcext:value-type="float">
            <text:p>0.0401357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574" calcext:value-type="float">
            <text:p>0.0401357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575" calcext:value-type="float">
            <text:p>0.04013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576" calcext:value-type="float">
            <text:p>0.0401357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577" calcext:value-type="float">
            <text:p>0.0401357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578" calcext:value-type="float">
            <text:p>0.0401357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579" calcext:value-type="float">
            <text:p>0.0401357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58" calcext:value-type="float">
            <text:p>0.040135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581" calcext:value-type="float">
            <text:p>0.0401358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582" calcext:value-type="float">
            <text:p>0.0401358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583" calcext:value-type="float">
            <text:p>0.0401358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584" calcext:value-type="float">
            <text:p>0.0401358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585" calcext:value-type="float">
            <text:p>0.0401358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586" calcext:value-type="float">
            <text:p>0.0401358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587" calcext:value-type="float">
            <text:p>0.0401358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588" calcext:value-type="float">
            <text:p>0.040135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589" calcext:value-type="float">
            <text:p>0.04013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59" calcext:value-type="float">
            <text:p>0.04013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591" calcext:value-type="float">
            <text:p>0.0401359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592" calcext:value-type="float">
            <text:p>0.04013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593" calcext:value-type="float">
            <text:p>0.0401359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594" calcext:value-type="float">
            <text:p>0.040135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595" calcext:value-type="float">
            <text:p>0.0401359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596" calcext:value-type="float">
            <text:p>0.0401359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597" calcext:value-type="float">
            <text:p>0.0401359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598" calcext:value-type="float">
            <text:p>0.0401359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599" calcext:value-type="float">
            <text:p>0.0401359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6" calcext:value-type="float">
            <text:p>0.04013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601" calcext:value-type="float">
            <text:p>0.0401360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602" calcext:value-type="float">
            <text:p>0.0401360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603" calcext:value-type="float">
            <text:p>0.0401360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604" calcext:value-type="float">
            <text:p>0.0401360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605" calcext:value-type="float">
            <text:p>0.0401360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606" calcext:value-type="float">
            <text:p>0.0401360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607" calcext:value-type="float">
            <text:p>0.0401360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608" calcext:value-type="float">
            <text:p>0.0401360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609" calcext:value-type="float">
            <text:p>0.0401360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61" calcext:value-type="float">
            <text:p>0.0401361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611" calcext:value-type="float">
            <text:p>0.0401361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612" calcext:value-type="float">
            <text:p>0.0401361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613" calcext:value-type="float">
            <text:p>0.0401361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614" calcext:value-type="float">
            <text:p>0.0401361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615" calcext:value-type="float">
            <text:p>0.0401361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616" calcext:value-type="float">
            <text:p>0.0401361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617" calcext:value-type="float">
            <text:p>0.0401361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618" calcext:value-type="float">
            <text:p>0.0401361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619" calcext:value-type="float">
            <text:p>0.0401361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62" calcext:value-type="float">
            <text:p>0.040136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621" calcext:value-type="float">
            <text:p>0.0401362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622" calcext:value-type="float">
            <text:p>0.0401362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623" calcext:value-type="float">
            <text:p>0.0401362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624" calcext:value-type="float">
            <text:p>0.0401362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625" calcext:value-type="float">
            <text:p>0.0401362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626" calcext:value-type="float">
            <text:p>0.0401362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627" calcext:value-type="float">
            <text:p>0.0401362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628" calcext:value-type="float">
            <text:p>0.0401362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629" calcext:value-type="float">
            <text:p>0.0401362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63" calcext:value-type="float">
            <text:p>0.0401363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631" calcext:value-type="float">
            <text:p>0.0401363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632" calcext:value-type="float">
            <text:p>0.0401363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633" calcext:value-type="float">
            <text:p>0.0401363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634" calcext:value-type="float">
            <text:p>0.0401363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635" calcext:value-type="float">
            <text:p>0.0401363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636" calcext:value-type="float">
            <text:p>0.0401363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637" calcext:value-type="float">
            <text:p>0.0401363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638" calcext:value-type="float">
            <text:p>0.0401363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639" calcext:value-type="float">
            <text:p>0.0401363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64" calcext:value-type="float">
            <text:p>0.040136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641" calcext:value-type="float">
            <text:p>0.0401364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642" calcext:value-type="float">
            <text:p>0.0401364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643" calcext:value-type="float">
            <text:p>0.0401364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644" calcext:value-type="float">
            <text:p>0.0401364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645" calcext:value-type="float">
            <text:p>0.0401364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646" calcext:value-type="float">
            <text:p>0.0401364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647" calcext:value-type="float">
            <text:p>0.0401364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648" calcext:value-type="float">
            <text:p>0.0401364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649" calcext:value-type="float">
            <text:p>0.04013649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65" calcext:value-type="float">
            <text:p>0.0401365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651" calcext:value-type="float">
            <text:p>0.0401365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652" calcext:value-type="float">
            <text:p>0.0401365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653" calcext:value-type="float">
            <text:p>0.0401365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654" calcext:value-type="float">
            <text:p>0.0401365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55" calcext:value-type="float">
            <text:p>0.0401365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656" calcext:value-type="float">
            <text:p>0.0401365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657" calcext:value-type="float">
            <text:p>0.0401365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658" calcext:value-type="float">
            <text:p>0.0401365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659" calcext:value-type="float">
            <text:p>0.0401365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66" calcext:value-type="float">
            <text:p>0.040136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661" calcext:value-type="float">
            <text:p>0.0401366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662" calcext:value-type="float">
            <text:p>0.0401366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663" calcext:value-type="float">
            <text:p>0.0401366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664" calcext:value-type="float">
            <text:p>0.0401366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665" calcext:value-type="float">
            <text:p>0.0401366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666" calcext:value-type="float">
            <text:p>0.0401366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667" calcext:value-type="float">
            <text:p>0.0401366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668" calcext:value-type="float">
            <text:p>0.0401366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669" calcext:value-type="float">
            <text:p>0.0401366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67" calcext:value-type="float">
            <text:p>0.0401367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671" calcext:value-type="float">
            <text:p>0.0401367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672" calcext:value-type="float">
            <text:p>0.0401367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673" calcext:value-type="float">
            <text:p>0.0401367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674" calcext:value-type="float">
            <text:p>0.0401367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675" calcext:value-type="float">
            <text:p>0.0401367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676" calcext:value-type="float">
            <text:p>0.0401367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677" calcext:value-type="float">
            <text:p>0.0401367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678" calcext:value-type="float">
            <text:p>0.0401367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679" calcext:value-type="float">
            <text:p>0.0401367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68" calcext:value-type="float">
            <text:p>0.040136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681" calcext:value-type="float">
            <text:p>0.0401368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682" calcext:value-type="float">
            <text:p>0.0401368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683" calcext:value-type="float">
            <text:p>0.0401368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684" calcext:value-type="float">
            <text:p>0.0401368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685" calcext:value-type="float">
            <text:p>0.0401368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686" calcext:value-type="float">
            <text:p>0.0401368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687" calcext:value-type="float">
            <text:p>0.0401368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688" calcext:value-type="float">
            <text:p>0.0401368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689" calcext:value-type="float">
            <text:p>0.0401368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69" calcext:value-type="float">
            <text:p>0.0401369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691" calcext:value-type="float">
            <text:p>0.0401369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692" calcext:value-type="float">
            <text:p>0.0401369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693" calcext:value-type="float">
            <text:p>0.0401369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694" calcext:value-type="float">
            <text:p>0.0401369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695" calcext:value-type="float">
            <text:p>0.0401369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696" calcext:value-type="float">
            <text:p>0.0401369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697" calcext:value-type="float">
            <text:p>0.0401369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698" calcext:value-type="float">
            <text:p>0.0401369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699" calcext:value-type="float">
            <text:p>0.0401369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7" calcext:value-type="float">
            <text:p>0.040137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701" calcext:value-type="float">
            <text:p>0.0401370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702" calcext:value-type="float">
            <text:p>0.0401370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703" calcext:value-type="float">
            <text:p>0.0401370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704" calcext:value-type="float">
            <text:p>0.0401370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705" calcext:value-type="float">
            <text:p>0.0401370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706" calcext:value-type="float">
            <text:p>0.0401370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707" calcext:value-type="float">
            <text:p>0.0401370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708" calcext:value-type="float">
            <text:p>0.0401370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709" calcext:value-type="float">
            <text:p>0.0401370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71" calcext:value-type="float">
            <text:p>0.0401371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711" calcext:value-type="float">
            <text:p>0.0401371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712" calcext:value-type="float">
            <text:p>0.0401371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713" calcext:value-type="float">
            <text:p>0.0401371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714" calcext:value-type="float">
            <text:p>0.0401371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715" calcext:value-type="float">
            <text:p>0.0401371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716" calcext:value-type="float">
            <text:p>0.0401371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717" calcext:value-type="float">
            <text:p>0.0401371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718" calcext:value-type="float">
            <text:p>0.0401371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719" calcext:value-type="float">
            <text:p>0.0401371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72" calcext:value-type="float">
            <text:p>0.040137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721" calcext:value-type="float">
            <text:p>0.0401372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722" calcext:value-type="float">
            <text:p>0.0401372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723" calcext:value-type="float">
            <text:p>0.040137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724" calcext:value-type="float">
            <text:p>0.040137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725" calcext:value-type="float">
            <text:p>0.0401372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726" calcext:value-type="float">
            <text:p>0.0401372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727" calcext:value-type="float">
            <text:p>0.04013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728" calcext:value-type="float">
            <text:p>0.04013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729" calcext:value-type="float">
            <text:p>0.040137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73" calcext:value-type="float">
            <text:p>0.04013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731" calcext:value-type="float">
            <text:p>0.0401373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732" calcext:value-type="float">
            <text:p>0.040137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733" calcext:value-type="float">
            <text:p>0.0401373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734" calcext:value-type="float">
            <text:p>0.0401373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735" calcext:value-type="float">
            <text:p>0.0401373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736" calcext:value-type="float">
            <text:p>0.0401373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737" calcext:value-type="float">
            <text:p>0.0401373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738" calcext:value-type="float">
            <text:p>0.0401373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739" calcext:value-type="float">
            <text:p>0.0401373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74" calcext:value-type="float">
            <text:p>0.040137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741" calcext:value-type="float">
            <text:p>0.0401374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742" calcext:value-type="float">
            <text:p>0.0401374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743" calcext:value-type="float">
            <text:p>0.0401374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744" calcext:value-type="float">
            <text:p>0.0401374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745" calcext:value-type="float">
            <text:p>0.0401374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746" calcext:value-type="float">
            <text:p>0.0401374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747" calcext:value-type="float">
            <text:p>0.0401374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748" calcext:value-type="float">
            <text:p>0.0401374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749" calcext:value-type="float">
            <text:p>0.0401374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75" calcext:value-type="float">
            <text:p>0.0401375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751" calcext:value-type="float">
            <text:p>0.0401375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752" calcext:value-type="float">
            <text:p>0.0401375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753" calcext:value-type="float">
            <text:p>0.0401375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754" calcext:value-type="float">
            <text:p>0.0401375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755" calcext:value-type="float">
            <text:p>0.0401375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756" calcext:value-type="float">
            <text:p>0.0401375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757" calcext:value-type="float">
            <text:p>0.0401375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758" calcext:value-type="float">
            <text:p>0.0401375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759" calcext:value-type="float">
            <text:p>0.0401375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76" calcext:value-type="float">
            <text:p>0.040137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761" calcext:value-type="float">
            <text:p>0.0401376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762" calcext:value-type="float">
            <text:p>0.0401376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763" calcext:value-type="float">
            <text:p>0.0401376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764" calcext:value-type="float">
            <text:p>0.0401376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765" calcext:value-type="float">
            <text:p>0.0401376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766" calcext:value-type="float">
            <text:p>0.0401376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767" calcext:value-type="float">
            <text:p>0.0401376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768" calcext:value-type="float">
            <text:p>0.0401376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769" calcext:value-type="float">
            <text:p>0.0401376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77" calcext:value-type="float">
            <text:p>0.0401377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771" calcext:value-type="float">
            <text:p>0.0401377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772" calcext:value-type="float">
            <text:p>0.0401377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773" calcext:value-type="float">
            <text:p>0.0401377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774" calcext:value-type="float">
            <text:p>0.0401377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775" calcext:value-type="float">
            <text:p>0.0401377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776" calcext:value-type="float">
            <text:p>0.0401377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777" calcext:value-type="float">
            <text:p>0.0401377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778" calcext:value-type="float">
            <text:p>0.0401377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779" calcext:value-type="float">
            <text:p>0.0401377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78" calcext:value-type="float">
            <text:p>0.040137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781" calcext:value-type="float">
            <text:p>0.0401378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782" calcext:value-type="float">
            <text:p>0.0401378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783" calcext:value-type="float">
            <text:p>0.0401378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784" calcext:value-type="float">
            <text:p>0.0401378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785" calcext:value-type="float">
            <text:p>0.0401378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786" calcext:value-type="float">
            <text:p>0.0401378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787" calcext:value-type="float">
            <text:p>0.04013787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788" calcext:value-type="float">
            <text:p>0.0401378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789" calcext:value-type="float">
            <text:p>0.0401378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79" calcext:value-type="float">
            <text:p>0.0401379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791" calcext:value-type="float">
            <text:p>0.0401379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792" calcext:value-type="float">
            <text:p>0.0401379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793" calcext:value-type="float">
            <text:p>0.0401379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794" calcext:value-type="float">
            <text:p>0.0401379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795" calcext:value-type="float">
            <text:p>0.0401379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796" calcext:value-type="float">
            <text:p>0.0401379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797" calcext:value-type="float">
            <text:p>0.0401379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798" calcext:value-type="float">
            <text:p>0.0401379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799" calcext:value-type="float">
            <text:p>0.0401379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8" calcext:value-type="float">
            <text:p>0.04013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801" calcext:value-type="float">
            <text:p>0.0401380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802" calcext:value-type="float">
            <text:p>0.0401380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803" calcext:value-type="float">
            <text:p>0.0401380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804" calcext:value-type="float">
            <text:p>0.0401380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805" calcext:value-type="float">
            <text:p>0.0401380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806" calcext:value-type="float">
            <text:p>0.0401380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807" calcext:value-type="float">
            <text:p>0.0401380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808" calcext:value-type="float">
            <text:p>0.0401380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809" calcext:value-type="float">
            <text:p>0.0401380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81" calcext:value-type="float">
            <text:p>0.0401381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811" calcext:value-type="float">
            <text:p>0.0401381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812" calcext:value-type="float">
            <text:p>0.0401381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813" calcext:value-type="float">
            <text:p>0.0401381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814" calcext:value-type="float">
            <text:p>0.0401381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815" calcext:value-type="float">
            <text:p>0.0401381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816" calcext:value-type="float">
            <text:p>0.0401381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817" calcext:value-type="float">
            <text:p>0.0401381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818" calcext:value-type="float">
            <text:p>0.0401381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819" calcext:value-type="float">
            <text:p>0.0401381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82" calcext:value-type="float">
            <text:p>0.040138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821" calcext:value-type="float">
            <text:p>0.0401382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822" calcext:value-type="float">
            <text:p>0.0401382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823" calcext:value-type="float">
            <text:p>0.0401382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824" calcext:value-type="float">
            <text:p>0.0401382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825" calcext:value-type="float">
            <text:p>0.0401382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826" calcext:value-type="float">
            <text:p>0.0401382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827" calcext:value-type="float">
            <text:p>0.0401382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828" calcext:value-type="float">
            <text:p>0.0401382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829" calcext:value-type="float">
            <text:p>0.0401382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83" calcext:value-type="float">
            <text:p>0.040138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831" calcext:value-type="float">
            <text:p>0.0401383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832" calcext:value-type="float">
            <text:p>0.0401383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833" calcext:value-type="float">
            <text:p>0.0401383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834" calcext:value-type="float">
            <text:p>0.0401383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835" calcext:value-type="float">
            <text:p>0.0401383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836" calcext:value-type="float">
            <text:p>0.0401383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837" calcext:value-type="float">
            <text:p>0.0401383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838" calcext:value-type="float">
            <text:p>0.0401383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839" calcext:value-type="float">
            <text:p>0.0401383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84" calcext:value-type="float">
            <text:p>0.040138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841" calcext:value-type="float">
            <text:p>0.0401384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842" calcext:value-type="float">
            <text:p>0.0401384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843" calcext:value-type="float">
            <text:p>0.0401384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844" calcext:value-type="float">
            <text:p>0.0401384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845" calcext:value-type="float">
            <text:p>0.0401384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846" calcext:value-type="float">
            <text:p>0.0401384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847" calcext:value-type="float">
            <text:p>0.0401384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848" calcext:value-type="float">
            <text:p>0.0401384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849" calcext:value-type="float">
            <text:p>0.0401384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85" calcext:value-type="float">
            <text:p>0.0401385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851" calcext:value-type="float">
            <text:p>0.0401385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852" calcext:value-type="float">
            <text:p>0.0401385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853" calcext:value-type="float">
            <text:p>0.0401385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854" calcext:value-type="float">
            <text:p>0.0401385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855" calcext:value-type="float">
            <text:p>0.0401385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856" calcext:value-type="float">
            <text:p>0.0401385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857" calcext:value-type="float">
            <text:p>0.0401385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858" calcext:value-type="float">
            <text:p>0.0401385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859" calcext:value-type="float">
            <text:p>0.0401385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86" calcext:value-type="float">
            <text:p>0.040138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861" calcext:value-type="float">
            <text:p>0.040138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862" calcext:value-type="float">
            <text:p>0.0401386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3863" calcext:value-type="float">
            <text:p>0.0401386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3864" calcext:value-type="float">
            <text:p>0.040138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865" calcext:value-type="float">
            <text:p>0.040138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3866" calcext:value-type="float">
            <text:p>0.04013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3867" calcext:value-type="float">
            <text:p>0.040138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3868" calcext:value-type="float">
            <text:p>0.040138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3869" calcext:value-type="float">
            <text:p>0.0401386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387" calcext:value-type="float">
            <text:p>0.04013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3871" calcext:value-type="float">
            <text:p>0.0401387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3872" calcext:value-type="float">
            <text:p>0.0401387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3873" calcext:value-type="float">
            <text:p>0.0401387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3874" calcext:value-type="float">
            <text:p>0.0401387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3875" calcext:value-type="float">
            <text:p>0.0401387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3876" calcext:value-type="float">
            <text:p>0.0401387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3877" calcext:value-type="float">
            <text:p>0.0401387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3878" calcext:value-type="float">
            <text:p>0.0401387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3879" calcext:value-type="float">
            <text:p>0.0401387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388" calcext:value-type="float">
            <text:p>0.040138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3881" calcext:value-type="float">
            <text:p>0.0401388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3882" calcext:value-type="float">
            <text:p>0.0401388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883" calcext:value-type="float">
            <text:p>0.0401388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3884" calcext:value-type="float">
            <text:p>0.0401388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3885" calcext:value-type="float">
            <text:p>0.0401388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3886" calcext:value-type="float">
            <text:p>0.0401388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3887" calcext:value-type="float">
            <text:p>0.0401388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3888" calcext:value-type="float">
            <text:p>0.0401388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3889" calcext:value-type="float">
            <text:p>0.0401388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389" calcext:value-type="float">
            <text:p>0.0401389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3891" calcext:value-type="float">
            <text:p>0.0401389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3892" calcext:value-type="float">
            <text:p>0.0401389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3893" calcext:value-type="float">
            <text:p>0.0401389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3894" calcext:value-type="float">
            <text:p>0.0401389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3895" calcext:value-type="float">
            <text:p>0.0401389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3896" calcext:value-type="float">
            <text:p>0.0401389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3897" calcext:value-type="float">
            <text:p>0.0401389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3898" calcext:value-type="float">
            <text:p>0.0401389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3899" calcext:value-type="float">
            <text:p>0.0401389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9" calcext:value-type="float">
            <text:p>0.04013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3901" calcext:value-type="float">
            <text:p>0.0401390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3902" calcext:value-type="float">
            <text:p>0.0401390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3903" calcext:value-type="float">
            <text:p>0.0401390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3904" calcext:value-type="float">
            <text:p>0.0401390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3905" calcext:value-type="float">
            <text:p>0.0401390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3906" calcext:value-type="float">
            <text:p>0.0401390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3907" calcext:value-type="float">
            <text:p>0.0401390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3908" calcext:value-type="float">
            <text:p>0.0401390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3909" calcext:value-type="float">
            <text:p>0.0401390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391" calcext:value-type="float">
            <text:p>0.0401391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3911" calcext:value-type="float">
            <text:p>0.0401391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3912" calcext:value-type="float">
            <text:p>0.0401391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3913" calcext:value-type="float">
            <text:p>0.0401391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3914" calcext:value-type="float">
            <text:p>0.0401391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3915" calcext:value-type="float">
            <text:p>0.0401391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3916" calcext:value-type="float">
            <text:p>0.0401391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3917" calcext:value-type="float">
            <text:p>0.0401391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3918" calcext:value-type="float">
            <text:p>0.0401391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3919" calcext:value-type="float">
            <text:p>0.0401391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392" calcext:value-type="float">
            <text:p>0.040139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3921" calcext:value-type="float">
            <text:p>0.0401392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3922" calcext:value-type="float">
            <text:p>0.0401392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3923" calcext:value-type="float">
            <text:p>0.0401392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3924" calcext:value-type="float">
            <text:p>0.0401392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3925" calcext:value-type="float">
            <text:p>0.04013925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3926" calcext:value-type="float">
            <text:p>0.0401392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3927" calcext:value-type="float">
            <text:p>0.0401392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3928" calcext:value-type="float">
            <text:p>0.0401392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3929" calcext:value-type="float">
            <text:p>0.0401392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393" calcext:value-type="float">
            <text:p>0.0401393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931" calcext:value-type="float">
            <text:p>0.0401393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3932" calcext:value-type="float">
            <text:p>0.0401393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3933" calcext:value-type="float">
            <text:p>0.0401393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3934" calcext:value-type="float">
            <text:p>0.0401393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3935" calcext:value-type="float">
            <text:p>0.0401393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3936" calcext:value-type="float">
            <text:p>0.0401393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3937" calcext:value-type="float">
            <text:p>0.0401393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938" calcext:value-type="float">
            <text:p>0.0401393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3939" calcext:value-type="float">
            <text:p>0.0401393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394" calcext:value-type="float">
            <text:p>0.040139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3941" calcext:value-type="float">
            <text:p>0.0401394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3942" calcext:value-type="float">
            <text:p>0.0401394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3943" calcext:value-type="float">
            <text:p>0.0401394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3944" calcext:value-type="float">
            <text:p>0.0401394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3945" calcext:value-type="float">
            <text:p>0.0401394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3946" calcext:value-type="float">
            <text:p>0.0401394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3947" calcext:value-type="float">
            <text:p>0.0401394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3948" calcext:value-type="float">
            <text:p>0.0401394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3949" calcext:value-type="float">
            <text:p>0.0401394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395" calcext:value-type="float">
            <text:p>0.0401395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3951" calcext:value-type="float">
            <text:p>0.0401395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3952" calcext:value-type="float">
            <text:p>0.0401395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3953" calcext:value-type="float">
            <text:p>0.0401395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3954" calcext:value-type="float">
            <text:p>0.0401395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3955" calcext:value-type="float">
            <text:p>0.0401395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3956" calcext:value-type="float">
            <text:p>0.0401395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3957" calcext:value-type="float">
            <text:p>0.0401395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3958" calcext:value-type="float">
            <text:p>0.0401395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3959" calcext:value-type="float">
            <text:p>0.0401395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396" calcext:value-type="float">
            <text:p>0.040139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3961" calcext:value-type="float">
            <text:p>0.0401396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3962" calcext:value-type="float">
            <text:p>0.0401396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3963" calcext:value-type="float">
            <text:p>0.0401396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3964" calcext:value-type="float">
            <text:p>0.0401396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3965" calcext:value-type="float">
            <text:p>0.0401396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3966" calcext:value-type="float">
            <text:p>0.0401396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3967" calcext:value-type="float">
            <text:p>0.0401396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3968" calcext:value-type="float">
            <text:p>0.0401396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969" calcext:value-type="float">
            <text:p>0.0401396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397" calcext:value-type="float">
            <text:p>0.040139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3971" calcext:value-type="float">
            <text:p>0.0401397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3972" calcext:value-type="float">
            <text:p>0.0401397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3973" calcext:value-type="float">
            <text:p>0.0401397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3974" calcext:value-type="float">
            <text:p>0.0401397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3975" calcext:value-type="float">
            <text:p>0.0401397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3976" calcext:value-type="float">
            <text:p>0.0401397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3977" calcext:value-type="float">
            <text:p>0.0401397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3978" calcext:value-type="float">
            <text:p>0.0401397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3979" calcext:value-type="float">
            <text:p>0.0401397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398" calcext:value-type="float">
            <text:p>0.040139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3981" calcext:value-type="float">
            <text:p>0.0401398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3982" calcext:value-type="float">
            <text:p>0.0401398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3983" calcext:value-type="float">
            <text:p>0.0401398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3984" calcext:value-type="float">
            <text:p>0.0401398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3985" calcext:value-type="float">
            <text:p>0.0401398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3986" calcext:value-type="float">
            <text:p>0.0401398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3987" calcext:value-type="float">
            <text:p>0.0401398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3988" calcext:value-type="float">
            <text:p>0.0401398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3989" calcext:value-type="float">
            <text:p>0.0401398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399" calcext:value-type="float">
            <text:p>0.0401399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3991" calcext:value-type="float">
            <text:p>0.0401399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3992" calcext:value-type="float">
            <text:p>0.0401399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3993" calcext:value-type="float">
            <text:p>0.0401399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3994" calcext:value-type="float">
            <text:p>0.0401399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3995" calcext:value-type="float">
            <text:p>0.0401399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3996" calcext:value-type="float">
            <text:p>0.0401399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3997" calcext:value-type="float">
            <text:p>0.0401399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3998" calcext:value-type="float">
            <text:p>0.0401399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3999" calcext:value-type="float">
            <text:p>0.0401399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" calcext:value-type="float">
            <text:p>0.040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001" calcext:value-type="float">
            <text:p>0.040140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002" calcext:value-type="float">
            <text:p>0.040140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003" calcext:value-type="float">
            <text:p>0.04014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004" calcext:value-type="float">
            <text:p>0.04014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005" calcext:value-type="float">
            <text:p>0.040140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006" calcext:value-type="float">
            <text:p>0.040140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007" calcext:value-type="float">
            <text:p>0.0401400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008" calcext:value-type="float">
            <text:p>0.0401400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009" calcext:value-type="float">
            <text:p>0.0401400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01" calcext:value-type="float">
            <text:p>0.040140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011" calcext:value-type="float">
            <text:p>0.040140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012" calcext:value-type="float">
            <text:p>0.0401401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013" calcext:value-type="float">
            <text:p>0.0401401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014" calcext:value-type="float">
            <text:p>0.0401401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015" calcext:value-type="float">
            <text:p>0.0401401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016" calcext:value-type="float">
            <text:p>0.0401401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017" calcext:value-type="float">
            <text:p>0.0401401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018" calcext:value-type="float">
            <text:p>0.0401401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019" calcext:value-type="float">
            <text:p>0.0401401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02" calcext:value-type="float">
            <text:p>0.040140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021" calcext:value-type="float">
            <text:p>0.0401402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022" calcext:value-type="float">
            <text:p>0.0401402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023" calcext:value-type="float">
            <text:p>0.0401402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024" calcext:value-type="float">
            <text:p>0.0401402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025" calcext:value-type="float">
            <text:p>0.0401402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026" calcext:value-type="float">
            <text:p>0.0401402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027" calcext:value-type="float">
            <text:p>0.0401402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028" calcext:value-type="float">
            <text:p>0.0401402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029" calcext:value-type="float">
            <text:p>0.0401402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03" calcext:value-type="float">
            <text:p>0.0401403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031" calcext:value-type="float">
            <text:p>0.0401403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032" calcext:value-type="float">
            <text:p>0.0401403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033" calcext:value-type="float">
            <text:p>0.0401403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034" calcext:value-type="float">
            <text:p>0.0401403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035" calcext:value-type="float">
            <text:p>0.0401403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036" calcext:value-type="float">
            <text:p>0.0401403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037" calcext:value-type="float">
            <text:p>0.0401403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038" calcext:value-type="float">
            <text:p>0.0401403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039" calcext:value-type="float">
            <text:p>0.0401403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04" calcext:value-type="float">
            <text:p>0.040140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041" calcext:value-type="float">
            <text:p>0.0401404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042" calcext:value-type="float">
            <text:p>0.0401404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043" calcext:value-type="float">
            <text:p>0.0401404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044" calcext:value-type="float">
            <text:p>0.0401404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045" calcext:value-type="float">
            <text:p>0.0401404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046" calcext:value-type="float">
            <text:p>0.0401404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047" calcext:value-type="float">
            <text:p>0.0401404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048" calcext:value-type="float">
            <text:p>0.0401404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049" calcext:value-type="float">
            <text:p>0.0401404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05" calcext:value-type="float">
            <text:p>0.0401405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051" calcext:value-type="float">
            <text:p>0.0401405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052" calcext:value-type="float">
            <text:p>0.0401405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053" calcext:value-type="float">
            <text:p>0.0401405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054" calcext:value-type="float">
            <text:p>0.0401405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055" calcext:value-type="float">
            <text:p>0.0401405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056" calcext:value-type="float">
            <text:p>0.0401405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057" calcext:value-type="float">
            <text:p>0.0401405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058" calcext:value-type="float">
            <text:p>0.0401405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059" calcext:value-type="float">
            <text:p>0.0401405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06" calcext:value-type="float">
            <text:p>0.040140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061" calcext:value-type="float">
            <text:p>0.0401406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062" calcext:value-type="float">
            <text:p>0.0401406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063" calcext:value-type="float">
            <text:p>0.0401406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064" calcext:value-type="float">
            <text:p>0.0401406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065" calcext:value-type="float">
            <text:p>0.0401406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066" calcext:value-type="float">
            <text:p>0.0401406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067" calcext:value-type="float">
            <text:p>0.0401406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068" calcext:value-type="float">
            <text:p>0.0401406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069" calcext:value-type="float">
            <text:p>0.0401406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07" calcext:value-type="float">
            <text:p>0.0401407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071" calcext:value-type="float">
            <text:p>0.0401407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072" calcext:value-type="float">
            <text:p>0.0401407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073" calcext:value-type="float">
            <text:p>0.0401407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074" calcext:value-type="float">
            <text:p>0.0401407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075" calcext:value-type="float">
            <text:p>0.0401407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076" calcext:value-type="float">
            <text:p>0.0401407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077" calcext:value-type="float">
            <text:p>0.0401407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078" calcext:value-type="float">
            <text:p>0.0401407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079" calcext:value-type="float">
            <text:p>0.0401407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08" calcext:value-type="float">
            <text:p>0.040140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081" calcext:value-type="float">
            <text:p>0.0401408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082" calcext:value-type="float">
            <text:p>0.0401408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083" calcext:value-type="float">
            <text:p>0.0401408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084" calcext:value-type="float">
            <text:p>0.0401408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085" calcext:value-type="float">
            <text:p>0.0401408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086" calcext:value-type="float">
            <text:p>0.0401408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087" calcext:value-type="float">
            <text:p>0.0401408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088" calcext:value-type="float">
            <text:p>0.0401408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089" calcext:value-type="float">
            <text:p>0.0401408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09" calcext:value-type="float">
            <text:p>0.0401409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091" calcext:value-type="float">
            <text:p>0.0401409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092" calcext:value-type="float">
            <text:p>0.0401409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093" calcext:value-type="float">
            <text:p>0.0401409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094" calcext:value-type="float">
            <text:p>0.0401409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095" calcext:value-type="float">
            <text:p>0.0401409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096" calcext:value-type="float">
            <text:p>0.0401409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097" calcext:value-type="float">
            <text:p>0.0401409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098" calcext:value-type="float">
            <text:p>0.0401409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099" calcext:value-type="float">
            <text:p>0.0401409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1" calcext:value-type="float">
            <text:p>0.040141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101" calcext:value-type="float">
            <text:p>0.0401410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102" calcext:value-type="float">
            <text:p>0.0401410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103" calcext:value-type="float">
            <text:p>0.0401410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104" calcext:value-type="float">
            <text:p>0.0401410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105" calcext:value-type="float">
            <text:p>0.0401410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106" calcext:value-type="float">
            <text:p>0.0401410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107" calcext:value-type="float">
            <text:p>0.0401410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108" calcext:value-type="float">
            <text:p>0.0401410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109" calcext:value-type="float">
            <text:p>0.0401410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11" calcext:value-type="float">
            <text:p>0.0401411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111" calcext:value-type="float">
            <text:p>0.0401411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112" calcext:value-type="float">
            <text:p>0.0401411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113" calcext:value-type="float">
            <text:p>0.0401411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114" calcext:value-type="float">
            <text:p>0.0401411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115" calcext:value-type="float">
            <text:p>0.0401411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116" calcext:value-type="float">
            <text:p>0.0401411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117" calcext:value-type="float">
            <text:p>0.0401411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118" calcext:value-type="float">
            <text:p>0.0401411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119" calcext:value-type="float">
            <text:p>0.0401411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12" calcext:value-type="float">
            <text:p>0.040141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121" calcext:value-type="float">
            <text:p>0.0401412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122" calcext:value-type="float">
            <text:p>0.0401412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123" calcext:value-type="float">
            <text:p>0.0401412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124" calcext:value-type="float">
            <text:p>0.0401412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125" calcext:value-type="float">
            <text:p>0.0401412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126" calcext:value-type="float">
            <text:p>0.0401412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127" calcext:value-type="float">
            <text:p>0.0401412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128" calcext:value-type="float">
            <text:p>0.0401412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129" calcext:value-type="float">
            <text:p>0.0401412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13" calcext:value-type="float">
            <text:p>0.0401413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131" calcext:value-type="float">
            <text:p>0.0401413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132" calcext:value-type="float">
            <text:p>0.0401413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133" calcext:value-type="float">
            <text:p>0.0401413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134" calcext:value-type="float">
            <text:p>0.0401413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135" calcext:value-type="float">
            <text:p>0.0401413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136" calcext:value-type="float">
            <text:p>0.0401413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137" calcext:value-type="float">
            <text:p>0.0401413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138" calcext:value-type="float">
            <text:p>0.0401413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139" calcext:value-type="float">
            <text:p>0.040141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14" calcext:value-type="float">
            <text:p>0.04014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141" calcext:value-type="float">
            <text:p>0.04014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142" calcext:value-type="float">
            <text:p>0.04014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143" calcext:value-type="float">
            <text:p>0.040141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144" calcext:value-type="float">
            <text:p>0.040141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145" calcext:value-type="float">
            <text:p>0.040141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146" calcext:value-type="float">
            <text:p>0.040141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147" calcext:value-type="float">
            <text:p>0.0401414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148" calcext:value-type="float">
            <text:p>0.0401414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149" calcext:value-type="float">
            <text:p>0.0401414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15" calcext:value-type="float">
            <text:p>0.040141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151" calcext:value-type="float">
            <text:p>0.0401415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152" calcext:value-type="float">
            <text:p>0.0401415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153" calcext:value-type="float">
            <text:p>0.0401415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154" calcext:value-type="float">
            <text:p>0.0401415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155" calcext:value-type="float">
            <text:p>0.0401415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156" calcext:value-type="float">
            <text:p>0.0401415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157" calcext:value-type="float">
            <text:p>0.0401415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158" calcext:value-type="float">
            <text:p>0.0401415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159" calcext:value-type="float">
            <text:p>0.0401415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16" calcext:value-type="float">
            <text:p>0.040141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161" calcext:value-type="float">
            <text:p>0.0401416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162" calcext:value-type="float">
            <text:p>0.0401416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163" calcext:value-type="float">
            <text:p>0.0401416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164" calcext:value-type="float">
            <text:p>0.0401416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165" calcext:value-type="float">
            <text:p>0.0401416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166" calcext:value-type="float">
            <text:p>0.0401416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167" calcext:value-type="float">
            <text:p>0.0401416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168" calcext:value-type="float">
            <text:p>0.0401416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169" calcext:value-type="float">
            <text:p>0.0401416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17" calcext:value-type="float">
            <text:p>0.0401417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171" calcext:value-type="float">
            <text:p>0.0401417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172" calcext:value-type="float">
            <text:p>0.0401417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173" calcext:value-type="float">
            <text:p>0.0401417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174" calcext:value-type="float">
            <text:p>0.0401417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175" calcext:value-type="float">
            <text:p>0.0401417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176" calcext:value-type="float">
            <text:p>0.0401417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177" calcext:value-type="float">
            <text:p>0.0401417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178" calcext:value-type="float">
            <text:p>0.0401417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179" calcext:value-type="float">
            <text:p>0.0401417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18" calcext:value-type="float">
            <text:p>0.040141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181" calcext:value-type="float">
            <text:p>0.0401418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182" calcext:value-type="float">
            <text:p>0.0401418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183" calcext:value-type="float">
            <text:p>0.0401418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184" calcext:value-type="float">
            <text:p>0.0401418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185" calcext:value-type="float">
            <text:p>0.0401418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186" calcext:value-type="float">
            <text:p>0.0401418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187" calcext:value-type="float">
            <text:p>0.0401418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188" calcext:value-type="float">
            <text:p>0.0401418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189" calcext:value-type="float">
            <text:p>0.0401418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19" calcext:value-type="float">
            <text:p>0.0401419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191" calcext:value-type="float">
            <text:p>0.0401419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192" calcext:value-type="float">
            <text:p>0.0401419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193" calcext:value-type="float">
            <text:p>0.0401419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194" calcext:value-type="float">
            <text:p>0.0401419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195" calcext:value-type="float">
            <text:p>0.0401419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196" calcext:value-type="float">
            <text:p>0.0401419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197" calcext:value-type="float">
            <text:p>0.0401419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198" calcext:value-type="float">
            <text:p>0.0401419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199" calcext:value-type="float">
            <text:p>0.0401419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2" calcext:value-type="float">
            <text:p>0.04014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201" calcext:value-type="float">
            <text:p>0.04014201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202" calcext:value-type="float">
            <text:p>0.0401420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203" calcext:value-type="float">
            <text:p>0.0401420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204" calcext:value-type="float">
            <text:p>0.0401420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205" calcext:value-type="float">
            <text:p>0.0401420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206" calcext:value-type="float">
            <text:p>0.0401420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207" calcext:value-type="float">
            <text:p>0.0401420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208" calcext:value-type="float">
            <text:p>0.0401420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209" calcext:value-type="float">
            <text:p>0.0401420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21" calcext:value-type="float">
            <text:p>0.0401421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211" calcext:value-type="float">
            <text:p>0.0401421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212" calcext:value-type="float">
            <text:p>0.0401421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213" calcext:value-type="float">
            <text:p>0.0401421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214" calcext:value-type="float">
            <text:p>0.0401421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215" calcext:value-type="float">
            <text:p>0.0401421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216" calcext:value-type="float">
            <text:p>0.0401421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217" calcext:value-type="float">
            <text:p>0.0401421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218" calcext:value-type="float">
            <text:p>0.0401421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219" calcext:value-type="float">
            <text:p>0.0401421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22" calcext:value-type="float">
            <text:p>0.040142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221" calcext:value-type="float">
            <text:p>0.0401422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222" calcext:value-type="float">
            <text:p>0.0401422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223" calcext:value-type="float">
            <text:p>0.04014223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224" calcext:value-type="float">
            <text:p>0.0401422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225" calcext:value-type="float">
            <text:p>0.04014225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226" calcext:value-type="float">
            <text:p>0.0401422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227" calcext:value-type="float">
            <text:p>0.0401422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228" calcext:value-type="float">
            <text:p>0.0401422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229" calcext:value-type="float">
            <text:p>0.04014229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23" calcext:value-type="float">
            <text:p>0.0401423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231" calcext:value-type="float">
            <text:p>0.04014231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232" calcext:value-type="float">
            <text:p>0.0401423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233" calcext:value-type="float">
            <text:p>0.04014233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234" calcext:value-type="float">
            <text:p>0.0401423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235" calcext:value-type="float">
            <text:p>0.0401423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236" calcext:value-type="float">
            <text:p>0.0401423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237" calcext:value-type="float">
            <text:p>0.04014237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238" calcext:value-type="float">
            <text:p>0.0401423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239" calcext:value-type="float">
            <text:p>0.04014239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24" calcext:value-type="float">
            <text:p>0.040142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241" calcext:value-type="float">
            <text:p>0.0401424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242" calcext:value-type="float">
            <text:p>0.0401424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243" calcext:value-type="float">
            <text:p>0.04014243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244" calcext:value-type="float">
            <text:p>0.0401424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245" calcext:value-type="float">
            <text:p>0.0401424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246" calcext:value-type="float">
            <text:p>0.0401424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247" calcext:value-type="float">
            <text:p>0.04014247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248" calcext:value-type="float">
            <text:p>0.0401424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249" calcext:value-type="float">
            <text:p>0.0401424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25" calcext:value-type="float">
            <text:p>0.0401425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251" calcext:value-type="float">
            <text:p>0.04014251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252" calcext:value-type="float">
            <text:p>0.0401425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253" calcext:value-type="float">
            <text:p>0.0401425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254" calcext:value-type="float">
            <text:p>0.0401425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255" calcext:value-type="float">
            <text:p>0.0401425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256" calcext:value-type="float">
            <text:p>0.0401425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257" calcext:value-type="float">
            <text:p>0.0401425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258" calcext:value-type="float">
            <text:p>0.0401425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259" calcext:value-type="float">
            <text:p>0.0401425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26" calcext:value-type="float">
            <text:p>0.040142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261" calcext:value-type="float">
            <text:p>0.0401426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262" calcext:value-type="float">
            <text:p>0.0401426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263" calcext:value-type="float">
            <text:p>0.0401426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264" calcext:value-type="float">
            <text:p>0.0401426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265" calcext:value-type="float">
            <text:p>0.0401426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266" calcext:value-type="float">
            <text:p>0.0401426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267" calcext:value-type="float">
            <text:p>0.0401426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268" calcext:value-type="float">
            <text:p>0.0401426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269" calcext:value-type="float">
            <text:p>0.0401426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27" calcext:value-type="float">
            <text:p>0.0401427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271" calcext:value-type="float">
            <text:p>0.0401427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272" calcext:value-type="float">
            <text:p>0.0401427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273" calcext:value-type="float">
            <text:p>0.0401427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274" calcext:value-type="float">
            <text:p>0.0401427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275" calcext:value-type="float">
            <text:p>0.040142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276" calcext:value-type="float">
            <text:p>0.0401427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277" calcext:value-type="float">
            <text:p>0.0401427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278" calcext:value-type="float">
            <text:p>0.040142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279" calcext:value-type="float">
            <text:p>0.040142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28" calcext:value-type="float">
            <text:p>0.0401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281" calcext:value-type="float">
            <text:p>0.040142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282" calcext:value-type="float">
            <text:p>0.040142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283" calcext:value-type="float">
            <text:p>0.0401428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284" calcext:value-type="float">
            <text:p>0.040142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285" calcext:value-type="float">
            <text:p>0.0401428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286" calcext:value-type="float">
            <text:p>0.0401428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287" calcext:value-type="float">
            <text:p>0.0401428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288" calcext:value-type="float">
            <text:p>0.0401428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289" calcext:value-type="float">
            <text:p>0.0401428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29" calcext:value-type="float">
            <text:p>0.040142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291" calcext:value-type="float">
            <text:p>0.0401429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292" calcext:value-type="float">
            <text:p>0.0401429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293" calcext:value-type="float">
            <text:p>0.0401429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294" calcext:value-type="float">
            <text:p>0.0401429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295" calcext:value-type="float">
            <text:p>0.0401429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296" calcext:value-type="float">
            <text:p>0.0401429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297" calcext:value-type="float">
            <text:p>0.0401429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298" calcext:value-type="float">
            <text:p>0.0401429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299" calcext:value-type="float">
            <text:p>0.0401429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3" calcext:value-type="float">
            <text:p>0.040143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301" calcext:value-type="float">
            <text:p>0.0401430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302" calcext:value-type="float">
            <text:p>0.0401430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303" calcext:value-type="float">
            <text:p>0.0401430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304" calcext:value-type="float">
            <text:p>0.0401430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305" calcext:value-type="float">
            <text:p>0.0401430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306" calcext:value-type="float">
            <text:p>0.0401430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307" calcext:value-type="float">
            <text:p>0.0401430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308" calcext:value-type="float">
            <text:p>0.0401430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309" calcext:value-type="float">
            <text:p>0.0401430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31" calcext:value-type="float">
            <text:p>0.0401431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311" calcext:value-type="float">
            <text:p>0.0401431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312" calcext:value-type="float">
            <text:p>0.0401431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313" calcext:value-type="float">
            <text:p>0.0401431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314" calcext:value-type="float">
            <text:p>0.0401431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315" calcext:value-type="float">
            <text:p>0.0401431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316" calcext:value-type="float">
            <text:p>0.0401431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317" calcext:value-type="float">
            <text:p>0.0401431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318" calcext:value-type="float">
            <text:p>0.0401431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319" calcext:value-type="float">
            <text:p>0.0401431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32" calcext:value-type="float">
            <text:p>0.040143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321" calcext:value-type="float">
            <text:p>0.0401432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322" calcext:value-type="float">
            <text:p>0.0401432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323" calcext:value-type="float">
            <text:p>0.0401432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324" calcext:value-type="float">
            <text:p>0.0401432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325" calcext:value-type="float">
            <text:p>0.0401432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326" calcext:value-type="float">
            <text:p>0.0401432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327" calcext:value-type="float">
            <text:p>0.0401432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328" calcext:value-type="float">
            <text:p>0.0401432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329" calcext:value-type="float">
            <text:p>0.0401432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33" calcext:value-type="float">
            <text:p>0.0401433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331" calcext:value-type="float">
            <text:p>0.0401433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332" calcext:value-type="float">
            <text:p>0.0401433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333" calcext:value-type="float">
            <text:p>0.0401433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334" calcext:value-type="float">
            <text:p>0.0401433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335" calcext:value-type="float">
            <text:p>0.0401433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336" calcext:value-type="float">
            <text:p>0.0401433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337" calcext:value-type="float">
            <text:p>0.0401433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338" calcext:value-type="float">
            <text:p>0.0401433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339" calcext:value-type="float">
            <text:p>0.04014339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0.0401434" calcext:value-type="float">
            <text:p>0.040143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341" calcext:value-type="float">
            <text:p>0.0401434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342" calcext:value-type="float">
            <text:p>0.0401434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343" calcext:value-type="float">
            <text:p>0.0401434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344" calcext:value-type="float">
            <text:p>0.0401434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345" calcext:value-type="float">
            <text:p>0.0401434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346" calcext:value-type="float">
            <text:p>0.0401434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347" calcext:value-type="float">
            <text:p>0.0401434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348" calcext:value-type="float">
            <text:p>0.0401434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349" calcext:value-type="float">
            <text:p>0.0401434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35" calcext:value-type="float">
            <text:p>0.0401435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351" calcext:value-type="float">
            <text:p>0.0401435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352" calcext:value-type="float">
            <text:p>0.0401435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353" calcext:value-type="float">
            <text:p>0.0401435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354" calcext:value-type="float">
            <text:p>0.0401435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355" calcext:value-type="float">
            <text:p>0.0401435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356" calcext:value-type="float">
            <text:p>0.0401435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357" calcext:value-type="float">
            <text:p>0.0401435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358" calcext:value-type="float">
            <text:p>0.0401435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359" calcext:value-type="float">
            <text:p>0.0401435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36" calcext:value-type="float">
            <text:p>0.040143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361" calcext:value-type="float">
            <text:p>0.0401436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362" calcext:value-type="float">
            <text:p>0.0401436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363" calcext:value-type="float">
            <text:p>0.0401436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364" calcext:value-type="float">
            <text:p>0.0401436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365" calcext:value-type="float">
            <text:p>0.0401436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366" calcext:value-type="float">
            <text:p>0.0401436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367" calcext:value-type="float">
            <text:p>0.0401436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368" calcext:value-type="float">
            <text:p>0.0401436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369" calcext:value-type="float">
            <text:p>0.0401436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37" calcext:value-type="float">
            <text:p>0.0401437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371" calcext:value-type="float">
            <text:p>0.0401437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372" calcext:value-type="float">
            <text:p>0.0401437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373" calcext:value-type="float">
            <text:p>0.0401437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374" calcext:value-type="float">
            <text:p>0.0401437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375" calcext:value-type="float">
            <text:p>0.0401437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376" calcext:value-type="float">
            <text:p>0.0401437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377" calcext:value-type="float">
            <text:p>0.0401437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378" calcext:value-type="float">
            <text:p>0.0401437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379" calcext:value-type="float">
            <text:p>0.0401437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38" calcext:value-type="float">
            <text:p>0.040143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381" calcext:value-type="float">
            <text:p>0.0401438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382" calcext:value-type="float">
            <text:p>0.0401438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383" calcext:value-type="float">
            <text:p>0.0401438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384" calcext:value-type="float">
            <text:p>0.0401438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385" calcext:value-type="float">
            <text:p>0.0401438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386" calcext:value-type="float">
            <text:p>0.0401438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387" calcext:value-type="float">
            <text:p>0.0401438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388" calcext:value-type="float">
            <text:p>0.0401438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389" calcext:value-type="float">
            <text:p>0.0401438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39" calcext:value-type="float">
            <text:p>0.0401439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391" calcext:value-type="float">
            <text:p>0.0401439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392" calcext:value-type="float">
            <text:p>0.0401439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393" calcext:value-type="float">
            <text:p>0.0401439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394" calcext:value-type="float">
            <text:p>0.0401439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395" calcext:value-type="float">
            <text:p>0.0401439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396" calcext:value-type="float">
            <text:p>0.0401439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397" calcext:value-type="float">
            <text:p>0.0401439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398" calcext:value-type="float">
            <text:p>0.0401439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399" calcext:value-type="float">
            <text:p>0.0401439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4" calcext:value-type="float">
            <text:p>0.04014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401" calcext:value-type="float">
            <text:p>0.0401440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402" calcext:value-type="float">
            <text:p>0.0401440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403" calcext:value-type="float">
            <text:p>0.0401440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404" calcext:value-type="float">
            <text:p>0.0401440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405" calcext:value-type="float">
            <text:p>0.0401440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406" calcext:value-type="float">
            <text:p>0.0401440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407" calcext:value-type="float">
            <text:p>0.0401440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408" calcext:value-type="float">
            <text:p>0.0401440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409" calcext:value-type="float">
            <text:p>0.0401440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41" calcext:value-type="float">
            <text:p>0.040144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411" calcext:value-type="float">
            <text:p>0.0401441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412" calcext:value-type="float">
            <text:p>0.0401441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413" calcext:value-type="float">
            <text:p>0.040144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414" calcext:value-type="float">
            <text:p>0.040144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415" calcext:value-type="float">
            <text:p>0.040144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416" calcext:value-type="float">
            <text:p>0.040144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417" calcext:value-type="float">
            <text:p>0.04014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418" calcext:value-type="float">
            <text:p>0.04014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419" calcext:value-type="float">
            <text:p>0.040144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42" calcext:value-type="float">
            <text:p>0.04014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421" calcext:value-type="float">
            <text:p>0.040144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422" calcext:value-type="float">
            <text:p>0.040144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423" calcext:value-type="float">
            <text:p>0.040144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424" calcext:value-type="float">
            <text:p>0.0401442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425" calcext:value-type="float">
            <text:p>0.0401442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426" calcext:value-type="float">
            <text:p>0.0401442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427" calcext:value-type="float">
            <text:p>0.0401442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428" calcext:value-type="float">
            <text:p>0.0401442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429" calcext:value-type="float">
            <text:p>0.0401442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43" calcext:value-type="float">
            <text:p>0.0401443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431" calcext:value-type="float">
            <text:p>0.0401443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432" calcext:value-type="float">
            <text:p>0.0401443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433" calcext:value-type="float">
            <text:p>0.0401443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434" calcext:value-type="float">
            <text:p>0.0401443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435" calcext:value-type="float">
            <text:p>0.0401443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436" calcext:value-type="float">
            <text:p>0.0401443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437" calcext:value-type="float">
            <text:p>0.0401443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438" calcext:value-type="float">
            <text:p>0.0401443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439" calcext:value-type="float">
            <text:p>0.0401443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44" calcext:value-type="float">
            <text:p>0.040144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441" calcext:value-type="float">
            <text:p>0.0401444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442" calcext:value-type="float">
            <text:p>0.0401444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443" calcext:value-type="float">
            <text:p>0.0401444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444" calcext:value-type="float">
            <text:p>0.0401444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445" calcext:value-type="float">
            <text:p>0.0401444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446" calcext:value-type="float">
            <text:p>0.0401444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447" calcext:value-type="float">
            <text:p>0.0401444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448" calcext:value-type="float">
            <text:p>0.0401444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449" calcext:value-type="float">
            <text:p>0.0401444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45" calcext:value-type="float">
            <text:p>0.0401445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451" calcext:value-type="float">
            <text:p>0.0401445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452" calcext:value-type="float">
            <text:p>0.0401445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453" calcext:value-type="float">
            <text:p>0.0401445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454" calcext:value-type="float">
            <text:p>0.0401445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455" calcext:value-type="float">
            <text:p>0.0401445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456" calcext:value-type="float">
            <text:p>0.0401445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457" calcext:value-type="float">
            <text:p>0.0401445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458" calcext:value-type="float">
            <text:p>0.0401445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459" calcext:value-type="float">
            <text:p>0.0401445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46" calcext:value-type="float">
            <text:p>0.040144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461" calcext:value-type="float">
            <text:p>0.0401446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462" calcext:value-type="float">
            <text:p>0.0401446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463" calcext:value-type="float">
            <text:p>0.0401446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464" calcext:value-type="float">
            <text:p>0.0401446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465" calcext:value-type="float">
            <text:p>0.0401446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466" calcext:value-type="float">
            <text:p>0.0401446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467" calcext:value-type="float">
            <text:p>0.0401446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468" calcext:value-type="float">
            <text:p>0.0401446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469" calcext:value-type="float">
            <text:p>0.0401446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47" calcext:value-type="float">
            <text:p>0.0401447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471" calcext:value-type="float">
            <text:p>0.0401447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472" calcext:value-type="float">
            <text:p>0.0401447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473" calcext:value-type="float">
            <text:p>0.0401447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474" calcext:value-type="float">
            <text:p>0.0401447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475" calcext:value-type="float">
            <text:p>0.0401447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476" calcext:value-type="float">
            <text:p>0.0401447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477" calcext:value-type="float">
            <text:p>0.04014477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478" calcext:value-type="float">
            <text:p>0.0401447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479" calcext:value-type="float">
            <text:p>0.0401447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48" calcext:value-type="float">
            <text:p>0.040144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481" calcext:value-type="float">
            <text:p>0.0401448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482" calcext:value-type="float">
            <text:p>0.0401448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483" calcext:value-type="float">
            <text:p>0.0401448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484" calcext:value-type="float">
            <text:p>0.0401448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485" calcext:value-type="float">
            <text:p>0.0401448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486" calcext:value-type="float">
            <text:p>0.0401448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487" calcext:value-type="float">
            <text:p>0.0401448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488" calcext:value-type="float">
            <text:p>0.0401448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489" calcext:value-type="float">
            <text:p>0.0401448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49" calcext:value-type="float">
            <text:p>0.040144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491" calcext:value-type="float">
            <text:p>0.0401449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492" calcext:value-type="float">
            <text:p>0.0401449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493" calcext:value-type="float">
            <text:p>0.0401449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494" calcext:value-type="float">
            <text:p>0.0401449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495" calcext:value-type="float">
            <text:p>0.0401449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496" calcext:value-type="float">
            <text:p>0.0401449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497" calcext:value-type="float">
            <text:p>0.0401449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498" calcext:value-type="float">
            <text:p>0.0401449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499" calcext:value-type="float">
            <text:p>0.0401449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5" calcext:value-type="float">
            <text:p>0.040145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501" calcext:value-type="float">
            <text:p>0.0401450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502" calcext:value-type="float">
            <text:p>0.0401450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503" calcext:value-type="float">
            <text:p>0.0401450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504" calcext:value-type="float">
            <text:p>0.0401450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505" calcext:value-type="float">
            <text:p>0.0401450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506" calcext:value-type="float">
            <text:p>0.0401450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507" calcext:value-type="float">
            <text:p>0.0401450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508" calcext:value-type="float">
            <text:p>0.0401450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509" calcext:value-type="float">
            <text:p>0.0401450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51" calcext:value-type="float">
            <text:p>0.0401451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511" calcext:value-type="float">
            <text:p>0.0401451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512" calcext:value-type="float">
            <text:p>0.0401451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513" calcext:value-type="float">
            <text:p>0.0401451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514" calcext:value-type="float">
            <text:p>0.0401451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515" calcext:value-type="float">
            <text:p>0.0401451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516" calcext:value-type="float">
            <text:p>0.0401451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517" calcext:value-type="float">
            <text:p>0.0401451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518" calcext:value-type="float">
            <text:p>0.0401451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519" calcext:value-type="float">
            <text:p>0.0401451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52" calcext:value-type="float">
            <text:p>0.040145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521" calcext:value-type="float">
            <text:p>0.0401452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522" calcext:value-type="float">
            <text:p>0.0401452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523" calcext:value-type="float">
            <text:p>0.0401452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524" calcext:value-type="float">
            <text:p>0.0401452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525" calcext:value-type="float">
            <text:p>0.0401452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526" calcext:value-type="float">
            <text:p>0.0401452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527" calcext:value-type="float">
            <text:p>0.0401452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528" calcext:value-type="float">
            <text:p>0.0401452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529" calcext:value-type="float">
            <text:p>0.0401452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53" calcext:value-type="float">
            <text:p>0.0401453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531" calcext:value-type="float">
            <text:p>0.0401453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532" calcext:value-type="float">
            <text:p>0.0401453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533" calcext:value-type="float">
            <text:p>0.0401453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534" calcext:value-type="float">
            <text:p>0.0401453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535" calcext:value-type="float">
            <text:p>0.0401453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536" calcext:value-type="float">
            <text:p>0.0401453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537" calcext:value-type="float">
            <text:p>0.0401453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538" calcext:value-type="float">
            <text:p>0.0401453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539" calcext:value-type="float">
            <text:p>0.0401453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54" calcext:value-type="float">
            <text:p>0.040145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541" calcext:value-type="float">
            <text:p>0.0401454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542" calcext:value-type="float">
            <text:p>0.0401454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543" calcext:value-type="float">
            <text:p>0.0401454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544" calcext:value-type="float">
            <text:p>0.0401454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545" calcext:value-type="float">
            <text:p>0.0401454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546" calcext:value-type="float">
            <text:p>0.0401454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547" calcext:value-type="float">
            <text:p>0.0401454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548" calcext:value-type="float">
            <text:p>0.040145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549" calcext:value-type="float">
            <text:p>0.0401454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55" calcext:value-type="float">
            <text:p>0.040145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551" calcext:value-type="float">
            <text:p>0.0401455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552" calcext:value-type="float">
            <text:p>0.0401455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553" calcext:value-type="float">
            <text:p>0.040145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554" calcext:value-type="float">
            <text:p>0.040145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555" calcext:value-type="float">
            <text:p>0.04014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556" calcext:value-type="float">
            <text:p>0.04014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557" calcext:value-type="float">
            <text:p>0.0401455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558" calcext:value-type="float">
            <text:p>0.040145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559" calcext:value-type="float">
            <text:p>0.0401455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56" calcext:value-type="float">
            <text:p>0.04014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561" calcext:value-type="float">
            <text:p>0.0401456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562" calcext:value-type="float">
            <text:p>0.0401456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563" calcext:value-type="float">
            <text:p>0.0401456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564" calcext:value-type="float">
            <text:p>0.0401456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565" calcext:value-type="float">
            <text:p>0.0401456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566" calcext:value-type="float">
            <text:p>0.0401456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567" calcext:value-type="float">
            <text:p>0.0401456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568" calcext:value-type="float">
            <text:p>0.0401456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569" calcext:value-type="float">
            <text:p>0.0401456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57" calcext:value-type="float">
            <text:p>0.0401457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571" calcext:value-type="float">
            <text:p>0.0401457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572" calcext:value-type="float">
            <text:p>0.0401457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573" calcext:value-type="float">
            <text:p>0.0401457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574" calcext:value-type="float">
            <text:p>0.0401457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575" calcext:value-type="float">
            <text:p>0.0401457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576" calcext:value-type="float">
            <text:p>0.0401457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577" calcext:value-type="float">
            <text:p>0.0401457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578" calcext:value-type="float">
            <text:p>0.0401457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579" calcext:value-type="float">
            <text:p>0.0401457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58" calcext:value-type="float">
            <text:p>0.040145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581" calcext:value-type="float">
            <text:p>0.0401458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582" calcext:value-type="float">
            <text:p>0.0401458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583" calcext:value-type="float">
            <text:p>0.0401458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584" calcext:value-type="float">
            <text:p>0.0401458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585" calcext:value-type="float">
            <text:p>0.0401458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586" calcext:value-type="float">
            <text:p>0.0401458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587" calcext:value-type="float">
            <text:p>0.0401458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588" calcext:value-type="float">
            <text:p>0.0401458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589" calcext:value-type="float">
            <text:p>0.0401458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59" calcext:value-type="float">
            <text:p>0.040145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591" calcext:value-type="float">
            <text:p>0.0401459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592" calcext:value-type="float">
            <text:p>0.0401459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593" calcext:value-type="float">
            <text:p>0.0401459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594" calcext:value-type="float">
            <text:p>0.0401459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595" calcext:value-type="float">
            <text:p>0.0401459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596" calcext:value-type="float">
            <text:p>0.0401459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597" calcext:value-type="float">
            <text:p>0.0401459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598" calcext:value-type="float">
            <text:p>0.0401459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599" calcext:value-type="float">
            <text:p>0.0401459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6" calcext:value-type="float">
            <text:p>0.04014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601" calcext:value-type="float">
            <text:p>0.0401460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602" calcext:value-type="float">
            <text:p>0.0401460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603" calcext:value-type="float">
            <text:p>0.0401460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604" calcext:value-type="float">
            <text:p>0.0401460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605" calcext:value-type="float">
            <text:p>0.0401460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606" calcext:value-type="float">
            <text:p>0.0401460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607" calcext:value-type="float">
            <text:p>0.0401460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608" calcext:value-type="float">
            <text:p>0.0401460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609" calcext:value-type="float">
            <text:p>0.0401460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61" calcext:value-type="float">
            <text:p>0.0401461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611" calcext:value-type="float">
            <text:p>0.0401461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612" calcext:value-type="float">
            <text:p>0.0401461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613" calcext:value-type="float">
            <text:p>0.0401461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614" calcext:value-type="float">
            <text:p>0.0401461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615" calcext:value-type="float">
            <text:p>0.04014615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616" calcext:value-type="float">
            <text:p>0.0401461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617" calcext:value-type="float">
            <text:p>0.0401461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618" calcext:value-type="float">
            <text:p>0.0401461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619" calcext:value-type="float">
            <text:p>0.0401461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62" calcext:value-type="float">
            <text:p>0.040146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621" calcext:value-type="float">
            <text:p>0.0401462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622" calcext:value-type="float">
            <text:p>0.0401462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623" calcext:value-type="float">
            <text:p>0.0401462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624" calcext:value-type="float">
            <text:p>0.0401462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625" calcext:value-type="float">
            <text:p>0.0401462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626" calcext:value-type="float">
            <text:p>0.0401462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627" calcext:value-type="float">
            <text:p>0.0401462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628" calcext:value-type="float">
            <text:p>0.0401462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629" calcext:value-type="float">
            <text:p>0.0401462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63" calcext:value-type="float">
            <text:p>0.0401463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631" calcext:value-type="float">
            <text:p>0.0401463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632" calcext:value-type="float">
            <text:p>0.0401463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633" calcext:value-type="float">
            <text:p>0.0401463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634" calcext:value-type="float">
            <text:p>0.0401463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635" calcext:value-type="float">
            <text:p>0.0401463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636" calcext:value-type="float">
            <text:p>0.0401463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637" calcext:value-type="float">
            <text:p>0.0401463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638" calcext:value-type="float">
            <text:p>0.0401463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639" calcext:value-type="float">
            <text:p>0.0401463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64" calcext:value-type="float">
            <text:p>0.040146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641" calcext:value-type="float">
            <text:p>0.0401464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642" calcext:value-type="float">
            <text:p>0.0401464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643" calcext:value-type="float">
            <text:p>0.0401464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644" calcext:value-type="float">
            <text:p>0.0401464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645" calcext:value-type="float">
            <text:p>0.0401464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646" calcext:value-type="float">
            <text:p>0.0401464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647" calcext:value-type="float">
            <text:p>0.0401464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648" calcext:value-type="float">
            <text:p>0.0401464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649" calcext:value-type="float">
            <text:p>0.0401464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65" calcext:value-type="float">
            <text:p>0.0401465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651" calcext:value-type="float">
            <text:p>0.0401465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652" calcext:value-type="float">
            <text:p>0.0401465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653" calcext:value-type="float">
            <text:p>0.0401465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654" calcext:value-type="float">
            <text:p>0.0401465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655" calcext:value-type="float">
            <text:p>0.0401465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656" calcext:value-type="float">
            <text:p>0.0401465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657" calcext:value-type="float">
            <text:p>0.0401465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658" calcext:value-type="float">
            <text:p>0.0401465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659" calcext:value-type="float">
            <text:p>0.0401465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66" calcext:value-type="float">
            <text:p>0.040146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661" calcext:value-type="float">
            <text:p>0.0401466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662" calcext:value-type="float">
            <text:p>0.0401466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663" calcext:value-type="float">
            <text:p>0.0401466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664" calcext:value-type="float">
            <text:p>0.0401466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665" calcext:value-type="float">
            <text:p>0.0401466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666" calcext:value-type="float">
            <text:p>0.0401466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667" calcext:value-type="float">
            <text:p>0.0401466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668" calcext:value-type="float">
            <text:p>0.0401466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669" calcext:value-type="float">
            <text:p>0.0401466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67" calcext:value-type="float">
            <text:p>0.0401467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671" calcext:value-type="float">
            <text:p>0.0401467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672" calcext:value-type="float">
            <text:p>0.0401467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673" calcext:value-type="float">
            <text:p>0.0401467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674" calcext:value-type="float">
            <text:p>0.0401467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675" calcext:value-type="float">
            <text:p>0.0401467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676" calcext:value-type="float">
            <text:p>0.0401467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677" calcext:value-type="float">
            <text:p>0.0401467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678" calcext:value-type="float">
            <text:p>0.0401467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679" calcext:value-type="float">
            <text:p>0.0401467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68" calcext:value-type="float">
            <text:p>0.040146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681" calcext:value-type="float">
            <text:p>0.0401468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682" calcext:value-type="float">
            <text:p>0.0401468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683" calcext:value-type="float">
            <text:p>0.0401468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684" calcext:value-type="float">
            <text:p>0.0401468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685" calcext:value-type="float">
            <text:p>0.0401468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686" calcext:value-type="float">
            <text:p>0.0401468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687" calcext:value-type="float">
            <text:p>0.0401468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688" calcext:value-type="float">
            <text:p>0.0401468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689" calcext:value-type="float">
            <text:p>0.0401468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69" calcext:value-type="float">
            <text:p>0.040146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691" calcext:value-type="float">
            <text:p>0.0401469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692" calcext:value-type="float">
            <text:p>0.0401469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693" calcext:value-type="float">
            <text:p>0.04014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694" calcext:value-type="float">
            <text:p>0.04014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695" calcext:value-type="float">
            <text:p>0.040146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696" calcext:value-type="float">
            <text:p>0.040146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697" calcext:value-type="float">
            <text:p>0.0401469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698" calcext:value-type="float">
            <text:p>0.0401469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699" calcext:value-type="float">
            <text:p>0.0401469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7" calcext:value-type="float">
            <text:p>0.04014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701" calcext:value-type="float">
            <text:p>0.0401470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702" calcext:value-type="float">
            <text:p>0.0401470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703" calcext:value-type="float">
            <text:p>0.0401470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704" calcext:value-type="float">
            <text:p>0.040147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705" calcext:value-type="float">
            <text:p>0.0401470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706" calcext:value-type="float">
            <text:p>0.0401470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707" calcext:value-type="float">
            <text:p>0.0401470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708" calcext:value-type="float">
            <text:p>0.0401470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709" calcext:value-type="float">
            <text:p>0.0401470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71" calcext:value-type="float">
            <text:p>0.040147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711" calcext:value-type="float">
            <text:p>0.0401471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712" calcext:value-type="float">
            <text:p>0.0401471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713" calcext:value-type="float">
            <text:p>0.0401471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714" calcext:value-type="float">
            <text:p>0.0401471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715" calcext:value-type="float">
            <text:p>0.0401471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716" calcext:value-type="float">
            <text:p>0.0401471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717" calcext:value-type="float">
            <text:p>0.0401471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718" calcext:value-type="float">
            <text:p>0.0401471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719" calcext:value-type="float">
            <text:p>0.0401471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72" calcext:value-type="float">
            <text:p>0.040147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721" calcext:value-type="float">
            <text:p>0.0401472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722" calcext:value-type="float">
            <text:p>0.0401472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723" calcext:value-type="float">
            <text:p>0.0401472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724" calcext:value-type="float">
            <text:p>0.0401472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725" calcext:value-type="float">
            <text:p>0.0401472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726" calcext:value-type="float">
            <text:p>0.0401472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727" calcext:value-type="float">
            <text:p>0.0401472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728" calcext:value-type="float">
            <text:p>0.0401472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729" calcext:value-type="float">
            <text:p>0.0401472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73" calcext:value-type="float">
            <text:p>0.0401473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731" calcext:value-type="float">
            <text:p>0.0401473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732" calcext:value-type="float">
            <text:p>0.0401473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733" calcext:value-type="float">
            <text:p>0.0401473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734" calcext:value-type="float">
            <text:p>0.0401473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735" calcext:value-type="float">
            <text:p>0.0401473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736" calcext:value-type="float">
            <text:p>0.0401473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737" calcext:value-type="float">
            <text:p>0.0401473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738" calcext:value-type="float">
            <text:p>0.0401473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739" calcext:value-type="float">
            <text:p>0.0401473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74" calcext:value-type="float">
            <text:p>0.040147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741" calcext:value-type="float">
            <text:p>0.0401474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742" calcext:value-type="float">
            <text:p>0.0401474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743" calcext:value-type="float">
            <text:p>0.0401474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744" calcext:value-type="float">
            <text:p>0.0401474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745" calcext:value-type="float">
            <text:p>0.0401474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746" calcext:value-type="float">
            <text:p>0.0401474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747" calcext:value-type="float">
            <text:p>0.0401474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748" calcext:value-type="float">
            <text:p>0.0401474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749" calcext:value-type="float">
            <text:p>0.0401474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75" calcext:value-type="float">
            <text:p>0.0401475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751" calcext:value-type="float">
            <text:p>0.0401475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752" calcext:value-type="float">
            <text:p>0.0401475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753" calcext:value-type="float">
            <text:p>0.0401475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754" calcext:value-type="float">
            <text:p>0.0401475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755" calcext:value-type="float">
            <text:p>0.0401475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756" calcext:value-type="float">
            <text:p>0.0401475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757" calcext:value-type="float">
            <text:p>0.0401475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758" calcext:value-type="float">
            <text:p>0.0401475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759" calcext:value-type="float">
            <text:p>0.0401475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76" calcext:value-type="float">
            <text:p>0.040147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761" calcext:value-type="float">
            <text:p>0.0401476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762" calcext:value-type="float">
            <text:p>0.0401476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763" calcext:value-type="float">
            <text:p>0.0401476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764" calcext:value-type="float">
            <text:p>0.0401476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765" calcext:value-type="float">
            <text:p>0.0401476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766" calcext:value-type="float">
            <text:p>0.0401476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767" calcext:value-type="float">
            <text:p>0.0401476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768" calcext:value-type="float">
            <text:p>0.0401476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769" calcext:value-type="float">
            <text:p>0.0401476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77" calcext:value-type="float">
            <text:p>0.0401477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771" calcext:value-type="float">
            <text:p>0.0401477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772" calcext:value-type="float">
            <text:p>0.0401477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773" calcext:value-type="float">
            <text:p>0.0401477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774" calcext:value-type="float">
            <text:p>0.0401477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775" calcext:value-type="float">
            <text:p>0.0401477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776" calcext:value-type="float">
            <text:p>0.0401477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777" calcext:value-type="float">
            <text:p>0.0401477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778" calcext:value-type="float">
            <text:p>0.0401477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779" calcext:value-type="float">
            <text:p>0.0401477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78" calcext:value-type="float">
            <text:p>0.040147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781" calcext:value-type="float">
            <text:p>0.0401478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782" calcext:value-type="float">
            <text:p>0.0401478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783" calcext:value-type="float">
            <text:p>0.0401478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784" calcext:value-type="float">
            <text:p>0.0401478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785" calcext:value-type="float">
            <text:p>0.0401478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786" calcext:value-type="float">
            <text:p>0.0401478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787" calcext:value-type="float">
            <text:p>0.0401478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788" calcext:value-type="float">
            <text:p>0.0401478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789" calcext:value-type="float">
            <text:p>0.0401478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79" calcext:value-type="float">
            <text:p>0.0401479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791" calcext:value-type="float">
            <text:p>0.0401479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792" calcext:value-type="float">
            <text:p>0.0401479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793" calcext:value-type="float">
            <text:p>0.0401479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794" calcext:value-type="float">
            <text:p>0.0401479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795" calcext:value-type="float">
            <text:p>0.0401479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796" calcext:value-type="float">
            <text:p>0.0401479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797" calcext:value-type="float">
            <text:p>0.0401479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798" calcext:value-type="float">
            <text:p>0.040147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799" calcext:value-type="float">
            <text:p>0.0401479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8" calcext:value-type="float">
            <text:p>0.04014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801" calcext:value-type="float">
            <text:p>0.0401480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802" calcext:value-type="float">
            <text:p>0.0401480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803" calcext:value-type="float">
            <text:p>0.0401480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804" calcext:value-type="float">
            <text:p>0.0401480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805" calcext:value-type="float">
            <text:p>0.0401480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806" calcext:value-type="float">
            <text:p>0.0401480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807" calcext:value-type="float">
            <text:p>0.0401480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808" calcext:value-type="float">
            <text:p>0.0401480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809" calcext:value-type="float">
            <text:p>0.0401480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81" calcext:value-type="float">
            <text:p>0.0401481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811" calcext:value-type="float">
            <text:p>0.0401481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812" calcext:value-type="float">
            <text:p>0.0401481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813" calcext:value-type="float">
            <text:p>0.0401481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814" calcext:value-type="float">
            <text:p>0.0401481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815" calcext:value-type="float">
            <text:p>0.0401481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816" calcext:value-type="float">
            <text:p>0.0401481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817" calcext:value-type="float">
            <text:p>0.0401481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818" calcext:value-type="float">
            <text:p>0.0401481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819" calcext:value-type="float">
            <text:p>0.0401481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82" calcext:value-type="float">
            <text:p>0.040148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821" calcext:value-type="float">
            <text:p>0.0401482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822" calcext:value-type="float">
            <text:p>0.0401482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823" calcext:value-type="float">
            <text:p>0.0401482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824" calcext:value-type="float">
            <text:p>0.0401482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825" calcext:value-type="float">
            <text:p>0.0401482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826" calcext:value-type="float">
            <text:p>0.0401482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827" calcext:value-type="float">
            <text:p>0.040148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828" calcext:value-type="float">
            <text:p>0.040148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829" calcext:value-type="float">
            <text:p>0.040148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83" calcext:value-type="float">
            <text:p>0.04014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831" calcext:value-type="float">
            <text:p>0.040148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832" calcext:value-type="float">
            <text:p>0.04014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833" calcext:value-type="float">
            <text:p>0.040148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834" calcext:value-type="float">
            <text:p>0.04014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835" calcext:value-type="float">
            <text:p>0.0401483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836" calcext:value-type="float">
            <text:p>0.040148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837" calcext:value-type="float">
            <text:p>0.0401483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838" calcext:value-type="float">
            <text:p>0.040148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839" calcext:value-type="float">
            <text:p>0.0401483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84" calcext:value-type="float">
            <text:p>0.040148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841" calcext:value-type="float">
            <text:p>0.0401484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842" calcext:value-type="float">
            <text:p>0.0401484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843" calcext:value-type="float">
            <text:p>0.0401484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844" calcext:value-type="float">
            <text:p>0.0401484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845" calcext:value-type="float">
            <text:p>0.0401484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846" calcext:value-type="float">
            <text:p>0.0401484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847" calcext:value-type="float">
            <text:p>0.040148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848" calcext:value-type="float">
            <text:p>0.0401484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849" calcext:value-type="float">
            <text:p>0.0401484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85" calcext:value-type="float">
            <text:p>0.0401485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851" calcext:value-type="float">
            <text:p>0.0401485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852" calcext:value-type="float">
            <text:p>0.0401485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853" calcext:value-type="float">
            <text:p>0.0401485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854" calcext:value-type="float">
            <text:p>0.0401485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855" calcext:value-type="float">
            <text:p>0.0401485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856" calcext:value-type="float">
            <text:p>0.0401485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857" calcext:value-type="float">
            <text:p>0.0401485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858" calcext:value-type="float">
            <text:p>0.0401485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859" calcext:value-type="float">
            <text:p>0.0401485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86" calcext:value-type="float">
            <text:p>0.040148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861" calcext:value-type="float">
            <text:p>0.0401486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4862" calcext:value-type="float">
            <text:p>0.0401486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4863" calcext:value-type="float">
            <text:p>0.0401486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4864" calcext:value-type="float">
            <text:p>0.0401486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4865" calcext:value-type="float">
            <text:p>0.0401486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866" calcext:value-type="float">
            <text:p>0.0401486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4867" calcext:value-type="float">
            <text:p>0.0401486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4868" calcext:value-type="float">
            <text:p>0.0401486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4869" calcext:value-type="float">
            <text:p>0.0401486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487" calcext:value-type="float">
            <text:p>0.0401487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4871" calcext:value-type="float">
            <text:p>0.0401487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4872" calcext:value-type="float">
            <text:p>0.0401487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4873" calcext:value-type="float">
            <text:p>0.0401487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4874" calcext:value-type="float">
            <text:p>0.0401487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4875" calcext:value-type="float">
            <text:p>0.0401487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4876" calcext:value-type="float">
            <text:p>0.0401487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4877" calcext:value-type="float">
            <text:p>0.0401487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4878" calcext:value-type="float">
            <text:p>0.0401487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4879" calcext:value-type="float">
            <text:p>0.0401487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488" calcext:value-type="float">
            <text:p>0.040148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4881" calcext:value-type="float">
            <text:p>0.0401488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4882" calcext:value-type="float">
            <text:p>0.0401488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4883" calcext:value-type="float">
            <text:p>0.0401488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4884" calcext:value-type="float">
            <text:p>0.0401488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4885" calcext:value-type="float">
            <text:p>0.0401488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4886" calcext:value-type="float">
            <text:p>0.0401488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4887" calcext:value-type="float">
            <text:p>0.0401488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4888" calcext:value-type="float">
            <text:p>0.0401488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4889" calcext:value-type="float">
            <text:p>0.0401488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489" calcext:value-type="float">
            <text:p>0.0401489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4891" calcext:value-type="float">
            <text:p>0.04014891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4892" calcext:value-type="float">
            <text:p>0.0401489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4893" calcext:value-type="float">
            <text:p>0.0401489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4894" calcext:value-type="float">
            <text:p>0.0401489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4895" calcext:value-type="float">
            <text:p>0.0401489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4896" calcext:value-type="float">
            <text:p>0.0401489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897" calcext:value-type="float">
            <text:p>0.0401489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4898" calcext:value-type="float">
            <text:p>0.0401489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4899" calcext:value-type="float">
            <text:p>0.0401489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49" calcext:value-type="float">
            <text:p>0.040149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4901" calcext:value-type="float">
            <text:p>0.0401490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4902" calcext:value-type="float">
            <text:p>0.0401490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4903" calcext:value-type="float">
            <text:p>0.0401490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904" calcext:value-type="float">
            <text:p>0.0401490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4905" calcext:value-type="float">
            <text:p>0.0401490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4906" calcext:value-type="float">
            <text:p>0.0401490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4907" calcext:value-type="float">
            <text:p>0.0401490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4908" calcext:value-type="float">
            <text:p>0.04014908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4909" calcext:value-type="float">
            <text:p>0.04014909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491" calcext:value-type="float">
            <text:p>0.040149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4911" calcext:value-type="float">
            <text:p>0.04014911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4912" calcext:value-type="float">
            <text:p>0.04014912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4913" calcext:value-type="float">
            <text:p>0.04014913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4914" calcext:value-type="float">
            <text:p>0.04014914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4915" calcext:value-type="float">
            <text:p>0.04014915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4916" calcext:value-type="float">
            <text:p>0.04014916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4917" calcext:value-type="float">
            <text:p>0.04014917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4918" calcext:value-type="float">
            <text:p>0.0401491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4919" calcext:value-type="float">
            <text:p>0.04014919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492" calcext:value-type="float">
            <text:p>0.040149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4921" calcext:value-type="float">
            <text:p>0.04014921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4922" calcext:value-type="float">
            <text:p>0.04014922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4923" calcext:value-type="float">
            <text:p>0.04014923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4924" calcext:value-type="float">
            <text:p>0.04014924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4925" calcext:value-type="float">
            <text:p>0.04014925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4926" calcext:value-type="float">
            <text:p>0.04014926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4927" calcext:value-type="float">
            <text:p>0.04014927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4928" calcext:value-type="float">
            <text:p>0.0401492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4929" calcext:value-type="float">
            <text:p>0.04014929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493" calcext:value-type="float">
            <text:p>0.0401493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4931" calcext:value-type="float">
            <text:p>0.04014931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4932" calcext:value-type="float">
            <text:p>0.04014932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4933" calcext:value-type="float">
            <text:p>0.04014933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4934" calcext:value-type="float">
            <text:p>0.0401493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935" calcext:value-type="float">
            <text:p>0.04014935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4936" calcext:value-type="float">
            <text:p>0.04014936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4937" calcext:value-type="float">
            <text:p>0.04014937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4938" calcext:value-type="float">
            <text:p>0.04014938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4939" calcext:value-type="float">
            <text:p>0.04014939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494" calcext:value-type="float">
            <text:p>0.040149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4941" calcext:value-type="float">
            <text:p>0.04014941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4942" calcext:value-type="float">
            <text:p>0.04014942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4943" calcext:value-type="float">
            <text:p>0.04014943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4944" calcext:value-type="float">
            <text:p>0.04014944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4945" calcext:value-type="float">
            <text:p>0.04014945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4946" calcext:value-type="float">
            <text:p>0.0401494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4947" calcext:value-type="float">
            <text:p>0.04014947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4948" calcext:value-type="float">
            <text:p>0.04014948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4949" calcext:value-type="float">
            <text:p>0.04014949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495" calcext:value-type="float">
            <text:p>0.040149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4951" calcext:value-type="float">
            <text:p>0.04014951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4952" calcext:value-type="float">
            <text:p>0.04014952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4953" calcext:value-type="float">
            <text:p>0.04014953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954" calcext:value-type="float">
            <text:p>0.04014954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4955" calcext:value-type="float">
            <text:p>0.0401495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4956" calcext:value-type="float">
            <text:p>0.04014956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4957" calcext:value-type="float">
            <text:p>0.0401495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4958" calcext:value-type="float">
            <text:p>0.04014958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4959" calcext:value-type="float">
            <text:p>0.0401495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496" calcext:value-type="float">
            <text:p>0.040149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4961" calcext:value-type="float">
            <text:p>0.0401496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4962" calcext:value-type="float">
            <text:p>0.04014962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4963" calcext:value-type="float">
            <text:p>0.0401496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4964" calcext:value-type="float">
            <text:p>0.0401496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4965" calcext:value-type="float">
            <text:p>0.0401496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966" calcext:value-type="float">
            <text:p>0.0401496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4967" calcext:value-type="float">
            <text:p>0.0401496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4968" calcext:value-type="float">
            <text:p>0.040149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969" calcext:value-type="float">
            <text:p>0.040149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497" calcext:value-type="float">
            <text:p>0.0401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4971" calcext:value-type="float">
            <text:p>0.040149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4972" calcext:value-type="float">
            <text:p>0.040149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4973" calcext:value-type="float">
            <text:p>0.0401497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4974" calcext:value-type="float">
            <text:p>0.0401497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4975" calcext:value-type="float">
            <text:p>0.0401497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4976" calcext:value-type="float">
            <text:p>0.0401497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4977" calcext:value-type="float">
            <text:p>0.0401497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4978" calcext:value-type="float">
            <text:p>0.0401497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4979" calcext:value-type="float">
            <text:p>0.0401497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498" calcext:value-type="float">
            <text:p>0.040149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4981" calcext:value-type="float">
            <text:p>0.0401498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4982" calcext:value-type="float">
            <text:p>0.0401498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4983" calcext:value-type="float">
            <text:p>0.04014983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4984" calcext:value-type="float">
            <text:p>0.0401498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4985" calcext:value-type="float">
            <text:p>0.04014985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4986" calcext:value-type="float">
            <text:p>0.04014986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4987" calcext:value-type="float">
            <text:p>0.04014987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4988" calcext:value-type="float">
            <text:p>0.04014988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4989" calcext:value-type="float">
            <text:p>0.04014989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499" calcext:value-type="float">
            <text:p>0.0401499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4991" calcext:value-type="float">
            <text:p>0.04014991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4992" calcext:value-type="float">
            <text:p>0.04014992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4993" calcext:value-type="float">
            <text:p>0.04014993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4994" calcext:value-type="float">
            <text:p>0.0401499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4995" calcext:value-type="float">
            <text:p>0.04014995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4996" calcext:value-type="float">
            <text:p>0.0401499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4997" calcext:value-type="float">
            <text:p>0.04014997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4998" calcext:value-type="float">
            <text:p>0.0401499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4999" calcext:value-type="float">
            <text:p>0.04014999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5" calcext:value-type="float">
            <text:p>0.04015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5001" calcext:value-type="float">
            <text:p>0.04015001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5002" calcext:value-type="float">
            <text:p>0.0401500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003" calcext:value-type="float">
            <text:p>0.04015003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004" calcext:value-type="float">
            <text:p>0.04015004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005" calcext:value-type="float">
            <text:p>0.04015005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006" calcext:value-type="float">
            <text:p>0.04015006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5007" calcext:value-type="float">
            <text:p>0.04015007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008" calcext:value-type="float">
            <text:p>0.04015008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5009" calcext:value-type="float">
            <text:p>0.04015009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501" calcext:value-type="float">
            <text:p>0.0401501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5011" calcext:value-type="float">
            <text:p>0.04015011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5012" calcext:value-type="float">
            <text:p>0.04015012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013" calcext:value-type="float">
            <text:p>0.04015013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5014" calcext:value-type="float">
            <text:p>0.04015014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015" calcext:value-type="float">
            <text:p>0.04015015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016" calcext:value-type="float">
            <text:p>0.04015016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5017" calcext:value-type="float">
            <text:p>0.04015017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5018" calcext:value-type="float">
            <text:p>0.04015018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5019" calcext:value-type="float">
            <text:p>0.04015019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502" calcext:value-type="float">
            <text:p>0.040150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021" calcext:value-type="float">
            <text:p>0.04015021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022" calcext:value-type="float">
            <text:p>0.04015022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023" calcext:value-type="float">
            <text:p>0.04015023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5024" calcext:value-type="float">
            <text:p>0.04015024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5025" calcext:value-type="float">
            <text:p>0.04015025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026" calcext:value-type="float">
            <text:p>0.04015026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5027" calcext:value-type="float">
            <text:p>0.04015027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5028" calcext:value-type="float">
            <text:p>0.0401502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029" calcext:value-type="float">
            <text:p>0.04015029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503" calcext:value-type="float">
            <text:p>0.0401503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5031" calcext:value-type="float">
            <text:p>0.04015031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032" calcext:value-type="float">
            <text:p>0.04015032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5033" calcext:value-type="float">
            <text:p>0.04015033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034" calcext:value-type="float">
            <text:p>0.0401503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035" calcext:value-type="float">
            <text:p>0.04015035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5036" calcext:value-type="float">
            <text:p>0.04015036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5037" calcext:value-type="float">
            <text:p>0.04015037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5038" calcext:value-type="float">
            <text:p>0.04015038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5039" calcext:value-type="float">
            <text:p>0.04015039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04" calcext:value-type="float">
            <text:p>0.040150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041" calcext:value-type="float">
            <text:p>0.0401504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042" calcext:value-type="float">
            <text:p>0.04015042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043" calcext:value-type="float">
            <text:p>0.0401504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044" calcext:value-type="float">
            <text:p>0.04015044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5045" calcext:value-type="float">
            <text:p>0.04015045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046" calcext:value-type="float">
            <text:p>0.0401504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5047" calcext:value-type="float">
            <text:p>0.04015047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048" calcext:value-type="float">
            <text:p>0.04015048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5049" calcext:value-type="float">
            <text:p>0.04015049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505" calcext:value-type="float">
            <text:p>0.0401505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051" calcext:value-type="float">
            <text:p>0.04015051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5052" calcext:value-type="float">
            <text:p>0.04015052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5053" calcext:value-type="float">
            <text:p>0.04015053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5054" calcext:value-type="float">
            <text:p>0.04015054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5055" calcext:value-type="float">
            <text:p>0.04015055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5056" calcext:value-type="float">
            <text:p>0.04015056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057" calcext:value-type="float">
            <text:p>0.04015057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5058" calcext:value-type="float">
            <text:p>0.04015058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5059" calcext:value-type="float">
            <text:p>0.04015059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506" calcext:value-type="float">
            <text:p>0.040150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061" calcext:value-type="float">
            <text:p>0.04015061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5062" calcext:value-type="float">
            <text:p>0.0401506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5063" calcext:value-type="float">
            <text:p>0.04015063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064" calcext:value-type="float">
            <text:p>0.0401506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5065" calcext:value-type="float">
            <text:p>0.04015065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5066" calcext:value-type="float">
            <text:p>0.04015066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067" calcext:value-type="float">
            <text:p>0.04015067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5068" calcext:value-type="float">
            <text:p>0.04015068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5069" calcext:value-type="float">
            <text:p>0.04015069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507" calcext:value-type="float">
            <text:p>0.0401507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5071" calcext:value-type="float">
            <text:p>0.04015071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5072" calcext:value-type="float">
            <text:p>0.0401507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073" calcext:value-type="float">
            <text:p>0.0401507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074" calcext:value-type="float">
            <text:p>0.04015074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075" calcext:value-type="float">
            <text:p>0.04015075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5076" calcext:value-type="float">
            <text:p>0.04015076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5077" calcext:value-type="float">
            <text:p>0.04015077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5078" calcext:value-type="float">
            <text:p>0.0401507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5079" calcext:value-type="float">
            <text:p>0.04015079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508" calcext:value-type="float">
            <text:p>0.040150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5081" calcext:value-type="float">
            <text:p>0.04015081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5082" calcext:value-type="float">
            <text:p>0.0401508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5083" calcext:value-type="float">
            <text:p>0.04015083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084" calcext:value-type="float">
            <text:p>0.04015084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5085" calcext:value-type="float">
            <text:p>0.0401508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5086" calcext:value-type="float">
            <text:p>0.04015086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5087" calcext:value-type="float">
            <text:p>0.04015087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088" calcext:value-type="float">
            <text:p>0.04015088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089" calcext:value-type="float">
            <text:p>0.04015089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509" calcext:value-type="float">
            <text:p>0.040150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5091" calcext:value-type="float">
            <text:p>0.04015091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092" calcext:value-type="float">
            <text:p>0.04015092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5093" calcext:value-type="float">
            <text:p>0.04015093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5094" calcext:value-type="float">
            <text:p>0.0401509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095" calcext:value-type="float">
            <text:p>0.0401509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5096" calcext:value-type="float">
            <text:p>0.04015096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5097" calcext:value-type="float">
            <text:p>0.0401509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5098" calcext:value-type="float">
            <text:p>0.0401509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5099" calcext:value-type="float">
            <text:p>0.04015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51" calcext:value-type="float">
            <text:p>0.04015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5101" calcext:value-type="float">
            <text:p>0.0401510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5102" calcext:value-type="float">
            <text:p>0.0401510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5103" calcext:value-type="float">
            <text:p>0.040151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104" calcext:value-type="float">
            <text:p>0.0401510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105" calcext:value-type="float">
            <text:p>0.0401510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106" calcext:value-type="float">
            <text:p>0.0401510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107" calcext:value-type="float">
            <text:p>0.04015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108" calcext:value-type="float">
            <text:p>0.04015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109" calcext:value-type="float">
            <text:p>0.0401510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11" calcext:value-type="float">
            <text:p>0.04015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111" calcext:value-type="float">
            <text:p>0.040151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112" calcext:value-type="float">
            <text:p>0.040151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113" calcext:value-type="float">
            <text:p>0.040151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5114" calcext:value-type="float">
            <text:p>0.040151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115" calcext:value-type="float">
            <text:p>0.0401511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5116" calcext:value-type="float">
            <text:p>0.0401511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5117" calcext:value-type="float">
            <text:p>0.0401511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5118" calcext:value-type="float">
            <text:p>0.0401511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119" calcext:value-type="float">
            <text:p>0.04015119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512" calcext:value-type="float">
            <text:p>0.040151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5121" calcext:value-type="float">
            <text:p>0.0401512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5122" calcext:value-type="float">
            <text:p>0.0401512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5123" calcext:value-type="float">
            <text:p>0.0401512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5124" calcext:value-type="float">
            <text:p>0.0401512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125" calcext:value-type="float">
            <text:p>0.04015125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126" calcext:value-type="float">
            <text:p>0.04015126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5127" calcext:value-type="float">
            <text:p>0.04015127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5128" calcext:value-type="float">
            <text:p>0.04015128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5129" calcext:value-type="float">
            <text:p>0.04015129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513" calcext:value-type="float">
            <text:p>0.0401513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131" calcext:value-type="float">
            <text:p>0.04015131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5132" calcext:value-type="float">
            <text:p>0.04015132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5133" calcext:value-type="float">
            <text:p>0.04015133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134" calcext:value-type="float">
            <text:p>0.04015134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5135" calcext:value-type="float">
            <text:p>0.04015135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5136" calcext:value-type="float">
            <text:p>0.04015136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137" calcext:value-type="float">
            <text:p>0.04015137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5138" calcext:value-type="float">
            <text:p>0.0401513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5139" calcext:value-type="float">
            <text:p>0.0401513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514" calcext:value-type="float">
            <text:p>0.040151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141" calcext:value-type="float">
            <text:p>0.0401514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142" calcext:value-type="float">
            <text:p>0.04015142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143" calcext:value-type="float">
            <text:p>0.0401514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144" calcext:value-type="float">
            <text:p>0.04015144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5145" calcext:value-type="float">
            <text:p>0.04015145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146" calcext:value-type="float">
            <text:p>0.0401514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5147" calcext:value-type="float">
            <text:p>0.04015147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5148" calcext:value-type="float">
            <text:p>0.04015148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5149" calcext:value-type="float">
            <text:p>0.04015149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515" calcext:value-type="float">
            <text:p>0.0401515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151" calcext:value-type="float">
            <text:p>0.04015151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5152" calcext:value-type="float">
            <text:p>0.04015152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153" calcext:value-type="float">
            <text:p>0.04015153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154" calcext:value-type="float">
            <text:p>0.0401515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5155" calcext:value-type="float">
            <text:p>0.04015155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5156" calcext:value-type="float">
            <text:p>0.04015156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5157" calcext:value-type="float">
            <text:p>0.04015157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5158" calcext:value-type="float">
            <text:p>0.04015158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159" calcext:value-type="float">
            <text:p>0.04015159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16" calcext:value-type="float">
            <text:p>0.040151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161" calcext:value-type="float">
            <text:p>0.04015161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5162" calcext:value-type="float">
            <text:p>0.04015162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5163" calcext:value-type="float">
            <text:p>0.04015163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164" calcext:value-type="float">
            <text:p>0.0401516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5165" calcext:value-type="float">
            <text:p>0.04015165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5166" calcext:value-type="float">
            <text:p>0.04015166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167" calcext:value-type="float">
            <text:p>0.04015167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5168" calcext:value-type="float">
            <text:p>0.04015168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5169" calcext:value-type="float">
            <text:p>0.04015169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17" calcext:value-type="float">
            <text:p>0.0401517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5171" calcext:value-type="float">
            <text:p>0.04015171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172" calcext:value-type="float">
            <text:p>0.0401517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173" calcext:value-type="float">
            <text:p>0.04015173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5174" calcext:value-type="float">
            <text:p>0.04015174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5175" calcext:value-type="float">
            <text:p>0.04015175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5176" calcext:value-type="float">
            <text:p>0.04015176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5177" calcext:value-type="float">
            <text:p>0.04015177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178" calcext:value-type="float">
            <text:p>0.0401517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179" calcext:value-type="float">
            <text:p>0.0401517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18" calcext:value-type="float">
            <text:p>0.040151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181" calcext:value-type="float">
            <text:p>0.04015181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182" calcext:value-type="float">
            <text:p>0.0401518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5183" calcext:value-type="float">
            <text:p>0.04015183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184" calcext:value-type="float">
            <text:p>0.04015184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5185" calcext:value-type="float">
            <text:p>0.04015185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186" calcext:value-type="float">
            <text:p>0.04015186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5187" calcext:value-type="float">
            <text:p>0.04015187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5188" calcext:value-type="float">
            <text:p>0.04015188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189" calcext:value-type="float">
            <text:p>0.04015189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519" calcext:value-type="float">
            <text:p>0.0401519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5191" calcext:value-type="float">
            <text:p>0.04015191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5192" calcext:value-type="float">
            <text:p>0.04015192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5193" calcext:value-type="float">
            <text:p>0.04015193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5194" calcext:value-type="float">
            <text:p>0.04015194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195" calcext:value-type="float">
            <text:p>0.04015195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5196" calcext:value-type="float">
            <text:p>0.04015196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5197" calcext:value-type="float">
            <text:p>0.04015197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5198" calcext:value-type="float">
            <text:p>0.04015198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199" calcext:value-type="float">
            <text:p>0.04015199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52" calcext:value-type="float">
            <text:p>0.040152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5201" calcext:value-type="float">
            <text:p>0.04015201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202" calcext:value-type="float">
            <text:p>0.04015202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5203" calcext:value-type="float">
            <text:p>0.04015203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5204" calcext:value-type="float">
            <text:p>0.04015204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205" calcext:value-type="float">
            <text:p>0.04015205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5206" calcext:value-type="float">
            <text:p>0.04015206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5207" calcext:value-type="float">
            <text:p>0.04015207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5208" calcext:value-type="float">
            <text:p>0.04015208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5209" calcext:value-type="float">
            <text:p>0.04015209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521" calcext:value-type="float">
            <text:p>0.040152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211" calcext:value-type="float">
            <text:p>0.04015211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212" calcext:value-type="float">
            <text:p>0.0401521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213" calcext:value-type="float">
            <text:p>0.04015213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5214" calcext:value-type="float">
            <text:p>0.0401521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5215" calcext:value-type="float">
            <text:p>0.04015215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5216" calcext:value-type="float">
            <text:p>0.04015216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5217" calcext:value-type="float">
            <text:p>0.04015217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5218" calcext:value-type="float">
            <text:p>0.04015218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5219" calcext:value-type="float">
            <text:p>0.04015219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522" calcext:value-type="float">
            <text:p>0.0401522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5221" calcext:value-type="float">
            <text:p>0.04015221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222" calcext:value-type="float">
            <text:p>0.04015222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5223" calcext:value-type="float">
            <text:p>0.04015223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5224" calcext:value-type="float">
            <text:p>0.04015224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5225" calcext:value-type="float">
            <text:p>0.04015225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226" calcext:value-type="float">
            <text:p>0.04015226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227" calcext:value-type="float">
            <text:p>0.04015227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5228" calcext:value-type="float">
            <text:p>0.0401522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5229" calcext:value-type="float">
            <text:p>0.04015229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23" calcext:value-type="float">
            <text:p>0.0401523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5231" calcext:value-type="float">
            <text:p>0.0401523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5232" calcext:value-type="float">
            <text:p>0.04015232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233" calcext:value-type="float">
            <text:p>0.04015233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5234" calcext:value-type="float">
            <text:p>0.04015234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5235" calcext:value-type="float">
            <text:p>0.0401523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5236" calcext:value-type="float">
            <text:p>0.0401523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5237" calcext:value-type="float">
            <text:p>0.0401523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5238" calcext:value-type="float">
            <text:p>0.0401523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5239" calcext:value-type="float">
            <text:p>0.0401523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524" calcext:value-type="float">
            <text:p>0.040152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5241" calcext:value-type="float">
            <text:p>0.040152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242" calcext:value-type="float">
            <text:p>0.0401524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243" calcext:value-type="float">
            <text:p>0.040152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244" calcext:value-type="float">
            <text:p>0.040152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245" calcext:value-type="float">
            <text:p>0.040152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246" calcext:value-type="float">
            <text:p>0.04015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247" calcext:value-type="float">
            <text:p>0.040152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248" calcext:value-type="float">
            <text:p>0.040152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249" calcext:value-type="float">
            <text:p>0.040152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25" calcext:value-type="float">
            <text:p>0.04015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251" calcext:value-type="float">
            <text:p>0.0401525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5252" calcext:value-type="float">
            <text:p>0.0401525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253" calcext:value-type="float">
            <text:p>0.0401525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5254" calcext:value-type="float">
            <text:p>0.0401525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5255" calcext:value-type="float">
            <text:p>0.04015255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5256" calcext:value-type="float">
            <text:p>0.0401525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257" calcext:value-type="float">
            <text:p>0.0401525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5258" calcext:value-type="float">
            <text:p>0.0401525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5259" calcext:value-type="float">
            <text:p>0.0401525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526" calcext:value-type="float">
            <text:p>0.040152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5261" calcext:value-type="float">
            <text:p>0.0401526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5262" calcext:value-type="float">
            <text:p>0.0401526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263" calcext:value-type="float">
            <text:p>0.04015263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264" calcext:value-type="float">
            <text:p>0.0401526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5265" calcext:value-type="float">
            <text:p>0.04015265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5266" calcext:value-type="float">
            <text:p>0.04015266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5267" calcext:value-type="float">
            <text:p>0.04015267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5268" calcext:value-type="float">
            <text:p>0.04015268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269" calcext:value-type="float">
            <text:p>0.04015269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527" calcext:value-type="float">
            <text:p>0.0401527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5271" calcext:value-type="float">
            <text:p>0.04015271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272" calcext:value-type="float">
            <text:p>0.04015272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5273" calcext:value-type="float">
            <text:p>0.04015273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5274" calcext:value-type="float">
            <text:p>0.04015274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275" calcext:value-type="float">
            <text:p>0.04015275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5276" calcext:value-type="float">
            <text:p>0.0401527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5277" calcext:value-type="float">
            <text:p>0.04015277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5278" calcext:value-type="float">
            <text:p>0.04015278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279" calcext:value-type="float">
            <text:p>0.04015279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28" calcext:value-type="float">
            <text:p>0.040152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281" calcext:value-type="float">
            <text:p>0.04015281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282" calcext:value-type="float">
            <text:p>0.0401528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5283" calcext:value-type="float">
            <text:p>0.04015283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284" calcext:value-type="float">
            <text:p>0.04015284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5285" calcext:value-type="float">
            <text:p>0.0401528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5286" calcext:value-type="float">
            <text:p>0.04015286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5287" calcext:value-type="float">
            <text:p>0.04015287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5288" calcext:value-type="float">
            <text:p>0.04015288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289" calcext:value-type="float">
            <text:p>0.04015289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529" calcext:value-type="float">
            <text:p>0.0401529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291" calcext:value-type="float">
            <text:p>0.04015291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292" calcext:value-type="float">
            <text:p>0.04015292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5293" calcext:value-type="float">
            <text:p>0.04015293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5294" calcext:value-type="float">
            <text:p>0.04015294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5295" calcext:value-type="float">
            <text:p>0.04015295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5296" calcext:value-type="float">
            <text:p>0.04015296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297" calcext:value-type="float">
            <text:p>0.04015297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298" calcext:value-type="float">
            <text:p>0.04015298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299" calcext:value-type="float">
            <text:p>0.04015299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53" calcext:value-type="float">
            <text:p>0.040153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5301" calcext:value-type="float">
            <text:p>0.04015301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302" calcext:value-type="float">
            <text:p>0.04015302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5303" calcext:value-type="float">
            <text:p>0.04015303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5304" calcext:value-type="float">
            <text:p>0.04015304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305" calcext:value-type="float">
            <text:p>0.04015305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5306" calcext:value-type="float">
            <text:p>0.04015306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5307" calcext:value-type="float">
            <text:p>0.04015307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308" calcext:value-type="float">
            <text:p>0.04015308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5309" calcext:value-type="float">
            <text:p>0.04015309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31" calcext:value-type="float">
            <text:p>0.0401531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311" calcext:value-type="float">
            <text:p>0.04015311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5312" calcext:value-type="float">
            <text:p>0.04015312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5313" calcext:value-type="float">
            <text:p>0.04015313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5314" calcext:value-type="float">
            <text:p>0.04015314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5315" calcext:value-type="float">
            <text:p>0.04015315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316" calcext:value-type="float">
            <text:p>0.0401531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317" calcext:value-type="float">
            <text:p>0.0401531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318" calcext:value-type="float">
            <text:p>0.04015318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319" calcext:value-type="float">
            <text:p>0.04015319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32" calcext:value-type="float">
            <text:p>0.0401532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5321" calcext:value-type="float">
            <text:p>0.04015321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322" calcext:value-type="float">
            <text:p>0.04015322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5323" calcext:value-type="float">
            <text:p>0.04015323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324" calcext:value-type="float">
            <text:p>0.04015324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5325" calcext:value-type="float">
            <text:p>0.04015325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5326" calcext:value-type="float">
            <text:p>0.04015326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327" calcext:value-type="float">
            <text:p>0.04015327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5328" calcext:value-type="float">
            <text:p>0.04015328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5329" calcext:value-type="float">
            <text:p>0.04015329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533" calcext:value-type="float">
            <text:p>0.0401533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5331" calcext:value-type="float">
            <text:p>0.04015331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5332" calcext:value-type="float">
            <text:p>0.04015332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333" calcext:value-type="float">
            <text:p>0.04015333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5334" calcext:value-type="float">
            <text:p>0.04015334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5335" calcext:value-type="float">
            <text:p>0.04015335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5336" calcext:value-type="float">
            <text:p>0.04015336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337" calcext:value-type="float">
            <text:p>0.04015337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5338" calcext:value-type="float">
            <text:p>0.04015338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5339" calcext:value-type="float">
            <text:p>0.04015339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34" calcext:value-type="float">
            <text:p>0.0401534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5341" calcext:value-type="float">
            <text:p>0.04015341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5342" calcext:value-type="float">
            <text:p>0.04015342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343" calcext:value-type="float">
            <text:p>0.04015343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5344" calcext:value-type="float">
            <text:p>0.04015344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5345" calcext:value-type="float">
            <text:p>0.04015345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5346" calcext:value-type="float">
            <text:p>0.04015346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5347" calcext:value-type="float">
            <text:p>0.04015347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5348" calcext:value-type="float">
            <text:p>0.04015348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349" calcext:value-type="float">
            <text:p>0.04015349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35" calcext:value-type="float">
            <text:p>0.0401535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351" calcext:value-type="float">
            <text:p>0.04015351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5352" calcext:value-type="float">
            <text:p>0.04015352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5353" calcext:value-type="float">
            <text:p>0.04015353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5354" calcext:value-type="float">
            <text:p>0.04015354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5355" calcext:value-type="float">
            <text:p>0.04015355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5356" calcext:value-type="float">
            <text:p>0.04015356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5357" calcext:value-type="float">
            <text:p>0.04015357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5358" calcext:value-type="float">
            <text:p>0.04015358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5359" calcext:value-type="float">
            <text:p>0.04015359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36" calcext:value-type="float">
            <text:p>0.0401536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5361" calcext:value-type="float">
            <text:p>0.04015361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5362" calcext:value-type="float">
            <text:p>0.04015362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5363" calcext:value-type="float">
            <text:p>0.0401536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364" calcext:value-type="float">
            <text:p>0.04015364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365" calcext:value-type="float">
            <text:p>0.04015365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5366" calcext:value-type="float">
            <text:p>0.0401536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5367" calcext:value-type="float">
            <text:p>0.04015367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368" calcext:value-type="float">
            <text:p>0.04015368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5369" calcext:value-type="float">
            <text:p>0.04015369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537" calcext:value-type="float">
            <text:p>0.0401537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371" calcext:value-type="float">
            <text:p>0.0401537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5372" calcext:value-type="float">
            <text:p>0.04015372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5373" calcext:value-type="float">
            <text:p>0.0401537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5374" calcext:value-type="float">
            <text:p>0.04015374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5375" calcext:value-type="float">
            <text:p>0.0401537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5376" calcext:value-type="float">
            <text:p>0.0401537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5377" calcext:value-type="float">
            <text:p>0.0401537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5378" calcext:value-type="float">
            <text:p>0.0401537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5379" calcext:value-type="float">
            <text:p>0.0401537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38" calcext:value-type="float">
            <text:p>0.040153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381" calcext:value-type="float">
            <text:p>0.0401538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382" calcext:value-type="float">
            <text:p>0.040153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383" calcext:value-type="float">
            <text:p>0.04015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384" calcext:value-type="float">
            <text:p>0.04015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385" calcext:value-type="float">
            <text:p>0.040153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386" calcext:value-type="float">
            <text:p>0.040153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387" calcext:value-type="float">
            <text:p>0.0401538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388" calcext:value-type="float">
            <text:p>0.040153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389" calcext:value-type="float">
            <text:p>0.0401538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539" calcext:value-type="float">
            <text:p>0.040153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391" calcext:value-type="float">
            <text:p>0.0401539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5392" calcext:value-type="float">
            <text:p>0.04015392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5393" calcext:value-type="float">
            <text:p>0.0401539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5394" calcext:value-type="float">
            <text:p>0.0401539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395" calcext:value-type="float">
            <text:p>0.0401539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5396" calcext:value-type="float">
            <text:p>0.04015396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5397" calcext:value-type="float">
            <text:p>0.04015397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5398" calcext:value-type="float">
            <text:p>0.0401539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5399" calcext:value-type="float">
            <text:p>0.04015399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54" calcext:value-type="float">
            <text:p>0.040154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401" calcext:value-type="float">
            <text:p>0.04015401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402" calcext:value-type="float">
            <text:p>0.04015402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5403" calcext:value-type="float">
            <text:p>0.04015403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5404" calcext:value-type="float">
            <text:p>0.04015404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5405" calcext:value-type="float">
            <text:p>0.0401540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5406" calcext:value-type="float">
            <text:p>0.04015406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407" calcext:value-type="float">
            <text:p>0.04015407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5408" calcext:value-type="float">
            <text:p>0.04015408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5409" calcext:value-type="float">
            <text:p>0.04015409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41" calcext:value-type="float">
            <text:p>0.0401541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5411" calcext:value-type="float">
            <text:p>0.04015411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5412" calcext:value-type="float">
            <text:p>0.04015412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413" calcext:value-type="float">
            <text:p>0.04015413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5414" calcext:value-type="float">
            <text:p>0.0401541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5415" calcext:value-type="float">
            <text:p>0.04015415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5416" calcext:value-type="float">
            <text:p>0.04015416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417" calcext:value-type="float">
            <text:p>0.04015417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418" calcext:value-type="float">
            <text:p>0.04015418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419" calcext:value-type="float">
            <text:p>0.04015419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42" calcext:value-type="float">
            <text:p>0.0401542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5421" calcext:value-type="float">
            <text:p>0.04015421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422" calcext:value-type="float">
            <text:p>0.04015422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5423" calcext:value-type="float">
            <text:p>0.04015423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5424" calcext:value-type="float">
            <text:p>0.04015424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5425" calcext:value-type="float">
            <text:p>0.04015425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5426" calcext:value-type="float">
            <text:p>0.04015426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427" calcext:value-type="float">
            <text:p>0.04015427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5428" calcext:value-type="float">
            <text:p>0.04015428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429" calcext:value-type="float">
            <text:p>0.04015429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43" calcext:value-type="float">
            <text:p>0.0401543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5431" calcext:value-type="float">
            <text:p>0.04015431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5432" calcext:value-type="float">
            <text:p>0.04015432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5433" calcext:value-type="float">
            <text:p>0.04015433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5434" calcext:value-type="float">
            <text:p>0.04015434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435" calcext:value-type="float">
            <text:p>0.04015435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436" calcext:value-type="float">
            <text:p>0.04015436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437" calcext:value-type="float">
            <text:p>0.04015437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5438" calcext:value-type="float">
            <text:p>0.04015438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5439" calcext:value-type="float">
            <text:p>0.04015439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44" calcext:value-type="float">
            <text:p>0.0401544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5441" calcext:value-type="float">
            <text:p>0.04015441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5442" calcext:value-type="float">
            <text:p>0.04015442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443" calcext:value-type="float">
            <text:p>0.04015443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5444" calcext:value-type="float">
            <text:p>0.04015444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5445" calcext:value-type="float">
            <text:p>0.04015445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446" calcext:value-type="float">
            <text:p>0.04015446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5447" calcext:value-type="float">
            <text:p>0.04015447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448" calcext:value-type="float">
            <text:p>0.04015448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449" calcext:value-type="float">
            <text:p>0.04015449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545" calcext:value-type="float">
            <text:p>0.0401545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5451" calcext:value-type="float">
            <text:p>0.04015451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5452" calcext:value-type="float">
            <text:p>0.04015452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5453" calcext:value-type="float">
            <text:p>0.04015453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454" calcext:value-type="float">
            <text:p>0.04015454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455" calcext:value-type="float">
            <text:p>0.0401545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456" calcext:value-type="float">
            <text:p>0.04015456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457" calcext:value-type="float">
            <text:p>0.04015457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458" calcext:value-type="float">
            <text:p>0.0401545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5459" calcext:value-type="float">
            <text:p>0.04015459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46" calcext:value-type="float">
            <text:p>0.0401546</text:p>
          </table:table-cell>
          <table:table-cell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0.04015461" calcext:value-type="float">
            <text:p>0.04015461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float" office:value="0.04015462" calcext:value-type="float">
            <text:p>0.04015462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office:value-type="float" office:value="0.04015463" calcext:value-type="float">
            <text:p>0.04015463</text:p>
          </table:table-cell>
          <table:table-cell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0.04015464" calcext:value-type="float">
            <text:p>0.04015464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0.04015465" calcext:value-type="float">
            <text:p>0.04015465</text:p>
          </table:table-cell>
          <table:table-cell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0.04015466" calcext:value-type="float">
            <text:p>0.04015466</text:p>
          </table:table-cell>
          <table:table-cell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0.04015467" calcext:value-type="float">
            <text:p>0.04015467</text:p>
          </table:table-cell>
          <table:table-cell office:value-type="float" office:value="3611" calcext:value-type="float">
            <text:p>3611</text:p>
          </table:table-cell>
          <table:table-cell/>
        </table:table-row>
        <table:table-row table:style-name="ro1">
          <table:table-cell office:value-type="float" office:value="0.04015468" calcext:value-type="float">
            <text:p>0.04015468</text:p>
          </table:table-cell>
          <table:table-cell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0.04015469" calcext:value-type="float">
            <text:p>0.04015469</text:p>
          </table:table-cell>
          <table:table-cell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0.0401547" calcext:value-type="float">
            <text:p>0.0401547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0.04015471" calcext:value-type="float">
            <text:p>0.04015471</text:p>
          </table:table-cell>
          <table:table-cell office:value-type="float" office:value="3350" calcext:value-type="float">
            <text:p>3350</text:p>
          </table:table-cell>
          <table:table-cell/>
        </table:table-row>
        <table:table-row table:style-name="ro1">
          <table:table-cell office:value-type="float" office:value="0.04015472" calcext:value-type="float">
            <text:p>0.04015472</text:p>
          </table:table-cell>
          <table:table-cell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0.04015473" calcext:value-type="float">
            <text:p>0.04015473</text:p>
          </table:table-cell>
          <table:table-cell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0.04015474" calcext:value-type="float">
            <text:p>0.04015474</text:p>
          </table:table-cell>
          <table:table-cell office:value-type="float" office:value="3157" calcext:value-type="float">
            <text:p>3157</text:p>
          </table:table-cell>
          <table:table-cell/>
        </table:table-row>
        <table:table-row table:style-name="ro1">
          <table:table-cell office:value-type="float" office:value="0.04015475" calcext:value-type="float">
            <text:p>0.04015475</text:p>
          </table:table-cell>
          <table:table-cell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0.04015476" calcext:value-type="float">
            <text:p>0.04015476</text:p>
          </table:table-cell>
          <table:table-cell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0.04015477" calcext:value-type="float">
            <text:p>0.04015477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0.04015478" calcext:value-type="float">
            <text:p>0.04015478</text:p>
          </table:table-cell>
          <table:table-cell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0.04015479" calcext:value-type="float">
            <text:p>0.04015479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0.0401548" calcext:value-type="float">
            <text:p>0.0401548</text:p>
          </table:table-cell>
          <table:table-cell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0.04015481" calcext:value-type="float">
            <text:p>0.04015481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0.04015482" calcext:value-type="float">
            <text:p>0.04015482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0.04015483" calcext:value-type="float">
            <text:p>0.04015483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0.04015484" calcext:value-type="float">
            <text:p>0.04015484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0.04015485" calcext:value-type="float">
            <text:p>0.04015485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0.04015486" calcext:value-type="float">
            <text:p>0.04015486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487" calcext:value-type="float">
            <text:p>0.0401548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0.04015488" calcext:value-type="float">
            <text:p>0.0401548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0.04015489" calcext:value-type="float">
            <text:p>0.04015489</text:p>
          </table:table-cell>
          <table:table-cell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0.0401549" calcext:value-type="float">
            <text:p>0.0401549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0.04015491" calcext:value-type="float">
            <text:p>0.04015491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0.04015492" calcext:value-type="float">
            <text:p>0.04015492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0.04015493" calcext:value-type="float">
            <text:p>0.04015493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0.04015494" calcext:value-type="float">
            <text:p>0.04015494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0.04015495" calcext:value-type="float">
            <text:p>0.04015495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0.04015496" calcext:value-type="float">
            <text:p>0.04015496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office:value-type="float" office:value="0.04015497" calcext:value-type="float">
            <text:p>0.04015497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0.04015498" calcext:value-type="float">
            <text:p>0.04015498</text:p>
          </table:table-cell>
          <table:table-cell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0.04015499" calcext:value-type="float">
            <text:p>0.04015499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0.040155" calcext:value-type="float">
            <text:p>0.040155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0.04015501" calcext:value-type="float">
            <text:p>0.04015501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0.04015502" calcext:value-type="float">
            <text:p>0.04015502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0.04015503" calcext:value-type="float">
            <text:p>0.04015503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0.04015504" calcext:value-type="float">
            <text:p>0.0401550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0.04015505" calcext:value-type="float">
            <text:p>0.04015505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506" calcext:value-type="float">
            <text:p>0.04015506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0.04015507" calcext:value-type="float">
            <text:p>0.0401550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04015508" calcext:value-type="float">
            <text:p>0.04015508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0.04015509" calcext:value-type="float">
            <text:p>0.0401550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0.0401551" calcext:value-type="float">
            <text:p>0.040155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04015511" calcext:value-type="float">
            <text:p>0.0401551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0.04015512" calcext:value-type="float">
            <text:p>0.0401551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04015513" calcext:value-type="float">
            <text:p>0.0401551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0.04015514" calcext:value-type="float">
            <text:p>0.0401551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.04015515" calcext:value-type="float">
            <text:p>0.0401551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04015516" calcext:value-type="float">
            <text:p>0.0401551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04015517" calcext:value-type="float">
            <text:p>0.040155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518" calcext:value-type="float">
            <text:p>0.040155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0.04015519" calcext:value-type="float">
            <text:p>0.040155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401552" calcext:value-type="float">
            <text:p>0.040155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521" calcext:value-type="float">
            <text:p>0.04015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4015522" calcext:value-type="float">
            <text:p>0.040155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4015523" calcext:value-type="float">
            <text:p>0.040155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04015524" calcext:value-type="float">
            <text:p>0.040155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04015525" calcext:value-type="float">
            <text:p>0.040155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04015526" calcext:value-type="float">
            <text:p>0.0401552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04015527" calcext:value-type="float">
            <text:p>0.0401552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0.04015528" calcext:value-type="float">
            <text:p>0.0401552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0.04015529" calcext:value-type="float">
            <text:p>0.040155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0.0401553" calcext:value-type="float">
            <text:p>0.04015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04015531" calcext:value-type="float">
            <text:p>0.0401553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04015532" calcext:value-type="float">
            <text:p>0.04015532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04015533" calcext:value-type="float">
            <text:p>0.0401553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04015534" calcext:value-type="float">
            <text:p>0.0401553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0.04015535" calcext:value-type="float">
            <text:p>0.04015535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0.04015536" calcext:value-type="float">
            <text:p>0.0401553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0.04015537" calcext:value-type="float">
            <text:p>0.0401553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0.04015538" calcext:value-type="float">
            <text:p>0.04015538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0.04015539" calcext:value-type="float">
            <text:p>0.0401553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0.0401554" calcext:value-type="float">
            <text:p>0.0401554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0.04015541" calcext:value-type="float">
            <text:p>0.0401554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0.04015542" calcext:value-type="float">
            <text:p>0.0401554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0.04015543" calcext:value-type="float">
            <text:p>0.04015543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0.04015544" calcext:value-type="float">
            <text:p>0.04015544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0.04015545" calcext:value-type="float">
            <text:p>0.04015545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0.04015546" calcext:value-type="float">
            <text:p>0.04015546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0.04015547" calcext:value-type="float">
            <text:p>0.04015547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0.04015548" calcext:value-type="float">
            <text:p>0.0401554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float" office:value="0.04015549" calcext:value-type="float">
            <text:p>0.04015549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0.0401555" calcext:value-type="float">
            <text:p>0.0401555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0.04015551" calcext:value-type="float">
            <text:p>0.04015551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0.04015552" calcext:value-type="float">
            <text:p>0.0401555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0.04015553" calcext:value-type="float">
            <text:p>0.04015553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0.04015554" calcext:value-type="float">
            <text:p>0.04015554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0.04015555" calcext:value-type="float">
            <text:p>0.04015555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556" calcext:value-type="float">
            <text:p>0.04015556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0.04015557" calcext:value-type="float">
            <text:p>0.04015557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0.04015558" calcext:value-type="float">
            <text:p>0.0401555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0.04015559" calcext:value-type="float">
            <text:p>0.04015559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0.0401556" calcext:value-type="float">
            <text:p>0.0401556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0.04015561" calcext:value-type="float">
            <text:p>0.04015561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0.04015562" calcext:value-type="float">
            <text:p>0.04015562</text:p>
          </table:table-cell>
          <table:table-cell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0.04015563" calcext:value-type="float">
            <text:p>0.04015563</text:p>
          </table:table-cell>
          <table:table-cell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0.04015564" calcext:value-type="float">
            <text:p>0.04015564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0.04015565" calcext:value-type="float">
            <text:p>0.04015565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0.04015566" calcext:value-type="float">
            <text:p>0.04015566</text:p>
          </table:table-cell>
          <table:table-cell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0.04015567" calcext:value-type="float">
            <text:p>0.04015567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0.04015568" calcext:value-type="float">
            <text:p>0.04015568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0.04015569" calcext:value-type="float">
            <text:p>0.04015569</text:p>
          </table:table-cell>
          <table:table-cell office:value-type="float" office:value="3164" calcext:value-type="float">
            <text:p>3164</text:p>
          </table:table-cell>
          <table:table-cell/>
        </table:table-row>
        <table:table-row table:style-name="ro1">
          <table:table-cell office:value-type="float" office:value="0.0401557" calcext:value-type="float">
            <text:p>0.0401557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0.04015571" calcext:value-type="float">
            <text:p>0.04015571</text:p>
          </table:table-cell>
          <table:table-cell office:value-type="float" office:value="3346" calcext:value-type="float">
            <text:p>3346</text:p>
          </table:table-cell>
          <table:table-cell/>
        </table:table-row>
        <table:table-row table:style-name="ro1">
          <table:table-cell office:value-type="float" office:value="0.04015572" calcext:value-type="float">
            <text:p>0.04015572</text:p>
          </table:table-cell>
          <table:table-cell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0.04015573" calcext:value-type="float">
            <text:p>0.04015573</text:p>
          </table:table-cell>
          <table:table-cell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0.04015574" calcext:value-type="float">
            <text:p>0.04015574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float" office:value="0.04015575" calcext:value-type="float">
            <text:p>0.04015575</text:p>
          </table:table-cell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0.04015576" calcext:value-type="float">
            <text:p>0.04015576</text:p>
          </table:table-cell>
          <table:table-cell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0.04015577" calcext:value-type="float">
            <text:p>0.04015577</text:p>
          </table:table-cell>
          <table:table-cell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0.04015578" calcext:value-type="float">
            <text:p>0.04015578</text:p>
          </table:table-cell>
          <table:table-cell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0.04015579" calcext:value-type="float">
            <text:p>0.04015579</text:p>
          </table:table-cell>
          <table:table-cell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0.0401558" calcext:value-type="float">
            <text:p>0.0401558</text:p>
          </table:table-cell>
          <table:table-cell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0.04015581" calcext:value-type="float">
            <text:p>0.04015581</text:p>
          </table:table-cell>
          <table:table-cell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0.04015582" calcext:value-type="float">
            <text:p>0.04015582</text:p>
          </table:table-cell>
          <table:table-cell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0.04015583" calcext:value-type="float">
            <text:p>0.04015583</text:p>
          </table:table-cell>
          <table:table-cell office:value-type="float" office:value="3981" calcext:value-type="float">
            <text:p>3981</text:p>
          </table:table-cell>
          <table:table-cell/>
        </table:table-row>
        <table:table-row table:style-name="ro1">
          <table:table-cell office:value-type="float" office:value="0.04015584" calcext:value-type="float">
            <text:p>0.04015584</text:p>
          </table:table-cell>
          <table:table-cell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0.04015585" calcext:value-type="float">
            <text:p>0.04015585</text:p>
          </table:table-cell>
          <table:table-cell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0.04015586" calcext:value-type="float">
            <text:p>0.04015586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587" calcext:value-type="float">
            <text:p>0.04015587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0.04015588" calcext:value-type="float">
            <text:p>0.04015588</text:p>
          </table:table-cell>
          <table:table-cell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0.04015589" calcext:value-type="float">
            <text:p>0.04015589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0.0401559" calcext:value-type="float">
            <text:p>0.0401559</text:p>
          </table:table-cell>
          <table:table-cell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0.04015591" calcext:value-type="float">
            <text:p>0.04015591</text:p>
          </table:table-cell>
          <table:table-cell office:value-type="float" office:value="4060" calcext:value-type="float">
            <text:p>4060</text:p>
          </table:table-cell>
          <table:table-cell/>
        </table:table-row>
        <table:table-row table:style-name="ro1">
          <table:table-cell office:value-type="float" office:value="0.04015592" calcext:value-type="float">
            <text:p>0.04015592</text:p>
          </table:table-cell>
          <table:table-cell office:value-type="float" office:value="4055" calcext:value-type="float">
            <text:p>4055</text:p>
          </table:table-cell>
          <table:table-cell/>
        </table:table-row>
        <table:table-row table:style-name="ro1">
          <table:table-cell office:value-type="float" office:value="0.04015593" calcext:value-type="float">
            <text:p>0.04015593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594" calcext:value-type="float">
            <text:p>0.04015594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0.04015595" calcext:value-type="float">
            <text:p>0.04015595</text:p>
          </table:table-cell>
          <table:table-cell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0.04015596" calcext:value-type="float">
            <text:p>0.04015596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float" office:value="0.04015597" calcext:value-type="float">
            <text:p>0.04015597</text:p>
          </table:table-cell>
          <table:table-cell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0.04015598" calcext:value-type="float">
            <text:p>0.04015598</text:p>
          </table:table-cell>
          <table:table-cell office:value-type="float" office:value="3934" calcext:value-type="float">
            <text:p>39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4:53:36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9T14:54:47.034000000</dc:date>
    <meta:editing-duration>PT6H40M31S</meta:editing-duration>
    <meta:editing-cycles>8</meta:editing-cycles>
    <meta:generator>LibreOffice/6.3.2.2$Windows_X86_64 LibreOffice_project/98b30e735bda24bc04ab42594c85f7fd8be07b9c</meta:generator>
    <meta:document-statistic meta:table-count="1" meta:cell-count="81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0.392cm" svg:height="18.846cm" xlink:href=".." xlink:type="simple" chart:class="chart:line" chart:style-name="ch1">
        <chart:legend chart:legend-position="end" svg:x="88.492cm" svg:y="9.124cm" style:legend-expansion="high" chart:style-name="ch2"/>
        <chart:plot-area chart:style-name="ch3" table:cell-range-address="'1.5MHz carrier wave 2'.A9:'1.5MHz carrier wave 2'.B500 '1.5MHz carrier wave 2'.B8:'1.5MHz carrier wave 2'.B8" chart:data-source-has-labels="both" svg:x="1.807cm" svg:y="0.376cm" svg:width="84.878cm" svg:height="18.094cm">
          <chartooo:coordinate-region svg:x="3.203cm" svg:y="0.376cm" svg:width="83.482cm" svg:height="16.111cm"/>
          <chart:axis chart:dimension="x" chart:name="primary-x" chart:style-name="ch4" chartooo:axis-type="auto">
            <chartooo:date-scale/>
            <chart:categories table:cell-range-address="'1.5MHz carrier wave 2'.A9:'1.5MHz carrier wave 2'.A5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.5MHz carrier wave 2'.B9:'1.5MHz carrier wave 2'.B500" chart:label-cell-address="'1.5MHz carrier wave 2'.B8:'1.5MHz carrier wave 2'.B8" chart:class="chart:line">
            <chart:data-point chart:repeated="4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8</text:p>
                <draw:g>
                  <svg:desc>'1.5MHz carrier wave 2'.B8:'1.5MHz carrier wave 2'.B8</svg:desc>
                </draw:g>
              </table:table-cell>
            </table:table-row>
          </table:table-header-rows>
          <table:table-rows>
            <table:table-row>
              <table:table-cell office:value-type="float" office:value="0.04011509">
                <text:p>0.04011509</text:p>
                <draw:g>
                  <svg:desc>'1.5MHz carrier wave 2'.A9:'1.5MHz carrier wave 2'.A500</svg:desc>
                </draw:g>
              </table:table-cell>
              <table:table-cell office:value-type="float" office:value="211">
                <text:p>211</text:p>
                <draw:g>
                  <svg:desc>'1.5MHz carrier wave 2'.B9:'1.5MHz carrier wave 2'.B500</svg:desc>
                </draw:g>
              </table:table-cell>
            </table:table-row>
            <table:table-row>
              <table:table-cell office:value-type="float" office:value="0.0401151">
                <text:p>0.040115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4011511">
                <text:p>0.040115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04011512">
                <text:p>0.040115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04011513">
                <text:p>0.040115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4011514">
                <text:p>0.040115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4011515">
                <text:p>0.04011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516">
                <text:p>0.040115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517">
                <text:p>0.040115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518">
                <text:p>0.040115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519">
                <text:p>0.0401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52">
                <text:p>0.040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521">
                <text:p>0.04011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522">
                <text:p>0.040115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523">
                <text:p>0.040115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524">
                <text:p>0.04011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525">
                <text:p>0.04011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04011526">
                <text:p>0.040115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527">
                <text:p>0.040115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4011528">
                <text:p>0.040115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04011529">
                <text:p>0.040115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0.0401153">
                <text:p>0.04011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531">
                <text:p>0.0401153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04011532">
                <text:p>0.040115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0.04011533">
                <text:p>0.0401153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0.04011534">
                <text:p>0.0401153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0.04011535">
                <text:p>0.0401153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04011536">
                <text:p>0.0401153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537">
                <text:p>0.0401153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538">
                <text:p>0.0401153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0.04011539">
                <text:p>0.040115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0.0401154">
                <text:p>0.040115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0.04011541">
                <text:p>0.0401154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0.04011542">
                <text:p>0.0401154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1543">
                <text:p>0.0401154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0.04011544">
                <text:p>0.0401154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0.04011545">
                <text:p>0.0401154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546">
                <text:p>0.0401154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0.04011547">
                <text:p>0.0401154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0.04011548">
                <text:p>0.0401154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549">
                <text:p>0.0401154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0.0401155">
                <text:p>0.040115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0.04011551">
                <text:p>0.04011551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0.04011552">
                <text:p>0.04011552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553">
                <text:p>0.0401155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554">
                <text:p>0.04011554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555">
                <text:p>0.04011555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556">
                <text:p>0.0401155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04011557">
                <text:p>0.04011557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558">
                <text:p>0.04011558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04011559">
                <text:p>0.04011559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0.0401156">
                <text:p>0.0401156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0.04011561">
                <text:p>0.0401156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0.04011562">
                <text:p>0.04011562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563">
                <text:p>0.04011563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0.04011564">
                <text:p>0.04011564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565">
                <text:p>0.04011565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566">
                <text:p>0.04011566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0.04011567">
                <text:p>0.04011567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1568">
                <text:p>0.04011568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0.04011569">
                <text:p>0.04011569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0.0401157">
                <text:p>0.0401157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571">
                <text:p>0.04011571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572">
                <text:p>0.0401157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573">
                <text:p>0.04011573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1574">
                <text:p>0.04011574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0.04011575">
                <text:p>0.04011575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576">
                <text:p>0.04011576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0.04011577">
                <text:p>0.04011577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1578">
                <text:p>0.04011578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579">
                <text:p>0.0401157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0.0401158">
                <text:p>0.0401158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0.04011581">
                <text:p>0.04011581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582">
                <text:p>0.04011582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0.04011583">
                <text:p>0.04011583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584">
                <text:p>0.0401158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585">
                <text:p>0.0401158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1586">
                <text:p>0.04011586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0.04011587">
                <text:p>0.04011587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11588">
                <text:p>0.04011588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float" office:value="0.04011589">
                <text:p>0.04011589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59">
                <text:p>0.0401159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591">
                <text:p>0.04011591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592">
                <text:p>0.04011592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593">
                <text:p>0.04011593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594">
                <text:p>0.04011594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0.04011595">
                <text:p>0.04011595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596">
                <text:p>0.040115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0.04011597">
                <text:p>0.04011597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598">
                <text:p>0.04011598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0.04011599">
                <text:p>0.0401159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0.040116">
                <text:p>0.040116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601">
                <text:p>0.04011601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0.04011602">
                <text:p>0.04011602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0.04011603">
                <text:p>0.04011603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float" office:value="0.04011604">
                <text:p>0.0401160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0.04011605">
                <text:p>0.0401160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0.04011606">
                <text:p>0.0401160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607">
                <text:p>0.0401160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0.04011608">
                <text:p>0.04011608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0.04011609">
                <text:p>0.04011609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0.0401161">
                <text:p>0.0401161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611">
                <text:p>0.04011611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0.04011612">
                <text:p>0.0401161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0.04011613">
                <text:p>0.0401161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614">
                <text:p>0.0401161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float" office:value="0.04011615">
                <text:p>0.04011615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0.04011616">
                <text:p>0.0401161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617">
                <text:p>0.04011617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0.04011618">
                <text:p>0.0401161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0.04011619">
                <text:p>0.04011619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0.0401162">
                <text:p>0.0401162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0.04011621">
                <text:p>0.04011621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0.04011622">
                <text:p>0.0401162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623">
                <text:p>0.0401162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624">
                <text:p>0.040116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625">
                <text:p>0.04011625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0.04011626">
                <text:p>0.04011626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0.04011627">
                <text:p>0.04011627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04011628">
                <text:p>0.04011628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0.04011629">
                <text:p>0.04011629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0.0401163">
                <text:p>0.0401163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0.04011631">
                <text:p>0.04011631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0.04011632">
                <text:p>0.04011632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0.04011633">
                <text:p>0.0401163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634">
                <text:p>0.0401163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0.04011635">
                <text:p>0.0401163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0.04011636">
                <text:p>0.0401163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0.04011637">
                <text:p>0.0401163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638">
                <text:p>0.0401163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639">
                <text:p>0.0401163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1164">
                <text:p>0.040116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0.04011641">
                <text:p>0.0401164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642">
                <text:p>0.0401164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04011643">
                <text:p>0.040116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04011644">
                <text:p>0.0401164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645">
                <text:p>0.0401164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4011646">
                <text:p>0.040116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0.04011647">
                <text:p>0.040116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04011648">
                <text:p>0.040116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4011649">
                <text:p>0.040116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0401165">
                <text:p>0.04011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04011651">
                <text:p>0.040116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4011652">
                <text:p>0.040116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4011653">
                <text:p>0.040116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654">
                <text:p>0.040116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655">
                <text:p>0.0401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656">
                <text:p>0.0401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657">
                <text:p>0.0401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658">
                <text:p>0.0401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659">
                <text:p>0.04011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66">
                <text:p>0.0401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661">
                <text:p>0.040116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662">
                <text:p>0.0401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663">
                <text:p>0.040116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04011664">
                <text:p>0.040116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665">
                <text:p>0.040116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4011666">
                <text:p>0.040116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04011667">
                <text:p>0.040116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0.04011668">
                <text:p>0.040116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669">
                <text:p>0.0401166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0401167">
                <text:p>0.040116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0.04011671">
                <text:p>0.0401167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0.04011672">
                <text:p>0.0401167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0.04011673">
                <text:p>0.0401167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04011674">
                <text:p>0.0401167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675">
                <text:p>0.0401167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676">
                <text:p>0.0401167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0.04011677">
                <text:p>0.0401167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0.04011678">
                <text:p>0.0401167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0.04011679">
                <text:p>0.0401167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0.0401168">
                <text:p>0.040116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1681">
                <text:p>0.0401168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0.04011682">
                <text:p>0.0401168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0.04011683">
                <text:p>0.0401168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684">
                <text:p>0.0401168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0.04011685">
                <text:p>0.04011685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0.04011686">
                <text:p>0.0401168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687">
                <text:p>0.0401168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0.04011688">
                <text:p>0.0401168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0.04011689">
                <text:p>0.0401168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0.0401169">
                <text:p>0.0401169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691">
                <text:p>0.04011691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692">
                <text:p>0.04011692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693">
                <text:p>0.0401169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694">
                <text:p>0.0401169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04011695">
                <text:p>0.0401169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696">
                <text:p>0.04011696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04011697">
                <text:p>0.04011697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0.04011698">
                <text:p>0.04011698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0.04011699">
                <text:p>0.04011699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0.040117">
                <text:p>0.040117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701">
                <text:p>0.04011701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0.04011702">
                <text:p>0.04011702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703">
                <text:p>0.0401170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704">
                <text:p>0.04011704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0.04011705">
                <text:p>0.04011705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1706">
                <text:p>0.04011706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0.04011707">
                <text:p>0.04011707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0.04011708">
                <text:p>0.04011708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709">
                <text:p>0.04011709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71">
                <text:p>0.0401171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711">
                <text:p>0.04011711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1712">
                <text:p>0.04011712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0.04011713">
                <text:p>0.04011713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714">
                <text:p>0.04011714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0.04011715">
                <text:p>0.0401171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1716">
                <text:p>0.04011716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717">
                <text:p>0.0401171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0.04011718">
                <text:p>0.04011718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0.04011719">
                <text:p>0.04011719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72">
                <text:p>0.0401172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0.04011721">
                <text:p>0.0401172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722">
                <text:p>0.04011722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723">
                <text:p>0.0401172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1724">
                <text:p>0.04011724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0.04011725">
                <text:p>0.04011725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11726">
                <text:p>0.04011726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float" office:value="0.04011727">
                <text:p>0.04011727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728">
                <text:p>0.0401172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729">
                <text:p>0.04011729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73">
                <text:p>0.0401173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731">
                <text:p>0.04011731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732">
                <text:p>0.04011732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0.04011733">
                <text:p>0.0401173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734">
                <text:p>0.0401173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0.04011735">
                <text:p>0.0401173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736">
                <text:p>0.04011736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0.04011737">
                <text:p>0.04011737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0.04011738">
                <text:p>0.04011738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739">
                <text:p>0.04011739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0.0401174">
                <text:p>0.0401174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0.04011741">
                <text:p>0.04011741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float" office:value="0.04011742">
                <text:p>0.04011742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0.04011743">
                <text:p>0.04011743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0.04011744">
                <text:p>0.04011744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745">
                <text:p>0.04011745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0.04011746">
                <text:p>0.04011746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0.04011747">
                <text:p>0.0401174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0.04011748">
                <text:p>0.04011748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749">
                <text:p>0.04011749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0.0401175">
                <text:p>0.0401175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0.04011751">
                <text:p>0.0401175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752">
                <text:p>0.04011752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float" office:value="0.04011753">
                <text:p>0.04011753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0.04011754">
                <text:p>0.04011754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755">
                <text:p>0.04011755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0.04011756">
                <text:p>0.04011756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0.04011757">
                <text:p>0.04011757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0.04011758">
                <text:p>0.04011758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0.04011759">
                <text:p>0.0401175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0.0401176">
                <text:p>0.040117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761">
                <text:p>0.0401176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762">
                <text:p>0.040117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763">
                <text:p>0.0401176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0.04011764">
                <text:p>0.04011764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0.04011765">
                <text:p>0.0401176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04011766">
                <text:p>0.0401176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0.04011767">
                <text:p>0.0401176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0.04011768">
                <text:p>0.0401176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0.04011769">
                <text:p>0.0401176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0.0401177">
                <text:p>0.0401177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0.04011771">
                <text:p>0.0401177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772">
                <text:p>0.0401177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0.04011773">
                <text:p>0.0401177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0.04011774">
                <text:p>0.0401177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0.04011775">
                <text:p>0.0401177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776">
                <text:p>0.04011776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777">
                <text:p>0.0401177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11778">
                <text:p>0.0401177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0.04011779">
                <text:p>0.0401177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78">
                <text:p>0.040117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04011781">
                <text:p>0.0401178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04011782">
                <text:p>0.0401178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783">
                <text:p>0.0401178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4011784">
                <text:p>0.040117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0.04011785">
                <text:p>0.0401178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04011786">
                <text:p>0.040117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4011787">
                <text:p>0.040117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04011788">
                <text:p>0.040117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04011789">
                <text:p>0.040117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401179">
                <text:p>0.04011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4011791">
                <text:p>0.040117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792">
                <text:p>0.040117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793">
                <text:p>0.040117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794">
                <text:p>0.040117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795">
                <text:p>0.0401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796">
                <text:p>0.0401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797">
                <text:p>0.04011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798">
                <text:p>0.04011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799">
                <text:p>0.04011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8">
                <text:p>0.040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801">
                <text:p>0.040118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04011802">
                <text:p>0.040118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803">
                <text:p>0.040118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4011804">
                <text:p>0.040118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04011805">
                <text:p>0.040118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0.04011806">
                <text:p>0.0401180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807">
                <text:p>0.0401180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04011808">
                <text:p>0.0401180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0.04011809">
                <text:p>0.0401180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0.0401181">
                <text:p>0.040118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0.04011811">
                <text:p>0.0401181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04011812">
                <text:p>0.0401181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813">
                <text:p>0.040118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814">
                <text:p>0.0401181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0.04011815">
                <text:p>0.040118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0.04011816">
                <text:p>0.0401181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0.04011817">
                <text:p>0.0401181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0.04011818">
                <text:p>0.0401181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1819">
                <text:p>0.0401181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0.0401182">
                <text:p>0.040118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0.04011821">
                <text:p>0.0401182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822">
                <text:p>0.0401182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0.04011823">
                <text:p>0.0401182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0.04011824">
                <text:p>0.0401182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825">
                <text:p>0.0401182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0.04011826">
                <text:p>0.04011826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0.04011827">
                <text:p>0.0401182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0.04011828">
                <text:p>0.04011828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829">
                <text:p>0.04011829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83">
                <text:p>0.040118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831">
                <text:p>0.04011831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832">
                <text:p>0.0401183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04011833">
                <text:p>0.04011833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834">
                <text:p>0.04011834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04011835">
                <text:p>0.04011835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0.04011836">
                <text:p>0.04011836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0.04011837">
                <text:p>0.0401183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0.04011838">
                <text:p>0.04011838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839">
                <text:p>0.0401183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0.0401184">
                <text:p>0.0401184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841">
                <text:p>0.04011841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842">
                <text:p>0.04011842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0.04011843">
                <text:p>0.0401184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1844">
                <text:p>0.04011844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0.04011845">
                <text:p>0.04011845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0.04011846">
                <text:p>0.04011846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847">
                <text:p>0.0401184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848">
                <text:p>0.04011848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849">
                <text:p>0.0401184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185">
                <text:p>0.0401185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0.04011851">
                <text:p>0.04011851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852">
                <text:p>0.0401185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0.04011853">
                <text:p>0.04011853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1854">
                <text:p>0.04011854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855">
                <text:p>0.0401185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0.04011856">
                <text:p>0.04011856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0.04011857">
                <text:p>0.04011857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858">
                <text:p>0.04011858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0.04011859">
                <text:p>0.04011859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86">
                <text:p>0.040118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861">
                <text:p>0.0401186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1862">
                <text:p>0.04011862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0.04011863">
                <text:p>0.04011863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float" office:value="0.04011864">
                <text:p>0.04011864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float" office:value="0.04011865">
                <text:p>0.04011865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0.04011866">
                <text:p>0.0401186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867">
                <text:p>0.04011867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868">
                <text:p>0.04011868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0.04011869">
                <text:p>0.04011869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0.0401187">
                <text:p>0.0401187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0.04011871">
                <text:p>0.04011871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0.04011872">
                <text:p>0.04011872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0.04011873">
                <text:p>0.04011873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0.04011874">
                <text:p>0.04011874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0.04011875">
                <text:p>0.04011875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0.04011876">
                <text:p>0.04011876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0.04011877">
                <text:p>0.0401187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0.04011878">
                <text:p>0.0401187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0.04011879">
                <text:p>0.04011879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float" office:value="0.0401188">
                <text:p>0.040118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0.04011881">
                <text:p>0.04011881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0.04011882">
                <text:p>0.04011882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0.04011883">
                <text:p>0.04011883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0.04011884">
                <text:p>0.04011884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0.04011885">
                <text:p>0.04011885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0.04011886">
                <text:p>0.0401188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0.04011887">
                <text:p>0.04011887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float" office:value="0.04011888">
                <text:p>0.04011888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float" office:value="0.04011889">
                <text:p>0.04011889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0.0401189">
                <text:p>0.0401189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float" office:value="0.04011891">
                <text:p>0.04011891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0.04011892">
                <text:p>0.04011892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float" office:value="0.04011893">
                <text:p>0.04011893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0.04011894">
                <text:p>0.0401189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0.04011895">
                <text:p>0.04011895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0.04011896">
                <text:p>0.04011896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0.04011897">
                <text:p>0.0401189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float" office:value="0.04011898">
                <text:p>0.0401189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899">
                <text:p>0.0401189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0.040119">
                <text:p>0.0401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04011901">
                <text:p>0.04011901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float" office:value="0.04011902">
                <text:p>0.0401190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0.04011903">
                <text:p>0.04011903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04011904">
                <text:p>0.0401190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0.04011905">
                <text:p>0.04011905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0.04011906">
                <text:p>0.0401190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0.04011907">
                <text:p>0.04011907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0.04011908">
                <text:p>0.0401190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0.04011909">
                <text:p>0.0401190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0.0401191">
                <text:p>0.040119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0.04011911">
                <text:p>0.0401191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0.04011912">
                <text:p>0.0401191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0.04011913">
                <text:p>0.0401191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0.04011914">
                <text:p>0.0401191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0.04011915">
                <text:p>0.0401191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0.04011916">
                <text:p>0.0401191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0.04011917">
                <text:p>0.0401191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918">
                <text:p>0.0401191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0.04011919">
                <text:p>0.0401191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.0401192">
                <text:p>0.040119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0.04011921">
                <text:p>0.0401192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0.04011922">
                <text:p>0.0401192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0.04011923">
                <text:p>0.040119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04011924">
                <text:p>0.040119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4011925">
                <text:p>0.040119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04011926">
                <text:p>0.040119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04011927">
                <text:p>0.040119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4011928">
                <text:p>0.040119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4011929">
                <text:p>0.040119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93">
                <text:p>0.04011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04011931">
                <text:p>0.040119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4011932">
                <text:p>0.04011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933">
                <text:p>0.04011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011934">
                <text:p>0.0401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011935">
                <text:p>0.04011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4011936">
                <text:p>0.040119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4011937">
                <text:p>0.040119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04011938">
                <text:p>0.04011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4011939">
                <text:p>0.040119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0401194">
                <text:p>0.04011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011941">
                <text:p>0.040119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4011942">
                <text:p>0.040119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0.04011943">
                <text:p>0.040119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0.04011944">
                <text:p>0.040119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0.04011945">
                <text:p>0.040119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04011946">
                <text:p>0.0401194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0.04011947">
                <text:p>0.0401194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0.04011948">
                <text:p>0.0401194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0.04011949">
                <text:p>0.0401194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0.0401195">
                <text:p>0.04011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0.04011951">
                <text:p>0.0401195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0.04011952">
                <text:p>0.0401195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0.04011953">
                <text:p>0.0401195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0.04011954">
                <text:p>0.0401195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0.04011955">
                <text:p>0.0401195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0.04011956">
                <text:p>0.0401195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0.04011957">
                <text:p>0.0401195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0.04011958">
                <text:p>0.04011958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0.04011959">
                <text:p>0.0401195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0401196">
                <text:p>0.040119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0.04011961">
                <text:p>0.04011961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0.04011962">
                <text:p>0.0401196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0.04011963">
                <text:p>0.0401196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0.04011964">
                <text:p>0.04011964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0.04011965">
                <text:p>0.0401196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0.04011966">
                <text:p>0.04011966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float" office:value="0.04011967">
                <text:p>0.04011967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968">
                <text:p>0.04011968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0.04011969">
                <text:p>0.04011969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0.0401197">
                <text:p>0.0401197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0.04011971">
                <text:p>0.04011971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0.04011972">
                <text:p>0.04011972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0.04011973">
                <text:p>0.04011973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0.04011974">
                <text:p>0.04011974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0.04011975">
                <text:p>0.04011975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0.04011976">
                <text:p>0.04011976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0.04011977">
                <text:p>0.0401197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0.04011978">
                <text:p>0.0401197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float" office:value="0.04011979">
                <text:p>0.04011979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0401198">
                <text:p>0.0401198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0.04011981">
                <text:p>0.04011981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0.04011982">
                <text:p>0.0401198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0.04011983">
                <text:p>0.04011983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0.04011984">
                <text:p>0.0401198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0.04011985">
                <text:p>0.04011985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0.04011986">
                <text:p>0.04011986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float" office:value="0.04011987">
                <text:p>0.04011987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0.04011988">
                <text:p>0.04011988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0.04011989">
                <text:p>0.04011989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0.0401199">
                <text:p>0.0401199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0.04011991">
                <text:p>0.04011991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0.04011992">
                <text:p>0.04011992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0.04011993">
                <text:p>0.04011993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0.04011994">
                <text:p>0.04011994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0.04011995">
                <text:p>0.04011995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0.04011996">
                <text:p>0.0401199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0.04011997">
                <text:p>0.04011997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0.04011998">
                <text:p>0.0401199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0.04011999">
                <text:p>0.0401199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0.04012">
                <text:p>0.04012</text:p>
              </table:table-cell>
              <table:table-cell office:value-type="float" office:value="4051">
                <text:p>4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